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99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985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c0c0c0" fo:background-color="#ffffcc" style:diagonal-bl-tr="none" style:diagonal-tl-br="none" style:text-align-source="value-type" style:repeat-content="false" fo:border-left="0.74pt solid #c0c0c0" fo:border-right="0.06pt solid #ffffcc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00a1e3" style:diagonal-bl-tr="none" style:diagonal-tl-br="none" style:text-align-source="fix" style:repeat-content="false" fo:border="0.74pt solid #c0c0c0" style:vertical-align="middle" loext:vertical-justify="auto"/>
      <style:paragraph-properties fo:text-align="end" css3t:text-justify="auto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74pt solid #c0c0c0" fo:background-color="#ffffcc" style:diagonal-bl-tr="none" style:diagonal-tl-br="none" style:text-align-source="fix" style:repeat-content="false" fo:border-left="0.74pt solid #c0c0c0" fo:border-right="0.06pt solid #ffffcc" fo:border-top="0.74pt solid #c0c0c0" style:vertical-align="bottom" loext:vertical-justify="auto"/>
      <style:paragraph-properties fo:text-align="center" css3t:text-justify="auto"/>
      <style:text-properties fo:color="#ff0000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2973b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00a1e3" style:diagonal-bl-tr="none" style:diagonal-tl-br="none" style:text-align-source="fix" style:repeat-content="false" fo:border="0.74pt solid #c0c0c0" style:vertical-align="top" loext:vertical-justify="auto"/>
      <style:paragraph-properties fo:text-align="center"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0.74pt solid #c0c0c0" fo:background-color="#f0f8ff" style:diagonal-bl-tr="none" style:diagonal-tl-br="none" style:text-align-source="value-type" style:repeat-content="false" fo:border-left="0.06pt solid #ffffcc" fo:border-right="0.74pt solid #c0c0c0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ECD.Stat export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7"/>
        <table:table-row table:style-name="ro1" table:visibility="collapse">
          <table:table-cell table:style-name="ce1" table:formula="of:=dotstatquery([.B1])" office:value-type="string" office:string-value="" calcext:value-type="error">
            <text:p>#NOME?</text:p>
          </table:table-cell>
          <table:table-cell table:style-name="ce1" office:value-type="string" calcext:value-type="string">
            <text:p>&lt;?xml version="1.0" encoding="utf-16"?&gt;&lt;WebTableParameter xmlns:xsd="http://www.w3.org/2001/XMLSchema" xmlns:xsi="http://www.w3.org/2001/XMLSchema-instance" xmlns="http://stats.oecd.org/OECDStatWS/2004/03/01/"&gt;&lt;DataTable Code="PLASTIC_USE_6" HasMetadata="true"&gt;&lt;Name LocaleIsoCode="en"&gt;Plastic use in 2019&lt;/Name&gt;&lt;Name LocaleIsoCode="fr"&gt;Utilisation de plastiques en 2019&lt;/Name&gt;&lt;Dimension Code="LOCATION" HasMetadata="false" CommonCode="LOCATION" Display="labels"&gt;&lt;Name LocaleIsoCode="en"&gt;Location&lt;/Name&gt;&lt;Name LocaleIsoCode="fr"&gt;Région&lt;/Name&gt;&lt;Member Code="OECD1" HasMetadata="false" HasOnlyUnitMetadata="false" HasChild="1"&gt;&lt;Name LocaleIsoCode="en"&gt;OECD&lt;/Name&gt;&lt;Name LocaleIsoCode="fr"&gt;OECD&lt;/Name&gt;&lt;ChildMember Code="OECD_AMERICA" HasMetadata="false" HasOnlyUnitMetadata="false" HasChild="1"&gt;&lt;Name LocaleIsoCode="en"&gt;OECD America&lt;/Name&gt;&lt;Name LocaleIsoCode="fr"&gt;OCDE Amérique&lt;/Name&gt;&lt;ChildMember Code="USA1" HasMetadata="false" HasOnlyUnitMetadata="false" HasChild="0"&gt;&lt;Name LocaleIsoCode="en"&gt;United States&lt;/Name&gt;&lt;Name LocaleIsoCode="fr"&gt;États-Unis&lt;/Name&gt;&lt;/ChildMember&gt;&lt;ChildMember Code="CAN1" HasMetadata="false" HasOnlyUnitMetadata="false" HasChild="0"&gt;&lt;Name LocaleIsoCode="en"&gt;Canada&lt;/Name&gt;&lt;Name LocaleIsoCode="fr"&gt;Canada&lt;/Name&gt;&lt;/ChildMember&gt;&lt;ChildMember Code="OAM" HasMetadata="false" HasOnlyUnitMetadata="false" HasChild="0"&gt;&lt;Name LocaleIsoCode="en"&gt;Other OECD America&lt;/Name&gt;&lt;Name LocaleIsoCode="fr"&gt;Autres OCDE Amérique&lt;/Name&gt;&lt;/ChildMember&gt;&lt;/ChildMember&gt;&lt;ChildMember Code="OECD_EUROPE" HasMetadata="false" HasOnlyUnitMetadata="false" HasChild="1"&gt;&lt;Name LocaleIsoCode="en"&gt;OECD Europe&lt;/Name&gt;&lt;Name LocaleIsoCode="fr"&gt;OCDE Europe&lt;/Name&gt;&lt;ChildMember Code="O22" HasMetadata="false" HasOnlyUnitMetadata="false" HasChild="0"&gt;&lt;Name LocaleIsoCode="en"&gt;OECD EU &lt;/Name&gt;&lt;Name LocaleIsoCode="fr"&gt;OCDE UE&lt;/Name&gt;&lt;/ChildMember&gt;&lt;ChildMember Code="OE6" HasMetadata="false" HasOnlyUnitMetadata="false" HasChild="0"&gt;&lt;Name LocaleIsoCode="en"&gt;OECD Non-EU&lt;/Name&gt;&lt;Name LocaleIsoCode="fr"&gt;OCDE hors UE&lt;/Name&gt;&lt;/ChildMember&gt;&lt;/ChildMember&gt;&lt;ChildMember Code="OECD_PACIFIC" HasMetadata="false" HasOnlyUnitMetadata="false" HasChild="1"&gt;&lt;Name LocaleIsoCode="en"&gt;OECD Pacific&lt;/Name&gt;&lt;Name LocaleIsoCode="fr"&gt;OCDE Pacifique&lt;/Name&gt;&lt;ChildMember Code="OPA" HasMetadata="false" HasOnlyUnitMetadata="false" HasChild="0"&gt;&lt;Name LocaleIsoCode="en"&gt;OECD Asia&lt;/Name&gt;&lt;Name LocaleIsoCode="fr"&gt;OCDE Asie&lt;/Name&gt;&lt;/ChildMember&gt;&lt;ChildMember Code="OCE" HasMetadata="false" HasOnlyUnitMetadata="false" HasChild="0"&gt;&lt;Name LocaleIsoCode="en"&gt;OECD Oceania&lt;/Name&gt;&lt;Name LocaleIsoCode="fr"&gt;OCDE Océanie&lt;/Name&gt;&lt;/ChildMember&gt;&lt;/ChildMember&gt;&lt;/Member&gt;&lt;Member Code="NONOECD" HasMetadata="false" HasOnlyUnitMetadata="false" HasChild="1"&gt;&lt;Name LocaleIsoCode="en"&gt;Non-OECD&lt;/Name&gt;&lt;Name LocaleIsoCode="fr"&gt;Non-OCDE&lt;/Name&gt;&lt;ChildMember Code="OTHER_AMERICA" HasMetadata="false" HasOnlyUnitMetadata="false" HasChild="1"&gt;&lt;Name LocaleIsoCode="en"&gt;Other America&lt;/Name&gt;&lt;Name LocaleIsoCode="fr"&gt;Autres Amérique&lt;/Name&gt;&lt;ChildMember Code="LAM" HasMetadata="false" HasOnlyUnitMetadata="false" HasChild="0"&gt;&lt;Name LocaleIsoCode="en"&gt;Latin America&lt;/Name&gt;&lt;Name LocaleIsoCode="fr"&gt;Amérique latine&lt;/Name&gt;&lt;/ChildMember&gt;&lt;/ChildMember&gt;&lt;ChildMember Code="EURASIA" HasMetadata="false" HasOnlyUnitMetadata="false" HasChild="1"&gt;&lt;Name LocaleIsoCode="en"&gt;Eurasia&lt;/Name&gt;&lt;Name LocaleIsoCode="fr"&gt;Eurasie&lt;/Name&gt;&lt;ChildMember Code="EU5" HasMetadata="false" HasOnlyUnitMetadata="false" HasChild="0"&gt;&lt;Name LocaleIsoCode="en"&gt;Other EU&lt;/Name&gt;&lt;Name LocaleIsoCode="fr"&gt;Autres UE&lt;/Name&gt;&lt;/ChildMember&gt;&lt;ChildMember Code="RAN" HasMetadata="false" HasOnlyUnitMetadata="false" HasChild="0"&gt;&lt;Name LocaleIsoCode="en"&gt;Other Eurasia&lt;/Name&gt;&lt;Name LocaleIsoCode="fr"&gt;Autres Eurasie&lt;/Name&gt;&lt;/ChildMember&gt;&lt;/ChildMember&gt;&lt;ChildMember Code="MIDDLE_EAST___AFRICA" HasMetadata="false" HasOnlyUnitMetadata="false" HasChild="1"&gt;&lt;Name LocaleIsoCode="en"&gt;Middle East &amp;amp; Africa&lt;/Name&gt;&lt;Name LocaleIsoCode="fr"&gt;Moyent-Orient et Afrique&lt;/Name&gt;&lt;ChildMember Code="MEN" HasMetadata="false" HasOnlyUnitMetadata="false" HasChild="0"&gt;&lt;Name LocaleIsoCode="en"&gt;Middle East &amp;amp; North Africa&lt;/Name&gt;&lt;Name LocaleIsoCode="fr"&gt;Moyent-Orient et Afrique du Nord&lt;/Name&gt;&lt;/ChildMember&gt;&lt;ChildMember Code="OAF" HasMetadata="false" HasOnlyUnitMetadata="false" HasChild="0"&gt;&lt;Name LocaleIsoCode="en"&gt;Other Africa&lt;/Name&gt;&lt;Name LocaleIsoCode="fr"&gt;Autres Afrique&lt;/Name&gt;&lt;/ChildMember&gt;&lt;/ChildMember&gt;&lt;ChildMember Code="OTHER_ASIA" HasMetadata="false" HasOnlyUnitMetadata="false" HasChild="1"&gt;&lt;Name LocaleIsoCode="en"&gt;Other Asia&lt;/Name&gt;&lt;Name LocaleIsoCode="fr"&gt;Autres Asie&lt;/Name&gt;&lt;ChildMember Code="ODA" HasMetadata="false" HasOnlyUnitMetadata="false" HasChild="0"&gt;&lt;Name LocaleIsoCode="en"&gt;Other non-OECD Asia&lt;/Name&gt;&lt;Name LocaleIsoCode="fr"&gt;Autres Asie hors OCDE&lt;/Name&gt;&lt;/ChildMember&gt;&lt;ChildMember Code="CHN1" HasMetadata="false" HasOnlyUnitMetadata="false" HasChild="0"&gt;&lt;Name LocaleIsoCode="en"&gt;China&lt;/Name&gt;&lt;Name LocaleIsoCode="fr"&gt;Chine&lt;/Name&gt;&lt;/ChildMember&gt;&lt;ChildMember Code="IND1" HasMetadata="false" HasOnlyUnitMetadata="false" HasChild="0"&gt;&lt;Name LocaleIsoCode="en"&gt;India&lt;/Name&gt;&lt;Name LocaleIsoCode="fr"&gt;Inde&lt;/Name&gt;&lt;/ChildMember&gt;&lt;/ChildMember&gt;&lt;/Member&gt;&lt;/Dimension&gt;&lt;Dimension Code="PLASTICS_APPLICATIONS" HasMetadata="false" Display="labels"&gt;&lt;Name LocaleIsoCode="en"&gt;Plastics applications&lt;/Name&gt;&lt;Name LocaleIsoCode="fr"&gt;Plastiques applications&lt;/Name&gt;&lt;Member Code="OTHER" HasMetadata="false" HasOnlyUnitMetadata="false" HasChild="0"&gt;&lt;Name LocaleIsoCode="en"&gt;Other&lt;/Name&gt;&lt;Name LocaleIsoCode="fr"&gt;Autres&lt;/Name&gt;&lt;/Member&gt;&lt;Member Code="PACKAGING" HasMetadata="false" HasOnlyUnitMetadata="false" HasChild="0"&gt;&lt;Name LocaleIsoCode="en"&gt;Packaging&lt;/Name&gt;&lt;Name LocaleIsoCode="fr"&gt;Emballages&lt;/Name&gt;&lt;/Member&gt;&lt;Member Code="CONSUMER___INSTITUTIONAL_PRODUCTS" HasMetadata="false" HasOnlyUnitMetadata="false" HasChild="0"&gt;&lt;Name LocaleIsoCode="en"&gt;Consumer &amp;amp; institutional Products&lt;/Name&gt;&lt;Name LocaleIsoCode="fr"&gt;Produits institutionnels &amp;amp; de consommation&lt;/Name&gt;&lt;/Member&gt;&lt;Member Code="BUILDING_AND_CONSTRUCTION" HasMetadata="false" HasOnlyUnitMetadata="false" HasChild="0"&gt;&lt;Name LocaleIsoCode="en"&gt;Building &amp;amp; construction&lt;/Name&gt;&lt;Name LocaleIsoCode="fr"&gt;Bâtiment &amp;amp; construction&lt;/Name&gt;&lt;/Member&gt;&lt;Member Code="ELECTRICAL_ELECTRONIC" HasMetadata="false" HasOnlyUnitMetadata="false" HasChild="0"&gt;&lt;Name LocaleIsoCode="en"&gt;Electrical/electronics&lt;/Name&gt;&lt;Name LocaleIsoCode="fr"&gt;Électrique/électronique&lt;/Name&gt;&lt;/Member&gt;&lt;Member Code="TRANSPORTATION_-_OTHER" HasMetadata="false" HasOnlyUnitMetadata="false" HasChild="0"&gt;&lt;Name LocaleIsoCode="en"&gt;Transportation - other&lt;/Name&gt;&lt;Name LocaleIsoCode="fr"&gt;Transport - autres&lt;/Name&gt;&lt;/Member&gt;&lt;Member Code="MARINE_COATINGS" HasMetadata="false" HasOnlyUnitMetadata="false" HasChild="0"&gt;&lt;Name LocaleIsoCode="en"&gt;Marine coatings&lt;/Name&gt;&lt;Name LocaleIsoCode="fr"&gt;Revêtements marins&lt;/Name&gt;&lt;/Member&gt;&lt;Member Code="INDUSTRIAL_MACHINERY" HasMetadata="false" HasOnlyUnitMetadata="false" HasChild="0"&gt;&lt;Name LocaleIsoCode="en"&gt;Industrial/machinery&lt;/Name&gt;&lt;Name LocaleIsoCode="fr"&gt;Industriel/machines&lt;/Name&gt;&lt;/Member&gt;&lt;Member Code="PERSONAL_CARE_PRODUCTS" HasMetadata="false" HasOnlyUnitMetadata="false" HasChild="0"&gt;&lt;Name LocaleIsoCode="en"&gt;Personal care products&lt;/Name&gt;&lt;Name LocaleIsoCode="fr"&gt;Produits de soins personnels&lt;/Name&gt;&lt;/Member&gt;&lt;Member Code="TEXTILE_SECTOR_-_CLOTHING" HasMetadata="false" HasOnlyUnitMetadata="false" HasChild="0"&gt;&lt;Name LocaleIsoCode="en"&gt;Textile sector - clothing&lt;/Name&gt;&lt;Name LocaleIsoCode="fr"&gt;Textiles - habillement&lt;/Name&gt;&lt;/Member&gt;&lt;Member Code="TEXTILE_SECTOR_-_OTHERS" HasMetadata="false" HasOnlyUnitMetadata="false" HasChild="0"&gt;&lt;Name LocaleIsoCode="en"&gt;Textile sector - others&lt;/Name&gt;&lt;Name LocaleIsoCode="fr"&gt;Textiles - autres&lt;/Name&gt;&lt;/Member&gt;&lt;Member Code="ROAD_MARKING" HasMetadata="false" HasOnlyUnitMetadata="false" HasChild="0"&gt;&lt;Name LocaleIsoCode="en"&gt;Road marking&lt;/Name&gt;&lt;Name LocaleIsoCode="fr"&gt;Marquage routier&lt;/Name&gt;&lt;/Member&gt;&lt;Member Code="TRANSPORTATION_-_TYRES" HasMetadata="false" HasOnlyUnitMetadata="false" HasChild="0"&gt;&lt;Name LocaleIsoCode="en"&gt;Transportation - tyres&lt;/Name&gt;&lt;Name LocaleIsoCode="fr"&gt;Transport - pneus&lt;/Name&gt;&lt;/Member&gt;&lt;Member Code="TOTAL" HasMetadata="false" HasOnlyUnitMetadata="false" HasChild="0"&gt;&lt;Name LocaleIsoCode="en"&gt;Total&lt;/Name&gt;&lt;Name LocaleIsoCode="fr"&gt;Total&lt;/Name&gt;&lt;/Member&gt;&lt;/Dimension&gt;&lt;Dimension Code="PLASTICS_POLYMER" HasMetadata="false" Display="labels"&gt;&lt;Name LocaleIsoCode="en"&gt;Plastics polymer&lt;/Name&gt;&lt;Name LocaleIsoCode="fr"&gt;Plastiques polymères&lt;/Name&gt;&lt;Member Code="OTHER" HasMetadata="false" HasOnlyUnitMetadata="false" HasChild="0"&gt;&lt;Name LocaleIsoCode="en"&gt;Other&lt;/Name&gt;&lt;Name LocaleIsoCode="fr"&gt;Autres&lt;/Name&gt;&lt;/Member&gt;&lt;Member Code="MARINE_COATINGS" HasMetadata="false" HasOnlyUnitMetadata="false" HasChild="0"&gt;&lt;Name LocaleIsoCode="en"&gt;Marine coatings&lt;/Name&gt;&lt;Name LocaleIsoCode="fr"&gt;Revêtements marins&lt;/Name&gt;&lt;/Member&gt;&lt;Member Code="LDPE_LLDPE" HasMetadata="false" HasOnlyUnitMetadata="false" HasChild="0"&gt;&lt;Name LocaleIsoCode="en"&gt;LDPE, LLDPE&lt;/Name&gt;&lt;Name LocaleIsoCode="fr"&gt;PEBD, PEBDL&lt;/Name&gt;&lt;/Member&gt;&lt;Member Code="HDPE" HasMetadata="false" HasOnlyUnitMetadata="false" HasChild="0"&gt;&lt;Name LocaleIsoCode="en"&gt;HDPE&lt;/Name&gt;&lt;Name LocaleIsoCode="fr"&gt;PEHD&lt;/Name&gt;&lt;/Member&gt;&lt;Member Code="PP" HasMetadata="false" HasOnlyUnitMetadata="false" HasChild="0"&gt;&lt;Name LocaleIsoCode="en"&gt;PP&lt;/Name&gt;&lt;Name LocaleIsoCode="fr"&gt;PP&lt;/Name&gt;&lt;/Member&gt;&lt;Member Code="PS" HasMetadata="false" HasOnlyUnitMetadata="false" HasChild="0"&gt;&lt;Name LocaleIsoCode="en"&gt;PS&lt;/Name&gt;&lt;Name LocaleIsoCode="fr"&gt;PS&lt;/Name&gt;&lt;/Member&gt;&lt;Member Code="PVC" HasMetadata="false" HasOnlyUnitMetadata="false" HasChild="0"&gt;&lt;Name LocaleIsoCode="en"&gt;PVC&lt;/Name&gt;&lt;Name LocaleIsoCode="fr"&gt;PVC&lt;/Name&gt;&lt;/Member&gt;&lt;Member Code="PET" HasMetadata="false" HasOnlyUnitMetadata="false" HasChild="0"&gt;&lt;Name LocaleIsoCode="en"&gt;PET&lt;/Name&gt;&lt;Name LocaleIsoCode="fr"&gt;PET&lt;/Name&gt;&lt;/Member&gt;&lt;Member Code="PUR" HasMetadata="false" HasOnlyUnitMetadata="false" HasChild="0"&gt;&lt;Name LocaleIsoCode="en"&gt;PUR&lt;/Name&gt;&lt;Name LocaleIsoCode="fr"&gt;PUR&lt;/Name&gt;&lt;/Member&gt;&lt;Member Code="FIBERS" HasMetadata="false" HasOnlyUnitMetadata="false" HasChild="0"&gt;&lt;Name LocaleIsoCode="en"&gt;Fibres&lt;/Name&gt;&lt;Name LocaleIsoCode="fr"&gt;Fibres&lt;/Name&gt;&lt;/Member&gt;&lt;Member Code="ROAD_MARKING_COATINGS" HasMetadata="false" HasOnlyUnitMetadata="false" HasChild="0"&gt;&lt;Name LocaleIsoCode="en"&gt;Road marking coatings&lt;/Name&gt;&lt;Name LocaleIsoCode="fr"&gt;Revêtements de marquage routier&lt;/Name&gt;&lt;/Member&gt;&lt;Member Code="ELASTOMERS_TYRES" HasMetadata="false" HasOnlyUnitMetadata="false" HasChild="0"&gt;&lt;Name LocaleIsoCode="en"&gt;Elastomers (tyres)&lt;/Name&gt;&lt;Name LocaleIsoCode="fr"&gt;Elastomères (pneus)&lt;/Name&gt;&lt;/Member&gt;&lt;Member Code="BIOPLASTICS" HasMetadata="false" HasOnlyUnitMetadata="false" HasChild="0"&gt;&lt;Name LocaleIsoCode="en"&gt;Bioplastics&lt;/Name&gt;&lt;Name LocaleIsoCode="fr"&gt;Bioplastiques&lt;/Name&gt;&lt;/Member&gt;&lt;Member Code="ABS_ASA_SAN" HasMetadata="false" HasOnlyUnitMetadata="false" HasChild="0" IsDisplayed="true"&gt;&lt;Name LocaleIsoCode="en"&gt;ABS, ASA, SAN&lt;/Name&gt;&lt;Name LocaleIsoCode="fr"&gt;ABS, ASA, SAN&lt;/Name&gt;&lt;/Member&gt;&lt;Member Code="TOTAL" HasMetadata="false" HasOnlyUnitMetadata="false" HasChild="0"&gt;&lt;Name LocaleIsoCode="en"&gt;Total&lt;/Name&gt;&lt;Name LocaleIsoCode="fr"&gt;Total&lt;/Name&gt;&lt;/Member&gt;&lt;/Dimension&gt;&lt;Tabulation Axis="horizontal"&gt;&lt;Dimension Code="PLASTICS_APPLICATIONS" /&gt;&lt;/Tabulation&gt;&lt;Tabulation Axis="vertical"&gt;&lt;Dimension Code="LOCATION" CommonCode="LOCATION" /&gt;&lt;/Tabulation&gt;&lt;Tabulation Axis="page"&gt;&lt;Dimension Code="PLASTICS_POLYMER" /&gt;&lt;/Tabulation&gt;&lt;Formatting&gt;&lt;Labels LocaleIsoCode="en" /&gt;&lt;Power&gt;0&lt;/Power&gt;&lt;Decimals&gt;-1&lt;/Decimals&gt;&lt;SkipEmptyLines&gt;true&lt;/SkipEmptyLines&gt;&lt;SkipEmptyCols&gt;false&lt;/SkipEmptyCols&gt;&lt;SkipLineHierarchy&gt;false&lt;/SkipLineHierarchy&gt;&lt;SkipColHierarchy&gt;false&lt;/SkipColHierarchy&gt;&lt;Page&gt;1&lt;/Page&gt;&lt;/Formatting&gt;&lt;/DataTable&gt;&lt;Format&gt;&lt;ShowEmptyAxes&gt;true&lt;/ShowEmptyAxes&gt;&lt;Page&gt;1&lt;/Page&gt;&lt;EnableSort&gt;true&lt;/EnableSort&gt;&lt;IncludeFlagColumn&gt;false&lt;/IncludeFlagColumn&gt;&lt;IncludeTimeSeriesId&gt;false&lt;/IncludeTimeSeriesId&gt;&lt;DoBarChart&gt;false&lt;/DoBarChart&gt;&lt;FreezePanes&gt;true&lt;/FreezePanes&gt;&lt;MaxBarChartLen&gt;65&lt;/MaxBarChartLen&gt;&lt;/Format&gt;&lt;Query&gt;&lt;AbsoluteUri&gt;http://stats.oecd.org//View.aspx?QueryId=&amp;amp;QueryType=Public&amp;amp;Lang=en&lt;/AbsoluteUri&gt;&lt;/Query&gt;&lt;/WebTableParameter&gt;</text:p>
          </table:table-cell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Default" office:value-type="string" calcext:value-type="string">
            <text:p>Subtype</text:p>
          </table:table-cell>
          <table:table-cell table:style-name="Default" office:value-type="string" calcext:value-type="string">
            <text:p>Country</text:p>
          </table:table-cell>
          <table:table-cell office:value-type="string" calcext:value-type="string">
            <text:p>Plastic Type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Packaging</text:p>
          </table:table-cell>
          <table:table-cell table:style-name="ce6" office:value-type="string" calcext:value-type="string">
            <text:p>Consumer &amp; institutional Products</text:p>
          </table:table-cell>
          <table:table-cell table:style-name="ce6" office:value-type="string" calcext:value-type="string">
            <text:p>Building &amp; construction</text:p>
          </table:table-cell>
          <table:table-cell table:style-name="ce6" office:value-type="string" calcext:value-type="string">
            <text:p>Electrical/electronics</text:p>
          </table:table-cell>
          <table:table-cell table:style-name="ce6" office:value-type="string" calcext:value-type="string">
            <text:p>Transportation - other</text:p>
          </table:table-cell>
          <table:table-cell table:style-name="ce6" office:value-type="string" calcext:value-type="string">
            <text:p>Transportation - tyres</text:p>
          </table:table-cell>
          <table:table-cell table:style-name="ce6" office:value-type="string" calcext:value-type="string">
            <text:p>Industrial/machinery</text:p>
          </table:table-cell>
          <table:table-cell table:style-name="ce6" office:value-type="string" calcext:value-type="string">
            <text:p>Personal care products</text:p>
          </table:table-cell>
          <table:table-cell table:style-name="ce6" office:value-type="string" calcext:value-type="string">
            <text:p>Textile sector - clothing</text:p>
          </table:table-cell>
          <table:table-cell table:style-name="ce6" office:value-type="string" calcext:value-type="string">
            <text:p>Textile sector - others</text:p>
          </table:table-cell>
          <table:table-cell table:style-name="ce6" office:value-type="string" calcext:value-type="string">
            <text:p>Marine coatings</text:p>
          </table:table-cell>
          <table:table-cell table:style-name="ce6" office:value-type="string" calcext:value-type="string">
            <text:p>Road marking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table:style-name="ce4" office:value-type="string" calcext:value-type="string">
            <text:p>ABS ASA SAN</text:p>
          </table:table-cell>
          <table:table-cell table:style-name="ce7" office:value-type="float" office:value="0.150402" calcext:value-type="float">
            <text:p>0,150402</text:p>
          </table:table-cell>
          <table:table-cell/>
          <table:table-cell table:style-name="ce7" office:value-type="float" office:value="0.800749" calcext:value-type="float">
            <text:p>0,800749</text:p>
          </table:table-cell>
          <table:table-cell table:style-name="ce7" office:value-type="float" office:value="0.037472" calcext:value-type="float">
            <text:p>0,037472</text:p>
          </table:table-cell>
          <table:table-cell table:style-name="ce7" office:value-type="float" office:value="0.481993" calcext:value-type="float">
            <text:p>0,481993</text:p>
          </table:table-cell>
          <table:table-cell table:style-name="ce7" office:value-type="float" office:value="0.277663" calcext:value-type="float">
            <text:p>0,277663</text:p>
          </table:table-cell>
          <table:table-cell table:style-name="ce7" table:number-columns-repeated="7"/>
          <table:table-cell office:value-type="float" office:value="1.748279" calcext:value-type="float">
            <text:p>1,74827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table:style-name="ce4" office:value-type="string" calcext:value-type="string">
            <text:p>ABS ASA SAN</text:p>
          </table:table-cell>
          <table:table-cell table:style-name="ce8" office:value-type="float" office:value="0.012975" calcext:value-type="float">
            <text:p>0,012975</text:p>
          </table:table-cell>
          <table:table-cell table:style-name="ce8"/>
          <table:table-cell table:style-name="ce8" office:value-type="float" office:value="0.070626" calcext:value-type="float">
            <text:p>0,070626</text:p>
          </table:table-cell>
          <table:table-cell table:style-name="ce8" office:value-type="float" office:value="0.003359" calcext:value-type="float">
            <text:p>0,003359</text:p>
          </table:table-cell>
          <table:table-cell table:style-name="ce8" office:value-type="float" office:value="0.040678" calcext:value-type="float">
            <text:p>0,040678</text:p>
          </table:table-cell>
          <table:table-cell table:style-name="ce8" office:value-type="float" office:value="0.024045" calcext:value-type="float">
            <text:p>0,024045</text:p>
          </table:table-cell>
          <table:table-cell table:style-name="ce8" table:number-columns-repeated="7"/>
          <table:table-cell table:style-name="ce8" office:value-type="float" office:value="0.151683" calcext:value-type="float">
            <text:p>0,15168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table:style-name="ce4" office:value-type="string" calcext:value-type="string">
            <text:p>ABS ASA SAN</text:p>
          </table:table-cell>
          <table:table-cell table:style-name="ce7" office:value-type="float" office:value="0.024971" calcext:value-type="float">
            <text:p>0,024971</text:p>
          </table:table-cell>
          <table:table-cell/>
          <table:table-cell table:style-name="ce7" office:value-type="float" office:value="0.147683" calcext:value-type="float">
            <text:p>0,147683</text:p>
          </table:table-cell>
          <table:table-cell table:style-name="ce7" office:value-type="float" office:value="0.004507" calcext:value-type="float">
            <text:p>0,004507</text:p>
          </table:table-cell>
          <table:table-cell table:style-name="ce7" office:value-type="float" office:value="0.073587" calcext:value-type="float">
            <text:p>0,073587</text:p>
          </table:table-cell>
          <table:table-cell table:style-name="ce7" office:value-type="float" office:value="0.027159" calcext:value-type="float">
            <text:p>0,027159</text:p>
          </table:table-cell>
          <table:table-cell table:style-name="ce7" table:number-columns-repeated="7"/>
          <table:table-cell office:value-type="float" office:value="0.277906" calcext:value-type="float">
            <text:p>0,277906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table:style-name="ce4" office:value-type="string" calcext:value-type="string">
            <text:p>ABS ASA SAN</text:p>
          </table:table-cell>
          <table:table-cell table:style-name="ce8" office:value-type="float" office:value="0.102236" calcext:value-type="float">
            <text:p>0,102236</text:p>
          </table:table-cell>
          <table:table-cell table:style-name="ce8"/>
          <table:table-cell table:style-name="ce8" office:value-type="float" office:value="0.546295" calcext:value-type="float">
            <text:p>0,546295</text:p>
          </table:table-cell>
          <table:table-cell table:style-name="ce8" office:value-type="float" office:value="0.051745" calcext:value-type="float">
            <text:p>0,051745</text:p>
          </table:table-cell>
          <table:table-cell table:style-name="ce8" office:value-type="float" office:value="0.339098" calcext:value-type="float">
            <text:p>0,339098</text:p>
          </table:table-cell>
          <table:table-cell table:style-name="ce8" office:value-type="float" office:value="0.14838" calcext:value-type="float">
            <text:p>0,14838</text:p>
          </table:table-cell>
          <table:table-cell table:style-name="ce8" table:number-columns-repeated="7"/>
          <table:table-cell table:style-name="ce8" office:value-type="float" office:value="1.187753" calcext:value-type="float">
            <text:p>1,18775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table:style-name="ce4" office:value-type="string" calcext:value-type="string">
            <text:p>ABS ASA SAN</text:p>
          </table:table-cell>
          <table:table-cell table:style-name="ce7" office:value-type="float" office:value="0.035247" calcext:value-type="float">
            <text:p>0,035247</text:p>
          </table:table-cell>
          <table:table-cell/>
          <table:table-cell table:style-name="ce7" office:value-type="float" office:value="0.187352" calcext:value-type="float">
            <text:p>0,187352</text:p>
          </table:table-cell>
          <table:table-cell table:style-name="ce7" office:value-type="float" office:value="0.017764" calcext:value-type="float">
            <text:p>0,017764</text:p>
          </table:table-cell>
          <table:table-cell table:style-name="ce7" office:value-type="float" office:value="0.117776" calcext:value-type="float">
            <text:p>0,117776</text:p>
          </table:table-cell>
          <table:table-cell table:style-name="ce7" office:value-type="float" office:value="0.052771" calcext:value-type="float">
            <text:p>0,052771</text:p>
          </table:table-cell>
          <table:table-cell table:style-name="ce7" table:number-columns-repeated="7"/>
          <table:table-cell office:value-type="float" office:value="0.41091" calcext:value-type="float">
            <text:p>0,4109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table:style-name="ce4" office:value-type="string" calcext:value-type="string">
            <text:p>ABS ASA SAN</text:p>
          </table:table-cell>
          <table:table-cell table:style-name="ce8" office:value-type="float" office:value="0.024601" calcext:value-type="float">
            <text:p>0,024601</text:p>
          </table:table-cell>
          <table:table-cell table:style-name="ce8"/>
          <table:table-cell table:style-name="ce8" office:value-type="float" office:value="0.146648" calcext:value-type="float">
            <text:p>0,146648</text:p>
          </table:table-cell>
          <table:table-cell table:style-name="ce8" office:value-type="float" office:value="0.022859" calcext:value-type="float">
            <text:p>0,022859</text:p>
          </table:table-cell>
          <table:table-cell table:style-name="ce8" office:value-type="float" office:value="0.120869" calcext:value-type="float">
            <text:p>0,120869</text:p>
          </table:table-cell>
          <table:table-cell table:style-name="ce8" office:value-type="float" office:value="0.024576" calcext:value-type="float">
            <text:p>0,024576</text:p>
          </table:table-cell>
          <table:table-cell table:style-name="ce8" table:number-columns-repeated="7"/>
          <table:table-cell table:style-name="ce8" office:value-type="float" office:value="0.339553" calcext:value-type="float">
            <text:p>0,33955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table:style-name="ce4" office:value-type="string" calcext:value-type="string">
            <text:p>ABS ASA SAN</text:p>
          </table:table-cell>
          <table:table-cell table:style-name="ce7" office:value-type="float" office:value="0.001954" calcext:value-type="float">
            <text:p>0,001954</text:p>
          </table:table-cell>
          <table:table-cell/>
          <table:table-cell table:style-name="ce7" office:value-type="float" office:value="0.011533" calcext:value-type="float">
            <text:p>0,011533</text:p>
          </table:table-cell>
          <table:table-cell table:style-name="ce7" office:value-type="float" office:value="0.008181" calcext:value-type="float">
            <text:p>0,008181</text:p>
          </table:table-cell>
          <table:table-cell table:style-name="ce7" office:value-type="float" office:value="0.004475" calcext:value-type="float">
            <text:p>0,004475</text:p>
          </table:table-cell>
          <table:table-cell table:style-name="ce7" office:value-type="float" office:value="0.021707" calcext:value-type="float">
            <text:p>0,021707</text:p>
          </table:table-cell>
          <table:table-cell table:style-name="ce7" table:number-columns-repeated="7"/>
          <table:table-cell office:value-type="float" office:value="0.04785" calcext:value-type="float">
            <text:p>0,0478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table:style-name="ce4" office:value-type="string" calcext:value-type="string">
            <text:p>ABS ASA SAN</text:p>
          </table:table-cell>
          <table:table-cell table:style-name="ce8" office:value-type="float" office:value="0.043886" calcext:value-type="float">
            <text:p>0,043886</text:p>
          </table:table-cell>
          <table:table-cell table:style-name="ce8"/>
          <table:table-cell table:style-name="ce8" office:value-type="float" office:value="0.251377" calcext:value-type="float">
            <text:p>0,251377</text:p>
          </table:table-cell>
          <table:table-cell table:style-name="ce8" office:value-type="float" office:value="0.007941" calcext:value-type="float">
            <text:p>0,007941</text:p>
          </table:table-cell>
          <table:table-cell table:style-name="ce8" office:value-type="float" office:value="0.127505" calcext:value-type="float">
            <text:p>0,127505</text:p>
          </table:table-cell>
          <table:table-cell table:style-name="ce8" office:value-type="float" office:value="0.048119" calcext:value-type="float">
            <text:p>0,048119</text:p>
          </table:table-cell>
          <table:table-cell table:style-name="ce8" table:number-columns-repeated="7"/>
          <table:table-cell table:style-name="ce8" office:value-type="float" office:value="0.478828" calcext:value-type="float">
            <text:p>0,47882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table:style-name="ce4" office:value-type="string" calcext:value-type="string">
            <text:p>ABS ASA SAN</text:p>
          </table:table-cell>
          <table:table-cell table:style-name="ce7" office:value-type="float" office:value="0.003605" calcext:value-type="float">
            <text:p>0,003605</text:p>
          </table:table-cell>
          <table:table-cell/>
          <table:table-cell table:style-name="ce7" office:value-type="float" office:value="0.023414" calcext:value-type="float">
            <text:p>0,023414</text:p>
          </table:table-cell>
          <table:table-cell table:style-name="ce7" office:value-type="float" office:value="0.001938" calcext:value-type="float">
            <text:p>0,001938</text:p>
          </table:table-cell>
          <table:table-cell table:style-name="ce7" office:value-type="float" office:value="0.017799" calcext:value-type="float">
            <text:p>0,017799</text:p>
          </table:table-cell>
          <table:table-cell table:style-name="ce7" office:value-type="float" office:value="0.024968" calcext:value-type="float">
            <text:p>0,024968</text:p>
          </table:table-cell>
          <table:table-cell table:style-name="ce7" table:number-columns-repeated="7"/>
          <table:table-cell office:value-type="float" office:value="0.071725" calcext:value-type="float">
            <text:p>0,07172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table:style-name="ce4" office:value-type="string" calcext:value-type="string">
            <text:p>ABS ASA SAN</text:p>
          </table:table-cell>
          <table:table-cell table:style-name="ce8" office:value-type="float" office:value="0.025336" calcext:value-type="float">
            <text:p>0,025336</text:p>
          </table:table-cell>
          <table:table-cell table:style-name="ce8"/>
          <table:table-cell table:style-name="ce8" office:value-type="float" office:value="0.155284" calcext:value-type="float">
            <text:p>0,155284</text:p>
          </table:table-cell>
          <table:table-cell table:style-name="ce8" office:value-type="float" office:value="0.015407" calcext:value-type="float">
            <text:p>0,015407</text:p>
          </table:table-cell>
          <table:table-cell table:style-name="ce8" office:value-type="float" office:value="0.058014" calcext:value-type="float">
            <text:p>0,058014</text:p>
          </table:table-cell>
          <table:table-cell table:style-name="ce8" office:value-type="float" office:value="0.128901" calcext:value-type="float">
            <text:p>0,128901</text:p>
          </table:table-cell>
          <table:table-cell table:style-name="ce8" table:number-columns-repeated="7"/>
          <table:table-cell table:style-name="ce8" office:value-type="float" office:value="0.382941" calcext:value-type="float">
            <text:p>0,38294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table:style-name="ce4" office:value-type="string" calcext:value-type="string">
            <text:p>ABS ASA SAN</text:p>
          </table:table-cell>
          <table:table-cell table:style-name="ce7" office:value-type="float" office:value="0.034549" calcext:value-type="float">
            <text:p>0,034549</text:p>
          </table:table-cell>
          <table:table-cell/>
          <table:table-cell table:style-name="ce7" office:value-type="float" office:value="0.185796" calcext:value-type="float">
            <text:p>0,185796</text:p>
          </table:table-cell>
          <table:table-cell table:style-name="ce7" office:value-type="float" office:value="0.014511" calcext:value-type="float">
            <text:p>0,014511</text:p>
          </table:table-cell>
          <table:table-cell table:style-name="ce7" office:value-type="float" office:value="0.079025" calcext:value-type="float">
            <text:p>0,079025</text:p>
          </table:table-cell>
          <table:table-cell table:style-name="ce7" office:value-type="float" office:value="0.064771" calcext:value-type="float">
            <text:p>0,064771</text:p>
          </table:table-cell>
          <table:table-cell table:style-name="ce7" table:number-columns-repeated="7"/>
          <table:table-cell office:value-type="float" office:value="0.378652" calcext:value-type="float">
            <text:p>0,37865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table:style-name="ce4" office:value-type="string" calcext:value-type="string">
            <text:p>ABS ASA SAN</text:p>
          </table:table-cell>
          <table:table-cell table:style-name="ce8" office:value-type="float" office:value="0.041699" calcext:value-type="float">
            <text:p>0,041699</text:p>
          </table:table-cell>
          <table:table-cell table:style-name="ce8"/>
          <table:table-cell table:style-name="ce8" office:value-type="float" office:value="0.218747" calcext:value-type="float">
            <text:p>0,218747</text:p>
          </table:table-cell>
          <table:table-cell table:style-name="ce8" office:value-type="float" office:value="0.001663" calcext:value-type="float">
            <text:p>0,001663</text:p>
          </table:table-cell>
          <table:table-cell table:style-name="ce8" office:value-type="float" office:value="0.102806" calcext:value-type="float">
            <text:p>0,102806</text:p>
          </table:table-cell>
          <table:table-cell table:style-name="ce8" office:value-type="float" office:value="0.033467" calcext:value-type="float">
            <text:p>0,033467</text:p>
          </table:table-cell>
          <table:table-cell table:style-name="ce8" table:number-columns-repeated="7"/>
          <table:table-cell table:style-name="ce8" office:value-type="float" office:value="0.398382" calcext:value-type="float">
            <text:p>0,39838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table:style-name="ce4" office:value-type="string" calcext:value-type="string">
            <text:p>ABS ASA SAN</text:p>
          </table:table-cell>
          <table:table-cell table:style-name="ce7" office:value-type="float" office:value="0.046989" calcext:value-type="float">
            <text:p>0,046989</text:p>
          </table:table-cell>
          <table:table-cell/>
          <table:table-cell table:style-name="ce7" office:value-type="float" office:value="0.241864" calcext:value-type="float">
            <text:p>0,241864</text:p>
          </table:table-cell>
          <table:table-cell table:style-name="ce7" office:value-type="float" office:value="0.020661" calcext:value-type="float">
            <text:p>0,020661</text:p>
          </table:table-cell>
          <table:table-cell table:style-name="ce7" office:value-type="float" office:value="0.200847" calcext:value-type="float">
            <text:p>0,200847</text:p>
          </table:table-cell>
          <table:table-cell table:style-name="ce7" office:value-type="float" office:value="0.221849" calcext:value-type="float">
            <text:p>0,221849</text:p>
          </table:table-cell>
          <table:table-cell table:style-name="ce7" table:number-columns-repeated="7"/>
          <table:table-cell office:value-type="float" office:value="0.73221" calcext:value-type="float">
            <text:p>0,7322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table:style-name="ce4" office:value-type="string" calcext:value-type="string">
            <text:p>ABS ASA SAN</text:p>
          </table:table-cell>
          <table:table-cell table:style-name="ce8" office:value-type="float" office:value="0.144974" calcext:value-type="float">
            <text:p>0,144974</text:p>
          </table:table-cell>
          <table:table-cell table:style-name="ce8"/>
          <table:table-cell table:style-name="ce8" office:value-type="float" office:value="0.794909" calcext:value-type="float">
            <text:p>0,794909</text:p>
          </table:table-cell>
          <table:table-cell table:style-name="ce8" office:value-type="float" office:value="0.061499" calcext:value-type="float">
            <text:p>0,061499</text:p>
          </table:table-cell>
          <table:table-cell table:style-name="ce8" office:value-type="float" office:value="0.494765" calcext:value-type="float">
            <text:p>0,494765</text:p>
          </table:table-cell>
          <table:table-cell table:style-name="ce8" office:value-type="float" office:value="0.28409" calcext:value-type="float">
            <text:p>0,28409</text:p>
          </table:table-cell>
          <table:table-cell table:style-name="ce8" table:number-columns-repeated="7"/>
          <table:table-cell table:style-name="ce8" office:value-type="float" office:value="1.780237" calcext:value-type="float">
            <text:p>1,78023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table:style-name="ce4" office:value-type="string" calcext:value-type="string">
            <text:p>ABS ASA SAN</text:p>
          </table:table-cell>
          <table:table-cell table:style-name="ce7" office:value-type="float" office:value="0.035709" calcext:value-type="float">
            <text:p>0,035709</text:p>
          </table:table-cell>
          <table:table-cell/>
          <table:table-cell table:style-name="ce7" office:value-type="float" office:value="0.233336" calcext:value-type="float">
            <text:p>0,233336</text:p>
          </table:table-cell>
          <table:table-cell table:style-name="ce7" office:value-type="float" office:value="0.015702" calcext:value-type="float">
            <text:p>0,015702</text:p>
          </table:table-cell>
          <table:table-cell table:style-name="ce7" office:value-type="float" office:value="0.162783" calcext:value-type="float">
            <text:p>0,162783</text:p>
          </table:table-cell>
          <table:table-cell table:style-name="ce7" office:value-type="float" office:value="0.109979" calcext:value-type="float">
            <text:p>0,109979</text:p>
          </table:table-cell>
          <table:table-cell table:style-name="ce7" table:number-columns-repeated="7"/>
          <table:table-cell office:value-type="float" office:value="0.55751" calcext:value-type="float">
            <text:p>0,5575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Bioplastic</text:p>
          </table:table-cell>
          <table:table-cell table:style-name="ce7" office:value-type="float" office:value="0.052928" calcext:value-type="float">
            <text:p>0,052928</text:p>
          </table:table-cell>
          <table:table-cell office:value-type="float" office:value="0.270269" calcext:value-type="float">
            <text:p>0,270269</text:p>
          </table:table-cell>
          <table:table-cell table:style-name="ce7" office:value-type="float" office:value="0.032367" calcext:value-type="float">
            <text:p>0,032367</text:p>
          </table:table-cell>
          <table:table-cell table:style-name="ce7" office:value-type="float" office:value="0.012694" calcext:value-type="float">
            <text:p>0,012694</text:p>
          </table:table-cell>
          <table:table-cell table:style-name="ce7" office:value-type="float" office:value="0.009071" calcext:value-type="float">
            <text:p>0,009071</text:p>
          </table:table-cell>
          <table:table-cell table:style-name="ce7" office:value-type="float" office:value="0.030864" calcext:value-type="float">
            <text:p>0,030864</text:p>
          </table:table-cell>
          <table:table-cell table:style-name="ce7" table:number-columns-repeated="3"/>
          <table:table-cell table:style-name="ce7" office:value-type="float" office:value="0.04885" calcext:value-type="float">
            <text:p>0,04885</text:p>
          </table:table-cell>
          <table:table-cell table:style-name="ce7" table:number-columns-repeated="3"/>
          <table:table-cell office:value-type="float" office:value="0.457044" calcext:value-type="float">
            <text:p>0,45704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Bioplastic</text:p>
          </table:table-cell>
          <table:table-cell table:style-name="ce8" office:value-type="float" office:value="0.004426" calcext:value-type="float">
            <text:p>0,004426</text:p>
          </table:table-cell>
          <table:table-cell table:style-name="ce8" office:value-type="float" office:value="0.024719" calcext:value-type="float">
            <text:p>0,024719</text:p>
          </table:table-cell>
          <table:table-cell table:style-name="ce8" office:value-type="float" office:value="0.002855" calcext:value-type="float">
            <text:p>0,002855</text:p>
          </table:table-cell>
          <table:table-cell table:style-name="ce8" office:value-type="float" office:value="0.001138" calcext:value-type="float">
            <text:p>0,001138</text:p>
          </table:table-cell>
          <table:table-cell table:style-name="ce8" office:value-type="float" office:value="0.000766" calcext:value-type="float">
            <text:p>0,000766</text:p>
          </table:table-cell>
          <table:table-cell table:style-name="ce8" office:value-type="float" office:value="0.002673" calcext:value-type="float">
            <text:p>0,002673</text:p>
          </table:table-cell>
          <table:table-cell table:style-name="ce8" table:number-columns-repeated="3"/>
          <table:table-cell table:style-name="ce8" office:value-type="float" office:value="0.004477" calcext:value-type="float">
            <text:p>0,004477</text:p>
          </table:table-cell>
          <table:table-cell table:style-name="ce8" table:number-columns-repeated="3"/>
          <table:table-cell table:style-name="ce8" office:value-type="float" office:value="0.041053" calcext:value-type="float">
            <text:p>0,04105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Bioplastic</text:p>
          </table:table-cell>
          <table:table-cell table:style-name="ce7" office:value-type="float" office:value="0.008218" calcext:value-type="float">
            <text:p>0,008218</text:p>
          </table:table-cell>
          <table:table-cell office:value-type="float" office:value="0.048667" calcext:value-type="float">
            <text:p>0,048667</text:p>
          </table:table-cell>
          <table:table-cell table:style-name="ce7" office:value-type="float" office:value="0.005969" calcext:value-type="float">
            <text:p>0,005969</text:p>
          </table:table-cell>
          <table:table-cell table:style-name="ce7" office:value-type="float" office:value="0.001527" calcext:value-type="float">
            <text:p>0,001527</text:p>
          </table:table-cell>
          <table:table-cell table:style-name="ce7" office:value-type="float" office:value="0.001385" calcext:value-type="float">
            <text:p>0,001385</text:p>
          </table:table-cell>
          <table:table-cell table:style-name="ce7" office:value-type="float" office:value="0.003019" calcext:value-type="float">
            <text:p>0,003019</text:p>
          </table:table-cell>
          <table:table-cell table:style-name="ce7" table:number-columns-repeated="3"/>
          <table:table-cell table:style-name="ce7" office:value-type="float" office:value="0.004061" calcext:value-type="float">
            <text:p>0,004061</text:p>
          </table:table-cell>
          <table:table-cell table:style-name="ce7" table:number-columns-repeated="3"/>
          <table:table-cell office:value-type="float" office:value="0.072845" calcext:value-type="float">
            <text:p>0,07284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Bioplastic</text:p>
          </table:table-cell>
          <table:table-cell table:style-name="ce8" office:value-type="float" office:value="0.036394" calcext:value-type="float">
            <text:p>0,036394</text:p>
          </table:table-cell>
          <table:table-cell table:style-name="ce8" office:value-type="float" office:value="0.179929" calcext:value-type="float">
            <text:p>0,179929</text:p>
          </table:table-cell>
          <table:table-cell table:style-name="ce8" office:value-type="float" office:value="0.022082" calcext:value-type="float">
            <text:p>0,022082</text:p>
          </table:table-cell>
          <table:table-cell table:style-name="ce8" office:value-type="float" office:value="0.017529" calcext:value-type="float">
            <text:p>0,017529</text:p>
          </table:table-cell>
          <table:table-cell table:style-name="ce8" office:value-type="float" office:value="0.006382" calcext:value-type="float">
            <text:p>0,006382</text:p>
          </table:table-cell>
          <table:table-cell table:style-name="ce8" office:value-type="float" office:value="0.016493" calcext:value-type="float">
            <text:p>0,016493</text:p>
          </table:table-cell>
          <table:table-cell table:style-name="ce8" table:number-columns-repeated="3"/>
          <table:table-cell table:style-name="ce8" office:value-type="float" office:value="0.017503" calcext:value-type="float">
            <text:p>0,017503</text:p>
          </table:table-cell>
          <table:table-cell table:style-name="ce8" table:number-columns-repeated="3"/>
          <table:table-cell table:style-name="ce8" office:value-type="float" office:value="0.296312" calcext:value-type="float">
            <text:p>0,296312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Bioplastic</text:p>
          </table:table-cell>
          <table:table-cell table:style-name="ce7" office:value-type="float" office:value="0.012449" calcext:value-type="float">
            <text:p>0,012449</text:p>
          </table:table-cell>
          <table:table-cell office:value-type="float" office:value="0.063163" calcext:value-type="float">
            <text:p>0,063163</text:p>
          </table:table-cell>
          <table:table-cell table:style-name="ce7" office:value-type="float" office:value="0.007573" calcext:value-type="float">
            <text:p>0,007573</text:p>
          </table:table-cell>
          <table:table-cell table:style-name="ce7" office:value-type="float" office:value="0.006018" calcext:value-type="float">
            <text:p>0,006018</text:p>
          </table:table-cell>
          <table:table-cell table:style-name="ce7" office:value-type="float" office:value="0.002217" calcext:value-type="float">
            <text:p>0,002217</text:p>
          </table:table-cell>
          <table:table-cell table:style-name="ce7" office:value-type="float" office:value="0.005866" calcext:value-type="float">
            <text:p>0,005866</text:p>
          </table:table-cell>
          <table:table-cell table:style-name="ce7" table:number-columns-repeated="3"/>
          <table:table-cell table:style-name="ce7" office:value-type="float" office:value="0.006109" calcext:value-type="float">
            <text:p>0,006109</text:p>
          </table:table-cell>
          <table:table-cell table:style-name="ce7" table:number-columns-repeated="3"/>
          <table:table-cell office:value-type="float" office:value="0.103394" calcext:value-type="float">
            <text:p>0,10339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Bioplastic</text:p>
          </table:table-cell>
          <table:table-cell table:style-name="ce8" office:value-type="float" office:value="0.008709" calcext:value-type="float">
            <text:p>0,008709</text:p>
          </table:table-cell>
          <table:table-cell table:style-name="ce8" office:value-type="float" office:value="0.046496" calcext:value-type="float">
            <text:p>0,046496</text:p>
          </table:table-cell>
          <table:table-cell table:style-name="ce8" office:value-type="float" office:value="0.005928" calcext:value-type="float">
            <text:p>0,005928</text:p>
          </table:table-cell>
          <table:table-cell table:style-name="ce8" office:value-type="float" office:value="0.007744" calcext:value-type="float">
            <text:p>0,007744</text:p>
          </table:table-cell>
          <table:table-cell table:style-name="ce8" office:value-type="float" office:value="0.002275" calcext:value-type="float">
            <text:p>0,002275</text:p>
          </table:table-cell>
          <table:table-cell table:style-name="ce8" office:value-type="float" office:value="0.002732" calcext:value-type="float">
            <text:p>0,002732</text:p>
          </table:table-cell>
          <table:table-cell table:style-name="ce8" table:number-columns-repeated="3"/>
          <table:table-cell table:style-name="ce8" office:value-type="float" office:value="0.007892" calcext:value-type="float">
            <text:p>0,007892</text:p>
          </table:table-cell>
          <table:table-cell table:style-name="ce8" table:number-columns-repeated="3"/>
          <table:table-cell table:style-name="ce8" office:value-type="float" office:value="0.081774" calcext:value-type="float">
            <text:p>0,08177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Bioplastic</text:p>
          </table:table-cell>
          <table:table-cell table:style-name="ce7" office:value-type="float" office:value="0.000661" calcext:value-type="float">
            <text:p>0,000661</text:p>
          </table:table-cell>
          <table:table-cell office:value-type="float" office:value="0.004091" calcext:value-type="float">
            <text:p>0,004091</text:p>
          </table:table-cell>
          <table:table-cell table:style-name="ce7" office:value-type="float" office:value="0.000466" calcext:value-type="float">
            <text:p>0,000466</text:p>
          </table:table-cell>
          <table:table-cell table:style-name="ce7" office:value-type="float" office:value="0.002771" calcext:value-type="float">
            <text:p>0,002771</text:p>
          </table:table-cell>
          <table:table-cell table:style-name="ce7" office:value-type="float" office:value="0.000084" calcext:value-type="float">
            <text:p>0,000084</text:p>
          </table:table-cell>
          <table:table-cell table:style-name="ce7" office:value-type="float" office:value="0.002413" calcext:value-type="float">
            <text:p>0,002413</text:p>
          </table:table-cell>
          <table:table-cell table:style-name="ce7" table:number-columns-repeated="3"/>
          <table:table-cell table:style-name="ce7" office:value-type="float" office:value="0.003557" calcext:value-type="float">
            <text:p>0,003557</text:p>
          </table:table-cell>
          <table:table-cell table:style-name="ce7" table:number-columns-repeated="3"/>
          <table:table-cell office:value-type="float" office:value="0.014043" calcext:value-type="float">
            <text:p>0,01404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Bioplastic</text:p>
          </table:table-cell>
          <table:table-cell table:style-name="ce8" office:value-type="float" office:value="0.014806" calcext:value-type="float">
            <text:p>0,014806</text:p>
          </table:table-cell>
          <table:table-cell table:style-name="ce8" office:value-type="float" office:value="0.084208" calcext:value-type="float">
            <text:p>0,084208</text:p>
          </table:table-cell>
          <table:table-cell table:style-name="ce8" office:value-type="float" office:value="0.010161" calcext:value-type="float">
            <text:p>0,010161</text:p>
          </table:table-cell>
          <table:table-cell table:style-name="ce8" office:value-type="float" office:value="0.00269" calcext:value-type="float">
            <text:p>0,00269</text:p>
          </table:table-cell>
          <table:table-cell table:style-name="ce8" office:value-type="float" office:value="0.0024" calcext:value-type="float">
            <text:p>0,0024</text:p>
          </table:table-cell>
          <table:table-cell table:style-name="ce8" office:value-type="float" office:value="0.005349" calcext:value-type="float">
            <text:p>0,005349</text:p>
          </table:table-cell>
          <table:table-cell table:style-name="ce8" table:number-columns-repeated="3"/>
          <table:table-cell table:style-name="ce8" office:value-type="float" office:value="0.006571" calcext:value-type="float">
            <text:p>0,006571</text:p>
          </table:table-cell>
          <table:table-cell table:style-name="ce8" table:number-columns-repeated="3"/>
          <table:table-cell table:style-name="ce8" office:value-type="float" office:value="0.126185" calcext:value-type="float">
            <text:p>0,12618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Bioplastic</text:p>
          </table:table-cell>
          <table:table-cell table:style-name="ce7" office:value-type="float" office:value="0.001283" calcext:value-type="float">
            <text:p>0,001283</text:p>
          </table:table-cell>
          <table:table-cell office:value-type="float" office:value="0.00696" calcext:value-type="float">
            <text:p>0,00696</text:p>
          </table:table-cell>
          <table:table-cell table:style-name="ce7" office:value-type="float" office:value="0.000946" calcext:value-type="float">
            <text:p>0,000946</text:p>
          </table:table-cell>
          <table:table-cell table:style-name="ce7" office:value-type="float" office:value="0.000657" calcext:value-type="float">
            <text:p>0,000657</text:p>
          </table:table-cell>
          <table:table-cell table:style-name="ce7" office:value-type="float" office:value="0.000335" calcext:value-type="float">
            <text:p>0,000335</text:p>
          </table:table-cell>
          <table:table-cell table:style-name="ce7" office:value-type="float" office:value="0.002775" calcext:value-type="float">
            <text:p>0,002775</text:p>
          </table:table-cell>
          <table:table-cell table:style-name="ce7" table:number-columns-repeated="3"/>
          <table:table-cell table:style-name="ce7" office:value-type="float" office:value="0.001827" calcext:value-type="float">
            <text:p>0,001827</text:p>
          </table:table-cell>
          <table:table-cell table:style-name="ce7" table:number-columns-repeated="3"/>
          <table:table-cell office:value-type="float" office:value="0.014783" calcext:value-type="float">
            <text:p>0,01478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Bioplastic</text:p>
          </table:table-cell>
          <table:table-cell table:style-name="ce8" office:value-type="float" office:value="0.008503" calcext:value-type="float">
            <text:p>0,008503</text:p>
          </table:table-cell>
          <table:table-cell table:style-name="ce8" office:value-type="float" office:value="0.052143" calcext:value-type="float">
            <text:p>0,052143</text:p>
          </table:table-cell>
          <table:table-cell table:style-name="ce8" office:value-type="float" office:value="0.006277" calcext:value-type="float">
            <text:p>0,006277</text:p>
          </table:table-cell>
          <table:table-cell table:style-name="ce8" office:value-type="float" office:value="0.005219" calcext:value-type="float">
            <text:p>0,005219</text:p>
          </table:table-cell>
          <table:table-cell table:style-name="ce8" office:value-type="float" office:value="0.001092" calcext:value-type="float">
            <text:p>0,001092</text:p>
          </table:table-cell>
          <table:table-cell table:style-name="ce8" office:value-type="float" office:value="0.014328" calcext:value-type="float">
            <text:p>0,014328</text:p>
          </table:table-cell>
          <table:table-cell table:style-name="ce8" table:number-columns-repeated="3"/>
          <table:table-cell table:style-name="ce8" office:value-type="float" office:value="0.009727" calcext:value-type="float">
            <text:p>0,009727</text:p>
          </table:table-cell>
          <table:table-cell table:style-name="ce8" table:number-columns-repeated="3"/>
          <table:table-cell table:style-name="ce8" office:value-type="float" office:value="0.09729" calcext:value-type="float">
            <text:p>0,09729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Bioplastic</text:p>
          </table:table-cell>
          <table:table-cell table:style-name="ce7" office:value-type="float" office:value="0.011489" calcext:value-type="float">
            <text:p>0,011489</text:p>
          </table:table-cell>
          <table:table-cell office:value-type="float" office:value="0.068649" calcext:value-type="float">
            <text:p>0,068649</text:p>
          </table:table-cell>
          <table:table-cell table:style-name="ce7" office:value-type="float" office:value="0.00751" calcext:value-type="float">
            <text:p>0,00751</text:p>
          </table:table-cell>
          <table:table-cell table:style-name="ce7" office:value-type="float" office:value="0.004916" calcext:value-type="float">
            <text:p>0,004916</text:p>
          </table:table-cell>
          <table:table-cell table:style-name="ce7" office:value-type="float" office:value="0.001487" calcext:value-type="float">
            <text:p>0,001487</text:p>
          </table:table-cell>
          <table:table-cell table:style-name="ce7" office:value-type="float" office:value="0.0072" calcext:value-type="float">
            <text:p>0,0072</text:p>
          </table:table-cell>
          <table:table-cell table:style-name="ce7" table:number-columns-repeated="3"/>
          <table:table-cell table:style-name="ce7" office:value-type="float" office:value="0.010233" calcext:value-type="float">
            <text:p>0,010233</text:p>
          </table:table-cell>
          <table:table-cell table:style-name="ce7" table:number-columns-repeated="3"/>
          <table:table-cell office:value-type="float" office:value="0.111484" calcext:value-type="float">
            <text:p>0,11148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Bioplastic</text:p>
          </table:table-cell>
          <table:table-cell table:style-name="ce8" office:value-type="float" office:value="0.014264" calcext:value-type="float">
            <text:p>0,014264</text:p>
          </table:table-cell>
          <table:table-cell table:style-name="ce8" office:value-type="float" office:value="0.079375" calcext:value-type="float">
            <text:p>0,079375</text:p>
          </table:table-cell>
          <table:table-cell table:style-name="ce8" office:value-type="float" office:value="0.008842" calcext:value-type="float">
            <text:p>0,008842</text:p>
          </table:table-cell>
          <table:table-cell table:style-name="ce8" office:value-type="float" office:value="0.000563" calcext:value-type="float">
            <text:p>0,000563</text:p>
          </table:table-cell>
          <table:table-cell table:style-name="ce8" office:value-type="float" office:value="0.001935" calcext:value-type="float">
            <text:p>0,001935</text:p>
          </table:table-cell>
          <table:table-cell table:style-name="ce8" office:value-type="float" office:value="0.00372" calcext:value-type="float">
            <text:p>0,00372</text:p>
          </table:table-cell>
          <table:table-cell table:style-name="ce8" table:number-columns-repeated="3"/>
          <table:table-cell table:style-name="ce8" office:value-type="float" office:value="0.003705" calcext:value-type="float">
            <text:p>0,003705</text:p>
          </table:table-cell>
          <table:table-cell table:style-name="ce8" table:number-columns-repeated="3"/>
          <table:table-cell table:style-name="ce8" office:value-type="float" office:value="0.112404" calcext:value-type="float">
            <text:p>0,11240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Bioplastic</text:p>
          </table:table-cell>
          <table:table-cell table:style-name="ce7" office:value-type="float" office:value="0.016351" calcext:value-type="float">
            <text:p>0,016351</text:p>
          </table:table-cell>
          <table:table-cell office:value-type="float" office:value="0.08606" calcext:value-type="float">
            <text:p>0,08606</text:p>
          </table:table-cell>
          <table:table-cell table:style-name="ce7" office:value-type="float" office:value="0.009776" calcext:value-type="float">
            <text:p>0,009776</text:p>
          </table:table-cell>
          <table:table-cell table:style-name="ce7" office:value-type="float" office:value="0.006999" calcext:value-type="float">
            <text:p>0,006999</text:p>
          </table:table-cell>
          <table:table-cell table:style-name="ce7" office:value-type="float" office:value="0.00378" calcext:value-type="float">
            <text:p>0,00378</text:p>
          </table:table-cell>
          <table:table-cell table:style-name="ce7" office:value-type="float" office:value="0.02466" calcext:value-type="float">
            <text:p>0,02466</text:p>
          </table:table-cell>
          <table:table-cell table:style-name="ce7" table:number-columns-repeated="3"/>
          <table:table-cell table:style-name="ce7" office:value-type="float" office:value="0.032486" calcext:value-type="float">
            <text:p>0,032486</text:p>
          </table:table-cell>
          <table:table-cell table:style-name="ce7" table:number-columns-repeated="3"/>
          <table:table-cell office:value-type="float" office:value="0.180113" calcext:value-type="float">
            <text:p>0,18011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Bioplastic</text:p>
          </table:table-cell>
          <table:table-cell table:style-name="ce8" office:value-type="float" office:value="0.050597" calcext:value-type="float">
            <text:p>0,050597</text:p>
          </table:table-cell>
          <table:table-cell table:style-name="ce8" office:value-type="float" office:value="0.270001" calcext:value-type="float">
            <text:p>0,270001</text:p>
          </table:table-cell>
          <table:table-cell table:style-name="ce8" office:value-type="float" office:value="0.032131" calcext:value-type="float">
            <text:p>0,032131</text:p>
          </table:table-cell>
          <table:table-cell table:style-name="ce8" office:value-type="float" office:value="0.020834" calcext:value-type="float">
            <text:p>0,020834</text:p>
          </table:table-cell>
          <table:table-cell table:style-name="ce8" office:value-type="float" office:value="0.009312" calcext:value-type="float">
            <text:p>0,009312</text:p>
          </table:table-cell>
          <table:table-cell table:style-name="ce8" office:value-type="float" office:value="0.031579" calcext:value-type="float">
            <text:p>0,031579</text:p>
          </table:table-cell>
          <table:table-cell table:style-name="ce8" table:number-columns-repeated="3"/>
          <table:table-cell table:style-name="ce8" office:value-type="float" office:value="0.0518" calcext:value-type="float">
            <text:p>0,0518</text:p>
          </table:table-cell>
          <table:table-cell table:style-name="ce8" table:number-columns-repeated="3"/>
          <table:table-cell table:style-name="ce8" office:value-type="float" office:value="0.466253" calcext:value-type="float">
            <text:p>0,46625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Bioplastic</text:p>
          </table:table-cell>
          <table:table-cell table:style-name="ce7" office:value-type="float" office:value="0.012877" calcext:value-type="float">
            <text:p>0,012877</text:p>
          </table:table-cell>
          <table:table-cell office:value-type="float" office:value="0.064834" calcext:value-type="float">
            <text:p>0,064834</text:p>
          </table:table-cell>
          <table:table-cell table:style-name="ce7" office:value-type="float" office:value="0.009432" calcext:value-type="float">
            <text:p>0,009432</text:p>
          </table:table-cell>
          <table:table-cell table:style-name="ce7" office:value-type="float" office:value="0.005319" calcext:value-type="float">
            <text:p>0,005319</text:p>
          </table:table-cell>
          <table:table-cell table:style-name="ce7" office:value-type="float" office:value="0.003064" calcext:value-type="float">
            <text:p>0,003064</text:p>
          </table:table-cell>
          <table:table-cell table:style-name="ce7" office:value-type="float" office:value="0.012225" calcext:value-type="float">
            <text:p>0,012225</text:p>
          </table:table-cell>
          <table:table-cell table:style-name="ce7" table:number-columns-repeated="3"/>
          <table:table-cell table:style-name="ce7" office:value-type="float" office:value="0.043555" calcext:value-type="float">
            <text:p>0,043555</text:p>
          </table:table-cell>
          <table:table-cell table:style-name="ce7" table:number-columns-repeated="3"/>
          <table:table-cell office:value-type="float" office:value="0.151305" calcext:value-type="float">
            <text:p>0,15130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7" office:value-type="float" office:value="1.647885" calcext:value-type="float">
            <text:p>1,647885</text:p>
          </table:table-cell>
          <table:table-cell table:style-name="ce7" table:number-columns-repeated="2"/>
          <table:table-cell table:number-columns-repeated="4"/>
          <table:table-cell office:value-type="float" office:value="1.647885" calcext:value-type="float">
            <text:p>1,64788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8" office:value-type="float" office:value="0.134995" calcext:value-type="float">
            <text:p>0,134995</text:p>
          </table:table-cell>
          <table:table-cell table:style-name="ce8" table:number-columns-repeated="2"/>
          <table:table-cell table:number-columns-repeated="4"/>
          <table:table-cell table:style-name="ce8" office:value-type="float" office:value="0.134995" calcext:value-type="float">
            <text:p>0,13499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7" office:value-type="float" office:value="0.143002" calcext:value-type="float">
            <text:p>0,143002</text:p>
          </table:table-cell>
          <table:table-cell table:style-name="ce7" table:number-columns-repeated="2"/>
          <table:table-cell table:number-columns-repeated="4"/>
          <table:table-cell office:value-type="float" office:value="0.143002" calcext:value-type="float">
            <text:p>0,143002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8" office:value-type="float" office:value="0.69253" calcext:value-type="float">
            <text:p>0,69253</text:p>
          </table:table-cell>
          <table:table-cell table:style-name="ce8" table:number-columns-repeated="2"/>
          <table:table-cell table:number-columns-repeated="4"/>
          <table:table-cell table:style-name="ce8" office:value-type="float" office:value="0.69253" calcext:value-type="float">
            <text:p>0,6925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7" office:value-type="float" office:value="0.237291" calcext:value-type="float">
            <text:p>0,237291</text:p>
          </table:table-cell>
          <table:table-cell table:style-name="ce7" table:number-columns-repeated="2"/>
          <table:table-cell table:number-columns-repeated="4"/>
          <table:table-cell office:value-type="float" office:value="0.237291" calcext:value-type="float">
            <text:p>0,23729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8" office:value-type="float" office:value="0.123051" calcext:value-type="float">
            <text:p>0,123051</text:p>
          </table:table-cell>
          <table:table-cell table:style-name="ce8" table:number-columns-repeated="2"/>
          <table:table-cell table:number-columns-repeated="4"/>
          <table:table-cell table:style-name="ce8" office:value-type="float" office:value="0.123051" calcext:value-type="float">
            <text:p>0,12305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7" office:value-type="float" office:value="0.247734" calcext:value-type="float">
            <text:p>0,247734</text:p>
          </table:table-cell>
          <table:table-cell table:style-name="ce7" table:number-columns-repeated="2"/>
          <table:table-cell table:number-columns-repeated="4"/>
          <table:table-cell office:value-type="float" office:value="0.247734" calcext:value-type="float">
            <text:p>0,24773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8" office:value-type="float" office:value="0.104401" calcext:value-type="float">
            <text:p>0,104401</text:p>
          </table:table-cell>
          <table:table-cell table:style-name="ce8" table:number-columns-repeated="2"/>
          <table:table-cell table:number-columns-repeated="4"/>
          <table:table-cell table:style-name="ce8" office:value-type="float" office:value="0.104401" calcext:value-type="float">
            <text:p>0,10440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7" office:value-type="float" office:value="0.703199" calcext:value-type="float">
            <text:p>0,703199</text:p>
          </table:table-cell>
          <table:table-cell table:style-name="ce7" table:number-columns-repeated="2"/>
          <table:table-cell table:number-columns-repeated="4"/>
          <table:table-cell office:value-type="float" office:value="0.703199" calcext:value-type="float">
            <text:p>0,703199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8" office:value-type="float" office:value="0.381886" calcext:value-type="float">
            <text:p>0,381886</text:p>
          </table:table-cell>
          <table:table-cell table:style-name="ce8" table:number-columns-repeated="2"/>
          <table:table-cell table:number-columns-repeated="4"/>
          <table:table-cell table:style-name="ce8" office:value-type="float" office:value="0.381886" calcext:value-type="float">
            <text:p>0,381886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7" office:value-type="float" office:value="1.380471" calcext:value-type="float">
            <text:p>1,380471</text:p>
          </table:table-cell>
          <table:table-cell table:style-name="ce7" table:number-columns-repeated="2"/>
          <table:table-cell table:number-columns-repeated="4"/>
          <table:table-cell office:value-type="float" office:value="1.380471" calcext:value-type="float">
            <text:p>1,38047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8" office:value-type="float" office:value="1.384058" calcext:value-type="float">
            <text:p>1,384058</text:p>
          </table:table-cell>
          <table:table-cell table:style-name="ce8" table:number-columns-repeated="2"/>
          <table:table-cell table:number-columns-repeated="4"/>
          <table:table-cell table:style-name="ce8" office:value-type="float" office:value="1.384058" calcext:value-type="float">
            <text:p>1,38405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Elastomers (tyres)</text:p>
          </table:table-cell>
          <table:table-cell/>
          <table:table-cell table:style-name="Default"/>
          <table:table-cell table:number-columns-repeated="4"/>
          <table:table-cell table:style-name="ce7" office:value-type="float" office:value="0.553813" calcext:value-type="float">
            <text:p>0,553813</text:p>
          </table:table-cell>
          <table:table-cell table:style-name="ce7" table:number-columns-repeated="2"/>
          <table:table-cell table:number-columns-repeated="4"/>
          <table:table-cell office:value-type="float" office:value="0.553813" calcext:value-type="float">
            <text:p>0,55381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Fibres</text:p>
          </table:table-cell>
          <table:table-cell table:style-name="ce7" office:value-type="float" office:value="2.208468" calcext:value-type="float">
            <text:p>2,208468</text:p>
          </table:table-cell>
          <table:table-cell table:style-name="Default"/>
          <table:table-cell table:number-columns-repeated="3"/>
          <table:table-cell table:style-name="ce7" office:value-type="float" office:value="1.130396" calcext:value-type="float">
            <text:p>1,130396</text:p>
          </table:table-cell>
          <table:table-cell table:number-columns-repeated="3"/>
          <table:table-cell table:style-name="ce7" office:value-type="float" office:value="1.130396" calcext:value-type="float">
            <text:p>1,130396</text:p>
          </table:table-cell>
          <table:table-cell table:style-name="ce7" office:value-type="float" office:value="2.964577" calcext:value-type="float">
            <text:p>2,964577</text:p>
          </table:table-cell>
          <table:table-cell table:style-name="ce7" table:number-columns-repeated="2"/>
          <table:table-cell office:value-type="float" office:value="11.733427" calcext:value-type="float">
            <text:p>11,73342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Fibres</text:p>
          </table:table-cell>
          <table:table-cell table:style-name="ce8" office:value-type="float" office:value="0.193934" calcext:value-type="float">
            <text:p>0,193934</text:p>
          </table:table-cell>
          <table:table-cell table:style-name="Default"/>
          <table:table-cell table:number-columns-repeated="3"/>
          <table:table-cell table:style-name="ce8" office:value-type="float" office:value="0.097892" calcext:value-type="float">
            <text:p>0,097892</text:p>
          </table:table-cell>
          <table:table-cell table:number-columns-repeated="3"/>
          <table:table-cell table:style-name="ce8" office:value-type="float" office:value="0.097892" calcext:value-type="float">
            <text:p>0,097892</text:p>
          </table:table-cell>
          <table:table-cell table:style-name="ce8" office:value-type="float" office:value="0.266282" calcext:value-type="float">
            <text:p>0,266282</text:p>
          </table:table-cell>
          <table:table-cell table:style-name="ce8" table:number-columns-repeated="2"/>
          <table:table-cell table:style-name="ce8" office:value-type="float" office:value="1.045797" calcext:value-type="float">
            <text:p>1,04579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Fibres</text:p>
          </table:table-cell>
          <table:table-cell table:style-name="ce7" office:value-type="float" office:value="0.368229" calcext:value-type="float">
            <text:p>0,368229</text:p>
          </table:table-cell>
          <table:table-cell table:style-name="Default"/>
          <table:table-cell table:number-columns-repeated="3"/>
          <table:table-cell table:style-name="ce7" office:value-type="float" office:value="0.110567" calcext:value-type="float">
            <text:p>0,110567</text:p>
          </table:table-cell>
          <table:table-cell table:number-columns-repeated="3"/>
          <table:table-cell table:style-name="ce7" office:value-type="float" office:value="0.110567" calcext:value-type="float">
            <text:p>0,110567</text:p>
          </table:table-cell>
          <table:table-cell table:style-name="ce7" office:value-type="float" office:value="0.431334" calcext:value-type="float">
            <text:p>0,431334</text:p>
          </table:table-cell>
          <table:table-cell table:style-name="ce7" table:number-columns-repeated="2"/>
          <table:table-cell office:value-type="float" office:value="1.373453" calcext:value-type="float">
            <text:p>1,37345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Fibres</text:p>
          </table:table-cell>
          <table:table-cell table:style-name="ce8" office:value-type="float" office:value="1.511481" calcext:value-type="float">
            <text:p>1,511481</text:p>
          </table:table-cell>
          <table:table-cell table:style-name="Default"/>
          <table:table-cell table:number-columns-repeated="3"/>
          <table:table-cell table:style-name="ce8" office:value-type="float" office:value="0.60407" calcext:value-type="float">
            <text:p>0,60407</text:p>
          </table:table-cell>
          <table:table-cell table:number-columns-repeated="3"/>
          <table:table-cell table:style-name="ce8" office:value-type="float" office:value="0.60407" calcext:value-type="float">
            <text:p>0,60407</text:p>
          </table:table-cell>
          <table:table-cell table:style-name="ce8" office:value-type="float" office:value="1.949584" calcext:value-type="float">
            <text:p>1,949584</text:p>
          </table:table-cell>
          <table:table-cell table:style-name="ce8" table:number-columns-repeated="2"/>
          <table:table-cell table:style-name="ce8" office:value-type="float" office:value="6.226629" calcext:value-type="float">
            <text:p>6,22662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Fibres</text:p>
          </table:table-cell>
          <table:table-cell table:style-name="ce7" office:value-type="float" office:value="0.518982" calcext:value-type="float">
            <text:p>0,518982</text:p>
          </table:table-cell>
          <table:table-cell table:style-name="Default"/>
          <table:table-cell table:number-columns-repeated="3"/>
          <table:table-cell table:style-name="ce7" office:value-type="float" office:value="0.214835" calcext:value-type="float">
            <text:p>0,214835</text:p>
          </table:table-cell>
          <table:table-cell table:number-columns-repeated="3"/>
          <table:table-cell table:style-name="ce7" office:value-type="float" office:value="0.214835" calcext:value-type="float">
            <text:p>0,214835</text:p>
          </table:table-cell>
          <table:table-cell table:style-name="ce7" office:value-type="float" office:value="0.6629" calcext:value-type="float">
            <text:p>0,6629</text:p>
          </table:table-cell>
          <table:table-cell table:style-name="ce7" table:number-columns-repeated="2"/>
          <table:table-cell office:value-type="float" office:value="2.11946" calcext:value-type="float">
            <text:p>2,11946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Fibres</text:p>
          </table:table-cell>
          <table:table-cell table:style-name="ce8" office:value-type="float" office:value="0.359968" calcext:value-type="float">
            <text:p>0,359968</text:p>
          </table:table-cell>
          <table:table-cell table:style-name="Default"/>
          <table:table-cell table:number-columns-repeated="3"/>
          <table:table-cell table:style-name="ce8" office:value-type="float" office:value="0.100053" calcext:value-type="float">
            <text:p>0,100053</text:p>
          </table:table-cell>
          <table:table-cell table:number-columns-repeated="3"/>
          <table:table-cell table:style-name="ce8" office:value-type="float" office:value="0.100053" calcext:value-type="float">
            <text:p>0,100053</text:p>
          </table:table-cell>
          <table:table-cell table:style-name="ce8" office:value-type="float" office:value="0.43991" calcext:value-type="float">
            <text:p>0,43991</text:p>
          </table:table-cell>
          <table:table-cell table:style-name="ce8" table:number-columns-repeated="2"/>
          <table:table-cell table:style-name="ce8" office:value-type="float" office:value="1.81184" calcext:value-type="float">
            <text:p>1,8118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Fibres</text:p>
          </table:table-cell>
          <table:table-cell table:style-name="ce7" office:value-type="float" office:value="0.029322" calcext:value-type="float">
            <text:p>0,029322</text:p>
          </table:table-cell>
          <table:table-cell table:style-name="Default"/>
          <table:table-cell table:number-columns-repeated="3"/>
          <table:table-cell table:style-name="ce7" office:value-type="float" office:value="0.088372" calcext:value-type="float">
            <text:p>0,088372</text:p>
          </table:table-cell>
          <table:table-cell table:number-columns-repeated="3"/>
          <table:table-cell table:style-name="ce7" office:value-type="float" office:value="0.088372" calcext:value-type="float">
            <text:p>0,088372</text:p>
          </table:table-cell>
          <table:table-cell table:style-name="ce7" office:value-type="float" office:value="0.14676" calcext:value-type="float">
            <text:p>0,14676</text:p>
          </table:table-cell>
          <table:table-cell table:style-name="ce7" table:number-columns-repeated="2"/>
          <table:table-cell office:value-type="float" office:value="0.647683" calcext:value-type="float">
            <text:p>0,64768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Fibres</text:p>
          </table:table-cell>
          <table:table-cell table:style-name="ce8" office:value-type="float" office:value="0.644958" calcext:value-type="float">
            <text:p>0,644958</text:p>
          </table:table-cell>
          <table:table-cell table:style-name="Default"/>
          <table:table-cell table:number-columns-repeated="3"/>
          <table:table-cell table:style-name="ce8" office:value-type="float" office:value="0.195897" calcext:value-type="float">
            <text:p>0,195897</text:p>
          </table:table-cell>
          <table:table-cell table:number-columns-repeated="3"/>
          <table:table-cell table:style-name="ce8" office:value-type="float" office:value="0.195897" calcext:value-type="float">
            <text:p>0,195897</text:p>
          </table:table-cell>
          <table:table-cell table:style-name="ce8" office:value-type="float" office:value="0.71803" calcext:value-type="float">
            <text:p>0,71803</text:p>
          </table:table-cell>
          <table:table-cell table:style-name="ce8" table:number-columns-repeated="2"/>
          <table:table-cell table:style-name="ce8" office:value-type="float" office:value="2.345297" calcext:value-type="float">
            <text:p>2,34529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Fibres</text:p>
          </table:table-cell>
          <table:table-cell table:style-name="ce7" office:value-type="float" office:value="0.053933" calcext:value-type="float">
            <text:p>0,053933</text:p>
          </table:table-cell>
          <table:table-cell table:style-name="Default"/>
          <table:table-cell table:number-columns-repeated="3"/>
          <table:table-cell table:style-name="ce7" office:value-type="float" office:value="0.101648" calcext:value-type="float">
            <text:p>0,101648</text:p>
          </table:table-cell>
          <table:table-cell table:number-columns-repeated="3"/>
          <table:table-cell table:style-name="ce7" office:value-type="float" office:value="0.101648" calcext:value-type="float">
            <text:p>0,101648</text:p>
          </table:table-cell>
          <table:table-cell table:style-name="ce7" office:value-type="float" office:value="0.097098" calcext:value-type="float">
            <text:p>0,097098</text:p>
          </table:table-cell>
          <table:table-cell table:style-name="ce7" table:number-columns-repeated="2"/>
          <table:table-cell office:value-type="float" office:value="0.454994" calcext:value-type="float">
            <text:p>0,45499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Fibres</text:p>
          </table:table-cell>
          <table:table-cell table:style-name="ce8" office:value-type="float" office:value="0.36649" calcext:value-type="float">
            <text:p>0,36649</text:p>
          </table:table-cell>
          <table:table-cell table:style-name="Default"/>
          <table:table-cell table:number-columns-repeated="3"/>
          <table:table-cell table:style-name="ce8" office:value-type="float" office:value="0.524769" calcext:value-type="float">
            <text:p>0,524769</text:p>
          </table:table-cell>
          <table:table-cell table:number-columns-repeated="3"/>
          <table:table-cell table:style-name="ce8" office:value-type="float" office:value="0.524769" calcext:value-type="float">
            <text:p>0,524769</text:p>
          </table:table-cell>
          <table:table-cell table:style-name="ce8" office:value-type="float" office:value="0.507258" calcext:value-type="float">
            <text:p>0,507258</text:p>
          </table:table-cell>
          <table:table-cell table:style-name="ce8" table:number-columns-repeated="2"/>
          <table:table-cell table:style-name="ce8" office:value-type="float" office:value="2.45795" calcext:value-type="float">
            <text:p>2,4579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Fibres</text:p>
          </table:table-cell>
          <table:table-cell table:style-name="ce7" office:value-type="float" office:value="0.509034" calcext:value-type="float">
            <text:p>0,509034</text:p>
          </table:table-cell>
          <table:table-cell table:style-name="Default"/>
          <table:table-cell table:number-columns-repeated="3"/>
          <table:table-cell table:style-name="ce7" office:value-type="float" office:value="0.263689" calcext:value-type="float">
            <text:p>0,263689</text:p>
          </table:table-cell>
          <table:table-cell table:number-columns-repeated="3"/>
          <table:table-cell table:style-name="ce7" office:value-type="float" office:value="0.263689" calcext:value-type="float">
            <text:p>0,263689</text:p>
          </table:table-cell>
          <table:table-cell table:style-name="ce7" office:value-type="float" office:value="0.715079" calcext:value-type="float">
            <text:p>0,715079</text:p>
          </table:table-cell>
          <table:table-cell table:style-name="ce7" table:number-columns-repeated="2"/>
          <table:table-cell office:value-type="float" office:value="2.614654" calcext:value-type="float">
            <text:p>2,61465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Fibres</text:p>
          </table:table-cell>
          <table:table-cell table:style-name="ce8" office:value-type="float" office:value="0.619723" calcext:value-type="float">
            <text:p>0,619723</text:p>
          </table:table-cell>
          <table:table-cell table:style-name="Default"/>
          <table:table-cell table:number-columns-repeated="3"/>
          <table:table-cell table:style-name="ce8" office:value-type="float" office:value="0.136246" calcext:value-type="float">
            <text:p>0,136246</text:p>
          </table:table-cell>
          <table:table-cell table:number-columns-repeated="3"/>
          <table:table-cell table:style-name="ce8" office:value-type="float" office:value="0.136246" calcext:value-type="float">
            <text:p>0,136246</text:p>
          </table:table-cell>
          <table:table-cell table:style-name="ce8" office:value-type="float" office:value="0.777415" calcext:value-type="float">
            <text:p>0,777415</text:p>
          </table:table-cell>
          <table:table-cell table:style-name="ce8" table:number-columns-repeated="2"/>
          <table:table-cell table:style-name="ce8" office:value-type="float" office:value="1.963747" calcext:value-type="float">
            <text:p>1,96374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Fibres</text:p>
          </table:table-cell>
          <table:table-cell table:style-name="ce7" office:value-type="float" office:value="0.70345" calcext:value-type="float">
            <text:p>0,70345</text:p>
          </table:table-cell>
          <table:table-cell table:style-name="Default"/>
          <table:table-cell table:number-columns-repeated="3"/>
          <table:table-cell table:style-name="ce7" office:value-type="float" office:value="0.903174" calcext:value-type="float">
            <text:p>0,903174</text:p>
          </table:table-cell>
          <table:table-cell table:number-columns-repeated="3"/>
          <table:table-cell table:style-name="ce7" office:value-type="float" office:value="0.903174" calcext:value-type="float">
            <text:p>0,903174</text:p>
          </table:table-cell>
          <table:table-cell table:style-name="ce7" office:value-type="float" office:value="1.307915" calcext:value-type="float">
            <text:p>1,307915</text:p>
          </table:table-cell>
          <table:table-cell table:style-name="ce7" table:number-columns-repeated="2"/>
          <table:table-cell office:value-type="float" office:value="6.509215" calcext:value-type="float">
            <text:p>6,50921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Fibres</text:p>
          </table:table-cell>
          <table:table-cell table:style-name="ce8" office:value-type="float" office:value="2.132628" calcext:value-type="float">
            <text:p>2,132628</text:p>
          </table:table-cell>
          <table:table-cell table:style-name="Default"/>
          <table:table-cell table:number-columns-repeated="3"/>
          <table:table-cell table:style-name="ce8" office:value-type="float" office:value="1.156562" calcext:value-type="float">
            <text:p>1,156562</text:p>
          </table:table-cell>
          <table:table-cell table:number-columns-repeated="3"/>
          <table:table-cell table:style-name="ce8" office:value-type="float" office:value="1.156562" calcext:value-type="float">
            <text:p>1,156562</text:p>
          </table:table-cell>
          <table:table-cell table:style-name="ce8" office:value-type="float" office:value="3.079042" calcext:value-type="float">
            <text:p>3,079042</text:p>
          </table:table-cell>
          <table:table-cell table:style-name="ce8" table:number-columns-repeated="2"/>
          <table:table-cell table:style-name="ce8" office:value-type="float" office:value="12.329956" calcext:value-type="float">
            <text:p>12,329956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Fibres</text:p>
          </table:table-cell>
          <table:table-cell table:style-name="ce7" office:value-type="float" office:value="0.529879" calcext:value-type="float">
            <text:p>0,529879</text:p>
          </table:table-cell>
          <table:table-cell table:style-name="Default"/>
          <table:table-cell table:number-columns-repeated="3"/>
          <table:table-cell table:style-name="ce7" office:value-type="float" office:value="0.447739" calcext:value-type="float">
            <text:p>0,447739</text:p>
          </table:table-cell>
          <table:table-cell table:number-columns-repeated="3"/>
          <table:table-cell table:style-name="ce7" office:value-type="float" office:value="0.447739" calcext:value-type="float">
            <text:p>0,447739</text:p>
          </table:table-cell>
          <table:table-cell table:style-name="ce7" office:value-type="float" office:value="1.052462" calcext:value-type="float">
            <text:p>1,052462</text:p>
          </table:table-cell>
          <table:table-cell table:style-name="ce7" table:number-columns-repeated="2"/>
          <table:table-cell office:value-type="float" office:value="6.814324" calcext:value-type="float">
            <text:p>6,81432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HDPE</text:p>
          </table:table-cell>
          <table:table-cell table:style-name="ce7" office:value-type="float" office:value="0.747683" calcext:value-type="float">
            <text:p>0,747683</text:p>
          </table:table-cell>
          <table:table-cell office:value-type="float" office:value="5.931305" calcext:value-type="float">
            <text:p>5,931305</text:p>
          </table:table-cell>
          <table:table-cell table:style-name="ce7" office:value-type="float" office:value="1.009262" calcext:value-type="float">
            <text:p>1,009262</text:p>
          </table:table-cell>
          <table:table-cell table:style-name="ce7" office:value-type="float" office:value="1.379379" calcext:value-type="float">
            <text:p>1,379379</text:p>
          </table:table-cell>
          <table:table-cell table:style-name="ce7" office:value-type="float" office:value="0.089308" calcext:value-type="float">
            <text:p>0,089308</text:p>
          </table:table-cell>
          <table:table-cell table:style-name="ce7" office:value-type="float" office:value="0.429155" calcext:value-type="float">
            <text:p>0,429155</text:p>
          </table:table-cell>
          <table:table-cell/>
          <table:table-cell table:style-name="ce7" office:value-type="float" office:value="0.130093" calcext:value-type="float">
            <text:p>0,130093</text:p>
          </table:table-cell>
          <table:table-cell table:style-name="ce7" office:value-type="float" office:value="0.003398" calcext:value-type="float">
            <text:p>0,003398</text:p>
          </table:table-cell>
          <table:table-cell table:number-columns-repeated="4"/>
          <table:table-cell office:value-type="float" office:value="9.719583" calcext:value-type="float">
            <text:p>9,71958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HDPE</text:p>
          </table:table-cell>
          <table:table-cell table:style-name="ce8" office:value-type="float" office:value="0.070786" calcext:value-type="float">
            <text:p>0,070786</text:p>
          </table:table-cell>
          <table:table-cell table:style-name="ce8" office:value-type="float" office:value="0.561437" calcext:value-type="float">
            <text:p>0,561437</text:p>
          </table:table-cell>
          <table:table-cell table:style-name="ce8" office:value-type="float" office:value="0.093382" calcext:value-type="float">
            <text:p>0,093382</text:p>
          </table:table-cell>
          <table:table-cell table:style-name="ce8" office:value-type="float" office:value="0.128419" calcext:value-type="float">
            <text:p>0,128419</text:p>
          </table:table-cell>
          <table:table-cell table:style-name="ce8" office:value-type="float" office:value="0.007432" calcext:value-type="float">
            <text:p>0,007432</text:p>
          </table:table-cell>
          <table:table-cell table:style-name="ce8" office:value-type="float" office:value="0.037303" calcext:value-type="float">
            <text:p>0,037303</text:p>
          </table:table-cell>
          <table:table-cell/>
          <table:table-cell table:style-name="ce8" office:value-type="float" office:value="0.010772" calcext:value-type="float">
            <text:p>0,010772</text:p>
          </table:table-cell>
          <table:table-cell table:style-name="ce8" office:value-type="float" office:value="0.000254" calcext:value-type="float">
            <text:p>0,000254</text:p>
          </table:table-cell>
          <table:table-cell table:number-columns-repeated="4"/>
          <table:table-cell table:style-name="ce8" office:value-type="float" office:value="0.909785" calcext:value-type="float">
            <text:p>0,90978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HDPE</text:p>
          </table:table-cell>
          <table:table-cell table:style-name="ce7" office:value-type="float" office:value="0.132932" calcext:value-type="float">
            <text:p>0,132932</text:p>
          </table:table-cell>
          <table:table-cell office:value-type="float" office:value="1.159623" calcext:value-type="float">
            <text:p>1,159623</text:p>
          </table:table-cell>
          <table:table-cell table:style-name="ce7" office:value-type="float" office:value="0.19241" calcext:value-type="float">
            <text:p>0,19241</text:p>
          </table:table-cell>
          <table:table-cell table:style-name="ce7" office:value-type="float" office:value="0.172483" calcext:value-type="float">
            <text:p>0,172483</text:p>
          </table:table-cell>
          <table:table-cell table:style-name="ce7" office:value-type="float" office:value="0.014783" calcext:value-type="float">
            <text:p>0,014783</text:p>
          </table:table-cell>
          <table:table-cell table:style-name="ce7" office:value-type="float" office:value="0.042887" calcext:value-type="float">
            <text:p>0,042887</text:p>
          </table:table-cell>
          <table:table-cell/>
          <table:table-cell table:style-name="ce7" office:value-type="float" office:value="0.04378" calcext:value-type="float">
            <text:p>0,04378</text:p>
          </table:table-cell>
          <table:table-cell table:style-name="ce7" office:value-type="float" office:value="0.000483" calcext:value-type="float">
            <text:p>0,000483</text:p>
          </table:table-cell>
          <table:table-cell table:number-columns-repeated="4"/>
          <table:table-cell office:value-type="float" office:value="1.759382" calcext:value-type="float">
            <text:p>1,759382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HDPE</text:p>
          </table:table-cell>
          <table:table-cell table:style-name="ce8" office:value-type="float" office:value="0.64007" calcext:value-type="float">
            <text:p>0,64007</text:p>
          </table:table-cell>
          <table:table-cell table:style-name="ce8" office:value-type="float" office:value="4.757081" calcext:value-type="float">
            <text:p>4,757081</text:p>
          </table:table-cell>
          <table:table-cell table:style-name="ce8" office:value-type="float" office:value="0.790791" calcext:value-type="float">
            <text:p>0,790791</text:p>
          </table:table-cell>
          <table:table-cell table:style-name="ce8" office:value-type="float" office:value="2.149598" calcext:value-type="float">
            <text:p>2,149598</text:p>
          </table:table-cell>
          <table:table-cell table:style-name="ce8" office:value-type="float" office:value="0.063463" calcext:value-type="float">
            <text:p>0,063463</text:p>
          </table:table-cell>
          <table:table-cell table:style-name="ce8" office:value-type="float" office:value="0.233059" calcext:value-type="float">
            <text:p>0,233059</text:p>
          </table:table-cell>
          <table:table-cell/>
          <table:table-cell table:style-name="ce8" office:value-type="float" office:value="0.135468" calcext:value-type="float">
            <text:p>0,135468</text:p>
          </table:table-cell>
          <table:table-cell table:style-name="ce8" office:value-type="float" office:value="0.002681" calcext:value-type="float">
            <text:p>0,002681</text:p>
          </table:table-cell>
          <table:table-cell table:number-columns-repeated="4"/>
          <table:table-cell table:style-name="ce8" office:value-type="float" office:value="8.772211" calcext:value-type="float">
            <text:p>8,77221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HDPE</text:p>
          </table:table-cell>
          <table:table-cell table:style-name="ce7" office:value-type="float" office:value="0.18505" calcext:value-type="float">
            <text:p>0,18505</text:p>
          </table:table-cell>
          <table:table-cell office:value-type="float" office:value="1.513787" calcext:value-type="float">
            <text:p>1,513787</text:p>
          </table:table-cell>
          <table:table-cell table:style-name="ce7" office:value-type="float" office:value="0.247868" calcext:value-type="float">
            <text:p>0,247868</text:p>
          </table:table-cell>
          <table:table-cell table:style-name="ce7" office:value-type="float" office:value="0.667904" calcext:value-type="float">
            <text:p>0,667904</text:p>
          </table:table-cell>
          <table:table-cell table:style-name="ce7" office:value-type="float" office:value="0.02169" calcext:value-type="float">
            <text:p>0,02169</text:p>
          </table:table-cell>
          <table:table-cell table:style-name="ce7" office:value-type="float" office:value="0.081825" calcext:value-type="float">
            <text:p>0,081825</text:p>
          </table:table-cell>
          <table:table-cell/>
          <table:table-cell table:style-name="ce7" office:value-type="float" office:value="0.039313" calcext:value-type="float">
            <text:p>0,039313</text:p>
          </table:table-cell>
          <table:table-cell table:style-name="ce7" office:value-type="float" office:value="0.000931" calcext:value-type="float">
            <text:p>0,000931</text:p>
          </table:table-cell>
          <table:table-cell table:number-columns-repeated="4"/>
          <table:table-cell office:value-type="float" office:value="2.758367" calcext:value-type="float">
            <text:p>2,75836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HDPE</text:p>
          </table:table-cell>
          <table:table-cell table:style-name="ce8" office:value-type="float" office:value="0.144412" calcext:value-type="float">
            <text:p>0,144412</text:p>
          </table:table-cell>
          <table:table-cell table:style-name="ce8" office:value-type="float" office:value="1.157805" calcext:value-type="float">
            <text:p>1,157805</text:p>
          </table:table-cell>
          <table:table-cell table:style-name="ce8" office:value-type="float" office:value="0.201622" calcext:value-type="float">
            <text:p>0,201622</text:p>
          </table:table-cell>
          <table:table-cell table:style-name="ce8" office:value-type="float" office:value="0.835338" calcext:value-type="float">
            <text:p>0,835338</text:p>
          </table:table-cell>
          <table:table-cell table:style-name="ce8" office:value-type="float" office:value="0.022898" calcext:value-type="float">
            <text:p>0,022898</text:p>
          </table:table-cell>
          <table:table-cell table:style-name="ce8" office:value-type="float" office:value="0.038626" calcext:value-type="float">
            <text:p>0,038626</text:p>
          </table:table-cell>
          <table:table-cell/>
          <table:table-cell table:style-name="ce8" office:value-type="float" office:value="0.000759" calcext:value-type="float">
            <text:p>0,000759</text:p>
          </table:table-cell>
          <table:table-cell table:style-name="ce8" office:value-type="float" office:value="0.001103" calcext:value-type="float">
            <text:p>0,001103</text:p>
          </table:table-cell>
          <table:table-cell table:number-columns-repeated="4"/>
          <table:table-cell table:style-name="ce8" office:value-type="float" office:value="2.402563" calcext:value-type="float">
            <text:p>2,40256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HDPE</text:p>
          </table:table-cell>
          <table:table-cell table:style-name="ce7" office:value-type="float" office:value="0.010267" calcext:value-type="float">
            <text:p>0,010267</text:p>
          </table:table-cell>
          <table:table-cell office:value-type="float" office:value="0.10689" calcext:value-type="float">
            <text:p>0,10689</text:p>
          </table:table-cell>
          <table:table-cell table:style-name="ce7" office:value-type="float" office:value="0.01654" calcext:value-type="float">
            <text:p>0,01654</text:p>
          </table:table-cell>
          <table:table-cell table:style-name="ce7" office:value-type="float" office:value="0.27322" calcext:value-type="float">
            <text:p>0,27322</text:p>
          </table:table-cell>
          <table:table-cell table:style-name="ce7" office:value-type="float" office:value="0.000872" calcext:value-type="float">
            <text:p>0,000872</text:p>
          </table:table-cell>
          <table:table-cell table:style-name="ce7" office:value-type="float" office:value="0.033431" calcext:value-type="float">
            <text:p>0,033431</text:p>
          </table:table-cell>
          <table:table-cell/>
          <table:table-cell table:style-name="ce7" office:value-type="float" office:value="0.001997" calcext:value-type="float">
            <text:p>0,001997</text:p>
          </table:table-cell>
          <table:table-cell table:style-name="ce7" office:value-type="float" office:value="0.000319" calcext:value-type="float">
            <text:p>0,000319</text:p>
          </table:table-cell>
          <table:table-cell table:number-columns-repeated="4"/>
          <table:table-cell office:value-type="float" office:value="0.443534" calcext:value-type="float">
            <text:p>0,44353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HDPE</text:p>
          </table:table-cell>
          <table:table-cell table:style-name="ce8" office:value-type="float" office:value="0.260018" calcext:value-type="float">
            <text:p>0,260018</text:p>
          </table:table-cell>
          <table:table-cell table:style-name="ce8" office:value-type="float" office:value="2.022033" calcext:value-type="float">
            <text:p>2,022033</text:p>
          </table:table-cell>
          <table:table-cell table:style-name="ce8" office:value-type="float" office:value="0.3311" calcext:value-type="float">
            <text:p>0,3311</text:p>
          </table:table-cell>
          <table:table-cell table:style-name="ce8" office:value-type="float" office:value="0.27979" calcext:value-type="float">
            <text:p>0,27979</text:p>
          </table:table-cell>
          <table:table-cell table:style-name="ce8" office:value-type="float" office:value="0.026049" calcext:value-type="float">
            <text:p>0,026049</text:p>
          </table:table-cell>
          <table:table-cell table:style-name="ce8" office:value-type="float" office:value="0.07663" calcext:value-type="float">
            <text:p>0,07663</text:p>
          </table:table-cell>
          <table:table-cell/>
          <table:table-cell table:style-name="ce8" office:value-type="float" office:value="0.073432" calcext:value-type="float">
            <text:p>0,073432</text:p>
          </table:table-cell>
          <table:table-cell table:style-name="ce8" office:value-type="float" office:value="0.000824" calcext:value-type="float">
            <text:p>0,000824</text:p>
          </table:table-cell>
          <table:table-cell table:number-columns-repeated="4"/>
          <table:table-cell table:style-name="ce8" office:value-type="float" office:value="3.069877" calcext:value-type="float">
            <text:p>3,06987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HDPE</text:p>
          </table:table-cell>
          <table:table-cell table:style-name="ce7" office:value-type="float" office:value="0.018768" calcext:value-type="float">
            <text:p>0,018768</text:p>
          </table:table-cell>
          <table:table-cell office:value-type="float" office:value="0.170816" calcext:value-type="float">
            <text:p>0,170816</text:p>
          </table:table-cell>
          <table:table-cell table:style-name="ce7" office:value-type="float" office:value="0.031673" calcext:value-type="float">
            <text:p>0,031673</text:p>
          </table:table-cell>
          <table:table-cell table:style-name="ce7" office:value-type="float" office:value="0.07368" calcext:value-type="float">
            <text:p>0,07368</text:p>
          </table:table-cell>
          <table:table-cell table:style-name="ce7" office:value-type="float" office:value="0.003501" calcext:value-type="float">
            <text:p>0,003501</text:p>
          </table:table-cell>
          <table:table-cell table:style-name="ce7" office:value-type="float" office:value="0.038802" calcext:value-type="float">
            <text:p>0,038802</text:p>
          </table:table-cell>
          <table:table-cell/>
          <table:table-cell table:style-name="ce7" office:value-type="float" office:value="0.000416" calcext:value-type="float">
            <text:p>0,000416</text:p>
          </table:table-cell>
          <table:table-cell table:style-name="ce7" office:value-type="float" office:value="0.000145" calcext:value-type="float">
            <text:p>0,000145</text:p>
          </table:table-cell>
          <table:table-cell table:number-columns-repeated="4"/>
          <table:table-cell office:value-type="float" office:value="0.337802" calcext:value-type="float">
            <text:p>0,33780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HDPE</text:p>
          </table:table-cell>
          <table:table-cell table:style-name="ce8" office:value-type="float" office:value="0.129845" calcext:value-type="float">
            <text:p>0,129845</text:p>
          </table:table-cell>
          <table:table-cell table:style-name="ce8" office:value-type="float" office:value="1.19328" calcext:value-type="float">
            <text:p>1,19328</text:p>
          </table:table-cell>
          <table:table-cell table:style-name="ce8" office:value-type="float" office:value="0.194857" calcext:value-type="float">
            <text:p>0,194857</text:p>
          </table:table-cell>
          <table:table-cell table:style-name="ce8" office:value-type="float" office:value="0.538857" calcext:value-type="float">
            <text:p>0,538857</text:p>
          </table:table-cell>
          <table:table-cell table:style-name="ce8" office:value-type="float" office:value="0.011365" calcext:value-type="float">
            <text:p>0,011365</text:p>
          </table:table-cell>
          <table:table-cell table:style-name="ce8" office:value-type="float" office:value="0.200636" calcext:value-type="float">
            <text:p>0,200636</text:p>
          </table:table-cell>
          <table:table-cell/>
          <table:table-cell table:style-name="ce8" office:value-type="float" office:value="0.00045" calcext:value-type="float">
            <text:p>0,00045</text:p>
          </table:table-cell>
          <table:table-cell table:style-name="ce8" office:value-type="float" office:value="0.000714" calcext:value-type="float">
            <text:p>0,000714</text:p>
          </table:table-cell>
          <table:table-cell table:number-columns-repeated="4"/>
          <table:table-cell table:style-name="ce8" office:value-type="float" office:value="2.270004" calcext:value-type="float">
            <text:p>2,27000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HDPE</text:p>
          </table:table-cell>
          <table:table-cell table:style-name="ce7" office:value-type="float" office:value="0.159493" calcext:value-type="float">
            <text:p>0,159493</text:p>
          </table:table-cell>
          <table:table-cell office:value-type="float" office:value="1.468095" calcext:value-type="float">
            <text:p>1,468095</text:p>
          </table:table-cell>
          <table:table-cell table:style-name="ce7" office:value-type="float" office:value="0.22821" calcext:value-type="float">
            <text:p>0,22821</text:p>
          </table:table-cell>
          <table:table-cell table:style-name="ce7" office:value-type="float" office:value="0.51593" calcext:value-type="float">
            <text:p>0,51593</text:p>
          </table:table-cell>
          <table:table-cell table:style-name="ce7" office:value-type="float" office:value="0.015209" calcext:value-type="float">
            <text:p>0,015209</text:p>
          </table:table-cell>
          <table:table-cell table:style-name="ce7" office:value-type="float" office:value="0.100504" calcext:value-type="float">
            <text:p>0,100504</text:p>
          </table:table-cell>
          <table:table-cell/>
          <table:table-cell table:style-name="ce7" office:value-type="float" office:value="0.000379" calcext:value-type="float">
            <text:p>0,000379</text:p>
          </table:table-cell>
          <table:table-cell table:style-name="ce7" office:value-type="string" calcext:value-type="string">
            <text:p>..</text:p>
          </table:table-cell>
          <table:table-cell table:number-columns-repeated="4"/>
          <table:table-cell office:value-type="float" office:value="2.487819" calcext:value-type="float">
            <text:p>2,487819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HDPE</text:p>
          </table:table-cell>
          <table:table-cell table:style-name="ce8" office:value-type="float" office:value="0.208731" calcext:value-type="float">
            <text:p>0,208731</text:p>
          </table:table-cell>
          <table:table-cell table:style-name="ce8" office:value-type="float" office:value="1.696999" calcext:value-type="float">
            <text:p>1,696999</text:p>
          </table:table-cell>
          <table:table-cell table:style-name="ce8" office:value-type="float" office:value="0.268257" calcext:value-type="float">
            <text:p>0,268257</text:p>
          </table:table-cell>
          <table:table-cell table:style-name="ce8" office:value-type="float" office:value="0.060177" calcext:value-type="float">
            <text:p>0,060177</text:p>
          </table:table-cell>
          <table:table-cell table:style-name="ce8" office:value-type="float" office:value="0.019724" calcext:value-type="float">
            <text:p>0,019724</text:p>
          </table:table-cell>
          <table:table-cell table:style-name="ce8" office:value-type="float" office:value="0.052325" calcext:value-type="float">
            <text:p>0,052325</text:p>
          </table:table-cell>
          <table:table-cell/>
          <table:table-cell table:style-name="ce8" office:value-type="float" office:value="0.000291" calcext:value-type="float">
            <text:p>0,000291</text:p>
          </table:table-cell>
          <table:table-cell table:style-name="ce8" office:value-type="float" office:value="0.003296" calcext:value-type="float">
            <text:p>0,003296</text:p>
          </table:table-cell>
          <table:table-cell table:number-columns-repeated="4"/>
          <table:table-cell table:style-name="ce8" office:value-type="float" office:value="2.3098" calcext:value-type="float">
            <text:p>2,309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HDPE</text:p>
          </table:table-cell>
          <table:table-cell table:style-name="ce7" office:value-type="float" office:value="0.258865" calcext:value-type="float">
            <text:p>0,258865</text:p>
          </table:table-cell>
          <table:table-cell office:value-type="float" office:value="2.058593" calcext:value-type="float">
            <text:p>2,058593</text:p>
          </table:table-cell>
          <table:table-cell table:style-name="ce7" office:value-type="float" office:value="0.31785" calcext:value-type="float">
            <text:p>0,31785</text:p>
          </table:table-cell>
          <table:table-cell table:style-name="ce7" office:value-type="float" office:value="0.696195" calcext:value-type="float">
            <text:p>0,696195</text:p>
          </table:table-cell>
          <table:table-cell table:style-name="ce7" office:value-type="float" office:value="0.040815" calcext:value-type="float">
            <text:p>0,040815</text:p>
          </table:table-cell>
          <table:table-cell table:style-name="ce7" office:value-type="float" office:value="0.348381" calcext:value-type="float">
            <text:p>0,348381</text:p>
          </table:table-cell>
          <table:table-cell/>
          <table:table-cell table:style-name="ce7" office:value-type="float" office:value="0.001056" calcext:value-type="float">
            <text:p>0,001056</text:p>
          </table:table-cell>
          <table:table-cell table:style-name="ce7" office:value-type="float" office:value="0.00385" calcext:value-type="float">
            <text:p>0,00385</text:p>
          </table:table-cell>
          <table:table-cell table:number-columns-repeated="4"/>
          <table:table-cell office:value-type="float" office:value="3.725605" calcext:value-type="float">
            <text:p>3,72560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HDPE</text:p>
          </table:table-cell>
          <table:table-cell table:style-name="ce8" office:value-type="float" office:value="0.868792" calcext:value-type="float">
            <text:p>0,868792</text:p>
          </table:table-cell>
          <table:table-cell table:style-name="ce8" office:value-type="float" office:value="6.898125" calcext:value-type="float">
            <text:p>6,898125</text:p>
          </table:table-cell>
          <table:table-cell table:style-name="ce8" office:value-type="float" office:value="1.094172" calcext:value-type="float">
            <text:p>1,094172</text:p>
          </table:table-cell>
          <table:table-cell table:style-name="ce8" office:value-type="float" office:value="2.077706" calcext:value-type="float">
            <text:p>2,077706</text:p>
          </table:table-cell>
          <table:table-cell table:style-name="ce8" office:value-type="float" office:value="0.101526" calcext:value-type="float">
            <text:p>0,101526</text:p>
          </table:table-cell>
          <table:table-cell table:style-name="ce8" office:value-type="float" office:value="0.447909" calcext:value-type="float">
            <text:p>0,447909</text:p>
          </table:table-cell>
          <table:table-cell/>
          <table:table-cell table:style-name="ce8" office:value-type="float" office:value="0.137596" calcext:value-type="float">
            <text:p>0,137596</text:p>
          </table:table-cell>
          <table:table-cell table:style-name="ce8" office:value-type="float" office:value="0.003893" calcext:value-type="float">
            <text:p>0,003893</text:p>
          </table:table-cell>
          <table:table-cell table:number-columns-repeated="4"/>
          <table:table-cell table:style-name="ce8" office:value-type="float" office:value="11.62972" calcext:value-type="float">
            <text:p>11,6297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HDPE</text:p>
          </table:table-cell>
          <table:table-cell table:style-name="ce7" office:value-type="float" office:value="0.207987" calcext:value-type="float">
            <text:p>0,207987</text:p>
          </table:table-cell>
          <table:table-cell office:value-type="float" office:value="1.681848" calcext:value-type="float">
            <text:p>1,681848</text:p>
          </table:table-cell>
          <table:table-cell table:style-name="ce7" office:value-type="float" office:value="0.322044" calcext:value-type="float">
            <text:p>0,322044</text:p>
          </table:table-cell>
          <table:table-cell table:style-name="ce7" office:value-type="float" office:value="0.524173" calcext:value-type="float">
            <text:p>0,524173</text:p>
          </table:table-cell>
          <table:table-cell table:style-name="ce7" office:value-type="float" office:value="0.033774" calcext:value-type="float">
            <text:p>0,033774</text:p>
          </table:table-cell>
          <table:table-cell table:style-name="ce7" office:value-type="float" office:value="0.172982" calcext:value-type="float">
            <text:p>0,172982</text:p>
          </table:table-cell>
          <table:table-cell/>
          <table:table-cell table:style-name="ce7" office:value-type="float" office:value="0.000385" calcext:value-type="float">
            <text:p>0,000385</text:p>
          </table:table-cell>
          <table:table-cell table:style-name="ce7" office:value-type="float" office:value="0.004838" calcext:value-type="float">
            <text:p>0,004838</text:p>
          </table:table-cell>
          <table:table-cell table:number-columns-repeated="4"/>
          <table:table-cell office:value-type="float" office:value="2.94803" calcext:value-type="float">
            <text:p>2,9480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LDPE LLDPE</text:p>
          </table:table-cell>
          <table:table-cell table:style-name="ce7" office:value-type="float" office:value="1.002331" calcext:value-type="float">
            <text:p>1,002331</text:p>
          </table:table-cell>
          <table:table-cell office:value-type="float" office:value="6.971131" calcext:value-type="float">
            <text:p>6,971131</text:p>
          </table:table-cell>
          <table:table-cell table:style-name="ce7" office:value-type="float" office:value="1.507973" calcext:value-type="float">
            <text:p>1,507973</text:p>
          </table:table-cell>
          <table:table-cell table:style-name="ce7" office:value-type="float" office:value="0.442026" calcext:value-type="float">
            <text:p>0,442026</text:p>
          </table:table-cell>
          <table:table-cell table:style-name="ce7" office:value-type="float" office:value="0.291946" calcext:value-type="float">
            <text:p>0,291946</text:p>
          </table:table-cell>
          <table:table-cell table:style-name="ce7" office:value-type="float" office:value="0.094732" calcext:value-type="float">
            <text:p>0,094732</text:p>
          </table:table-cell>
          <table:table-cell/>
          <table:table-cell table:style-name="ce7" office:value-type="float" office:value="0.133843" calcext:value-type="float">
            <text:p>0,133843</text:p>
          </table:table-cell>
          <table:table-cell table:number-columns-repeated="5"/>
          <table:table-cell office:value-type="float" office:value="10.443982" calcext:value-type="float">
            <text:p>10,443982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LDPE LLDPE</text:p>
          </table:table-cell>
          <table:table-cell table:style-name="ce8" office:value-type="float" office:value="0.091311" calcext:value-type="float">
            <text:p>0,091311</text:p>
          </table:table-cell>
          <table:table-cell table:style-name="ce8" office:value-type="float" office:value="0.645642" calcext:value-type="float">
            <text:p>0,645642</text:p>
          </table:table-cell>
          <table:table-cell table:style-name="ce8" office:value-type="float" office:value="0.134035" calcext:value-type="float">
            <text:p>0,134035</text:p>
          </table:table-cell>
          <table:table-cell table:style-name="ce8" office:value-type="float" office:value="0.040734" calcext:value-type="float">
            <text:p>0,040734</text:p>
          </table:table-cell>
          <table:table-cell table:style-name="ce8" office:value-type="float" office:value="0.024538" calcext:value-type="float">
            <text:p>0,024538</text:p>
          </table:table-cell>
          <table:table-cell table:style-name="ce8" office:value-type="float" office:value="0.008221" calcext:value-type="float">
            <text:p>0,008221</text:p>
          </table:table-cell>
          <table:table-cell/>
          <table:table-cell table:style-name="ce8" office:value-type="float" office:value="0.011113" calcext:value-type="float">
            <text:p>0,011113</text:p>
          </table:table-cell>
          <table:table-cell table:number-columns-repeated="5"/>
          <table:table-cell table:style-name="ce8" office:value-type="float" office:value="0.955595" calcext:value-type="float">
            <text:p>0,95559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LDPE LLDPE</text:p>
          </table:table-cell>
          <table:table-cell table:style-name="ce7" office:value-type="float" office:value="0.17982" calcext:value-type="float">
            <text:p>0,17982</text:p>
          </table:table-cell>
          <table:table-cell office:value-type="float" office:value="1.263675" calcext:value-type="float">
            <text:p>1,263675</text:p>
          </table:table-cell>
          <table:table-cell table:style-name="ce7" office:value-type="float" office:value="0.279035" calcext:value-type="float">
            <text:p>0,279035</text:p>
          </table:table-cell>
          <table:table-cell table:style-name="ce7" office:value-type="float" office:value="0.054073" calcext:value-type="float">
            <text:p>0,054073</text:p>
          </table:table-cell>
          <table:table-cell table:style-name="ce7" office:value-type="float" office:value="0.04588" calcext:value-type="float">
            <text:p>0,04588</text:p>
          </table:table-cell>
          <table:table-cell table:style-name="ce7" office:value-type="float" office:value="0.009379" calcext:value-type="float">
            <text:p>0,009379</text:p>
          </table:table-cell>
          <table:table-cell/>
          <table:table-cell table:style-name="ce7" office:value-type="float" office:value="0.044532" calcext:value-type="float">
            <text:p>0,044532</text:p>
          </table:table-cell>
          <table:table-cell table:number-columns-repeated="5"/>
          <table:table-cell office:value-type="float" office:value="1.876395" calcext:value-type="float">
            <text:p>1,87639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LDPE LLDPE</text:p>
          </table:table-cell>
          <table:table-cell table:style-name="ce8" office:value-type="float" office:value="0.821618" calcext:value-type="float">
            <text:p>0,821618</text:p>
          </table:table-cell>
          <table:table-cell table:style-name="ce8" office:value-type="float" office:value="4.731087" calcext:value-type="float">
            <text:p>4,731087</text:p>
          </table:table-cell>
          <table:table-cell table:style-name="ce8" office:value-type="float" office:value="1.053096" calcext:value-type="float">
            <text:p>1,053096</text:p>
          </table:table-cell>
          <table:table-cell table:style-name="ce8" office:value-type="float" office:value="0.67232" calcext:value-type="float">
            <text:p>0,67232</text:p>
          </table:table-cell>
          <table:table-cell table:style-name="ce8" office:value-type="float" office:value="0.205396" calcext:value-type="float">
            <text:p>0,205396</text:p>
          </table:table-cell>
          <table:table-cell table:style-name="ce8" office:value-type="float" office:value="0.05111" calcext:value-type="float">
            <text:p>0,05111</text:p>
          </table:table-cell>
          <table:table-cell/>
          <table:table-cell table:style-name="ce8" office:value-type="float" office:value="0.136262" calcext:value-type="float">
            <text:p>0,136262</text:p>
          </table:table-cell>
          <table:table-cell table:number-columns-repeated="5"/>
          <table:table-cell table:style-name="ce8" office:value-type="float" office:value="7.670889" calcext:value-type="float">
            <text:p>7,67088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LDPE LLDPE</text:p>
          </table:table-cell>
          <table:table-cell table:style-name="ce7" office:value-type="float" office:value="0.247996" calcext:value-type="float">
            <text:p>0,247996</text:p>
          </table:table-cell>
          <table:table-cell office:value-type="float" office:value="1.632947" calcext:value-type="float">
            <text:p>1,632947</text:p>
          </table:table-cell>
          <table:table-cell table:style-name="ce7" office:value-type="float" office:value="0.355619" calcext:value-type="float">
            <text:p>0,355619</text:p>
          </table:table-cell>
          <table:table-cell table:style-name="ce7" office:value-type="float" office:value="0.213215" calcext:value-type="float">
            <text:p>0,213215</text:p>
          </table:table-cell>
          <table:table-cell table:style-name="ce7" office:value-type="float" office:value="0.071156" calcext:value-type="float">
            <text:p>0,071156</text:p>
          </table:table-cell>
          <table:table-cell table:style-name="ce7" office:value-type="float" office:value="0.018039" calcext:value-type="float">
            <text:p>0,018039</text:p>
          </table:table-cell>
          <table:table-cell/>
          <table:table-cell table:style-name="ce7" office:value-type="float" office:value="0.04094" calcext:value-type="float">
            <text:p>0,04094</text:p>
          </table:table-cell>
          <table:table-cell table:number-columns-repeated="5"/>
          <table:table-cell office:value-type="float" office:value="2.579913" calcext:value-type="float">
            <text:p>2,57991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LDPE LLDPE</text:p>
          </table:table-cell>
          <table:table-cell table:style-name="ce8" office:value-type="float" office:value="0.183895" calcext:value-type="float">
            <text:p>0,183895</text:p>
          </table:table-cell>
          <table:table-cell table:style-name="ce8" office:value-type="float" office:value="1.223577" calcext:value-type="float">
            <text:p>1,223577</text:p>
          </table:table-cell>
          <table:table-cell table:style-name="ce8" office:value-type="float" office:value="0.280174" calcext:value-type="float">
            <text:p>0,280174</text:p>
          </table:table-cell>
          <table:table-cell table:style-name="ce8" office:value-type="float" office:value="0.268286" calcext:value-type="float">
            <text:p>0,268286</text:p>
          </table:table-cell>
          <table:table-cell table:style-name="ce8" office:value-type="float" office:value="0.073632" calcext:value-type="float">
            <text:p>0,073632</text:p>
          </table:table-cell>
          <table:table-cell table:style-name="ce8" office:value-type="float" office:value="0.008467" calcext:value-type="float">
            <text:p>0,008467</text:p>
          </table:table-cell>
          <table:table-cell/>
          <table:table-cell table:style-name="ce8" office:value-type="float" office:value="0.000596" calcext:value-type="float">
            <text:p>0,000596</text:p>
          </table:table-cell>
          <table:table-cell table:number-columns-repeated="5"/>
          <table:table-cell table:style-name="ce8" office:value-type="float" office:value="2.038627" calcext:value-type="float">
            <text:p>2,03862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LDPE LLDPE</text:p>
          </table:table-cell>
          <table:table-cell table:style-name="ce7" office:value-type="float" office:value="0.013303" calcext:value-type="float">
            <text:p>0,013303</text:p>
          </table:table-cell>
          <table:table-cell office:value-type="float" office:value="0.11227" calcext:value-type="float">
            <text:p>0,11227</text:p>
          </table:table-cell>
          <table:table-cell table:style-name="ce7" office:value-type="float" office:value="0.022139" calcext:value-type="float">
            <text:p>0,022139</text:p>
          </table:table-cell>
          <table:table-cell table:style-name="ce7" office:value-type="float" office:value="0.090129" calcext:value-type="float">
            <text:p>0,090129</text:p>
          </table:table-cell>
          <table:table-cell table:style-name="ce7" office:value-type="float" office:value="0.002762" calcext:value-type="float">
            <text:p>0,002762</text:p>
          </table:table-cell>
          <table:table-cell table:style-name="ce7" office:value-type="float" office:value="0.007391" calcext:value-type="float">
            <text:p>0,007391</text:p>
          </table:table-cell>
          <table:table-cell/>
          <table:table-cell table:style-name="ce7" office:value-type="float" office:value="0.002153" calcext:value-type="float">
            <text:p>0,002153</text:p>
          </table:table-cell>
          <table:table-cell table:number-columns-repeated="5"/>
          <table:table-cell office:value-type="float" office:value="0.250148" calcext:value-type="float">
            <text:p>0,25014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LDPE LLDPE</text:p>
          </table:table-cell>
          <table:table-cell table:style-name="ce8" office:value-type="float" office:value="0.328459" calcext:value-type="float">
            <text:p>0,328459</text:p>
          </table:table-cell>
          <table:table-cell table:style-name="ce8" office:value-type="float" office:value="2.156632" calcext:value-type="float">
            <text:p>2,156632</text:p>
          </table:table-cell>
          <table:table-cell table:style-name="ce8" office:value-type="float" office:value="0.47545" calcext:value-type="float">
            <text:p>0,47545</text:p>
          </table:table-cell>
          <table:table-cell table:style-name="ce8" office:value-type="float" office:value="0.090307" calcext:value-type="float">
            <text:p>0,090307</text:p>
          </table:table-cell>
          <table:table-cell table:style-name="ce8" office:value-type="float" office:value="0.080047" calcext:value-type="float">
            <text:p>0,080047</text:p>
          </table:table-cell>
          <table:table-cell table:style-name="ce8" office:value-type="float" office:value="0.016694" calcext:value-type="float">
            <text:p>0,016694</text:p>
          </table:table-cell>
          <table:table-cell/>
          <table:table-cell table:style-name="ce8" office:value-type="float" office:value="0.075279" calcext:value-type="float">
            <text:p>0,075279</text:p>
          </table:table-cell>
          <table:table-cell table:number-columns-repeated="5"/>
          <table:table-cell table:style-name="ce8" office:value-type="float" office:value="3.222867" calcext:value-type="float">
            <text:p>3,22286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LDPE LLDPE</text:p>
          </table:table-cell>
          <table:table-cell table:style-name="ce7" office:value-type="float" office:value="0.024978" calcext:value-type="float">
            <text:p>0,024978</text:p>
          </table:table-cell>
          <table:table-cell office:value-type="float" office:value="0.180104" calcext:value-type="float">
            <text:p>0,180104</text:p>
          </table:table-cell>
          <table:table-cell table:style-name="ce7" office:value-type="float" office:value="0.044546" calcext:value-type="float">
            <text:p>0,044546</text:p>
          </table:table-cell>
          <table:table-cell table:style-name="ce7" office:value-type="float" office:value="0.023322" calcext:value-type="float">
            <text:p>0,023322</text:p>
          </table:table-cell>
          <table:table-cell table:style-name="ce7" office:value-type="float" office:value="0.011011" calcext:value-type="float">
            <text:p>0,011011</text:p>
          </table:table-cell>
          <table:table-cell table:style-name="ce7" office:value-type="float" office:value="0.008542" calcext:value-type="float">
            <text:p>0,008542</text:p>
          </table:table-cell>
          <table:table-cell/>
          <table:table-cell table:style-name="ce7" office:value-type="float" office:value="0.000334" calcext:value-type="float">
            <text:p>0,000334</text:p>
          </table:table-cell>
          <table:table-cell table:number-columns-repeated="5"/>
          <table:table-cell office:value-type="float" office:value="0.292837" calcext:value-type="float">
            <text:p>0,29283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LDPE LLDPE</text:p>
          </table:table-cell>
          <table:table-cell table:style-name="ce8" office:value-type="float" office:value="0.170508" calcext:value-type="float">
            <text:p>0,170508</text:p>
          </table:table-cell>
          <table:table-cell table:style-name="ce8" office:value-type="float" office:value="1.366382" calcext:value-type="float">
            <text:p>1,366382</text:p>
          </table:table-cell>
          <table:table-cell table:style-name="ce8" office:value-type="float" office:value="0.291756" calcext:value-type="float">
            <text:p>0,291756</text:p>
          </table:table-cell>
          <table:table-cell table:style-name="ce8" office:value-type="float" office:value="0.174615" calcext:value-type="float">
            <text:p>0,174615</text:p>
          </table:table-cell>
          <table:table-cell table:style-name="ce8" office:value-type="float" office:value="0.035881" calcext:value-type="float">
            <text:p>0,035881</text:p>
          </table:table-cell>
          <table:table-cell table:style-name="ce8" office:value-type="float" office:value="0.044144" calcext:value-type="float">
            <text:p>0,044144</text:p>
          </table:table-cell>
          <table:table-cell/>
          <table:table-cell table:style-name="ce8" office:value-type="float" office:value="0.000356" calcext:value-type="float">
            <text:p>0,000356</text:p>
          </table:table-cell>
          <table:table-cell table:number-columns-repeated="5"/>
          <table:table-cell table:style-name="ce8" office:value-type="float" office:value="2.083643" calcext:value-type="float">
            <text:p>2,08364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LDPE LLDPE</text:p>
          </table:table-cell>
          <table:table-cell table:style-name="ce7" office:value-type="float" office:value="0.21696" calcext:value-type="float">
            <text:p>0,21696</text:p>
          </table:table-cell>
          <table:table-cell office:value-type="float" office:value="1.827823" calcext:value-type="float">
            <text:p>1,827823</text:p>
          </table:table-cell>
          <table:table-cell table:style-name="ce7" office:value-type="float" office:value="0.348012" calcext:value-type="float">
            <text:p>0,348012</text:p>
          </table:table-cell>
          <table:table-cell table:style-name="ce7" office:value-type="float" office:value="0.166292" calcext:value-type="float">
            <text:p>0,166292</text:p>
          </table:table-cell>
          <table:table-cell table:style-name="ce7" office:value-type="float" office:value="0.048584" calcext:value-type="float">
            <text:p>0,048584</text:p>
          </table:table-cell>
          <table:table-cell table:style-name="ce7" office:value-type="float" office:value="0.022145" calcext:value-type="float">
            <text:p>0,022145</text:p>
          </table:table-cell>
          <table:table-cell/>
          <table:table-cell table:style-name="ce7" office:value-type="float" office:value="0.000299" calcext:value-type="float">
            <text:p>0,000299</text:p>
          </table:table-cell>
          <table:table-cell table:number-columns-repeated="5"/>
          <table:table-cell office:value-type="float" office:value="2.630115" calcext:value-type="float">
            <text:p>2,63011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LDPE LLDPE</text:p>
          </table:table-cell>
          <table:table-cell table:style-name="ce8" office:value-type="float" office:value="0.27506" calcext:value-type="float">
            <text:p>0,27506</text:p>
          </table:table-cell>
          <table:table-cell table:style-name="ce8" office:value-type="float" office:value="2.004919" calcext:value-type="float">
            <text:p>2,004919</text:p>
          </table:table-cell>
          <table:table-cell table:style-name="ce8" office:value-type="float" office:value="0.40958" calcext:value-type="float">
            <text:p>0,40958</text:p>
          </table:table-cell>
          <table:table-cell table:style-name="ce8" office:value-type="float" office:value="0.01932" calcext:value-type="float">
            <text:p>0,01932</text:p>
          </table:table-cell>
          <table:table-cell table:style-name="ce8" office:value-type="float" office:value="0.063146" calcext:value-type="float">
            <text:p>0,063146</text:p>
          </table:table-cell>
          <table:table-cell table:style-name="ce8" office:value-type="float" office:value="0.011492" calcext:value-type="float">
            <text:p>0,011492</text:p>
          </table:table-cell>
          <table:table-cell/>
          <table:table-cell table:style-name="ce8" office:value-type="float" office:value="0.000224" calcext:value-type="float">
            <text:p>0,000224</text:p>
          </table:table-cell>
          <table:table-cell table:number-columns-repeated="5"/>
          <table:table-cell table:style-name="ce8" office:value-type="float" office:value="2.783742" calcext:value-type="float">
            <text:p>2,78374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LDPE LLDPE</text:p>
          </table:table-cell>
          <table:table-cell table:style-name="ce7" office:value-type="float" office:value="0.32434" calcext:value-type="float">
            <text:p>0,32434</text:p>
          </table:table-cell>
          <table:table-cell office:value-type="float" office:value="2.265201" calcext:value-type="float">
            <text:p>2,265201</text:p>
          </table:table-cell>
          <table:table-cell table:style-name="ce7" office:value-type="float" office:value="0.45734" calcext:value-type="float">
            <text:p>0,45734</text:p>
          </table:table-cell>
          <table:table-cell table:style-name="ce7" office:value-type="float" office:value="0.229093" calcext:value-type="float">
            <text:p>0,229093</text:p>
          </table:table-cell>
          <table:table-cell table:style-name="ce7" office:value-type="float" office:value="0.125797" calcext:value-type="float">
            <text:p>0,125797</text:p>
          </table:table-cell>
          <table:table-cell table:style-name="ce7" office:value-type="float" office:value="0.076338" calcext:value-type="float">
            <text:p>0,076338</text:p>
          </table:table-cell>
          <table:table-cell/>
          <table:table-cell table:style-name="ce7" office:value-type="float" office:value="0.000912" calcext:value-type="float">
            <text:p>0,000912</text:p>
          </table:table-cell>
          <table:table-cell table:number-columns-repeated="5"/>
          <table:table-cell office:value-type="float" office:value="3.47902" calcext:value-type="float">
            <text:p>3,4790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LDPE LLDPE</text:p>
          </table:table-cell>
          <table:table-cell table:style-name="ce8" office:value-type="float" office:value="1.150969" calcext:value-type="float">
            <text:p>1,150969</text:p>
          </table:table-cell>
          <table:table-cell table:style-name="ce8" office:value-type="float" office:value="7.218645" calcext:value-type="float">
            <text:p>7,218645</text:p>
          </table:table-cell>
          <table:table-cell table:style-name="ce8" office:value-type="float" office:value="1.515682" calcext:value-type="float">
            <text:p>1,515682</text:p>
          </table:table-cell>
          <table:table-cell table:style-name="ce8" office:value-type="float" office:value="0.68764" calcext:value-type="float">
            <text:p>0,68764</text:p>
          </table:table-cell>
          <table:table-cell table:style-name="ce8" office:value-type="float" office:value="0.310763" calcext:value-type="float">
            <text:p>0,310763</text:p>
          </table:table-cell>
          <table:table-cell table:style-name="ce8" office:value-type="float" office:value="0.09836" calcext:value-type="float">
            <text:p>0,09836</text:p>
          </table:table-cell>
          <table:table-cell/>
          <table:table-cell table:style-name="ce8" office:value-type="float" office:value="0.146321" calcext:value-type="float">
            <text:p>0,146321</text:p>
          </table:table-cell>
          <table:table-cell table:number-columns-repeated="5"/>
          <table:table-cell table:style-name="ce8" office:value-type="float" office:value="11.128381" calcext:value-type="float">
            <text:p>11,12838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LDPE LLDPE</text:p>
          </table:table-cell>
          <table:table-cell table:style-name="ce7" office:value-type="float" office:value="0.264436" calcext:value-type="float">
            <text:p>0,264436</text:p>
          </table:table-cell>
          <table:table-cell office:value-type="float" office:value="1.843166" calcext:value-type="float">
            <text:p>1,843166</text:p>
          </table:table-cell>
          <table:table-cell table:style-name="ce7" office:value-type="float" office:value="0.444317" calcext:value-type="float">
            <text:p>0,444317</text:p>
          </table:table-cell>
          <table:table-cell table:style-name="ce7" office:value-type="float" office:value="0.173384" calcext:value-type="float">
            <text:p>0,173384</text:p>
          </table:table-cell>
          <table:table-cell table:style-name="ce7" office:value-type="float" office:value="0.102761" calcext:value-type="float">
            <text:p>0,102761</text:p>
          </table:table-cell>
          <table:table-cell table:style-name="ce7" office:value-type="float" office:value="0.038008" calcext:value-type="float">
            <text:p>0,038008</text:p>
          </table:table-cell>
          <table:table-cell/>
          <table:table-cell table:style-name="ce7" office:value-type="float" office:value="0.000365" calcext:value-type="float">
            <text:p>0,000365</text:p>
          </table:table-cell>
          <table:table-cell table:number-columns-repeated="5"/>
          <table:table-cell office:value-type="float" office:value="2.866436" calcext:value-type="float">
            <text:p>2,866436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7" office:value-type="float" office:value="0.116666" calcext:value-type="float">
            <text:p>0,116666</text:p>
          </table:table-cell>
          <table:table-cell table:style-name="ce7"/>
          <table:table-cell office:value-type="float" office:value="0.116666" calcext:value-type="float">
            <text:p>0,116666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8" office:value-type="float" office:value="0.009828" calcext:value-type="float">
            <text:p>0,009828</text:p>
          </table:table-cell>
          <table:table-cell table:style-name="ce8"/>
          <table:table-cell table:style-name="ce8" office:value-type="float" office:value="0.009828" calcext:value-type="float">
            <text:p>0,009828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7" office:value-type="float" office:value="0.01325" calcext:value-type="float">
            <text:p>0,01325</text:p>
          </table:table-cell>
          <table:table-cell table:style-name="ce7"/>
          <table:table-cell office:value-type="float" office:value="0.01325" calcext:value-type="float">
            <text:p>0,0132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8" office:value-type="float" office:value="0.06594" calcext:value-type="float">
            <text:p>0,06594</text:p>
          </table:table-cell>
          <table:table-cell table:style-name="ce8"/>
          <table:table-cell table:style-name="ce8" office:value-type="float" office:value="0.06594" calcext:value-type="float">
            <text:p>0,0659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7" office:value-type="float" office:value="0.022874" calcext:value-type="float">
            <text:p>0,022874</text:p>
          </table:table-cell>
          <table:table-cell table:style-name="ce7"/>
          <table:table-cell office:value-type="float" office:value="0.022874" calcext:value-type="float">
            <text:p>0,02287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8" office:value-type="float" office:value="0.001473" calcext:value-type="float">
            <text:p>0,001473</text:p>
          </table:table-cell>
          <table:table-cell table:style-name="ce8"/>
          <table:table-cell table:style-name="ce8" office:value-type="float" office:value="0.001473" calcext:value-type="float">
            <text:p>0,00147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7" office:value-type="float" office:value="0.022914" calcext:value-type="float">
            <text:p>0,022914</text:p>
          </table:table-cell>
          <table:table-cell table:style-name="ce7"/>
          <table:table-cell office:value-type="float" office:value="0.022914" calcext:value-type="float">
            <text:p>0,02291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8" office:value-type="float" office:value="0.005363" calcext:value-type="float">
            <text:p>0,005363</text:p>
          </table:table-cell>
          <table:table-cell table:style-name="ce8"/>
          <table:table-cell table:style-name="ce8" office:value-type="float" office:value="0.005363" calcext:value-type="float">
            <text:p>0,00536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7" office:value-type="float" office:value="0.022052" calcext:value-type="float">
            <text:p>0,022052</text:p>
          </table:table-cell>
          <table:table-cell table:style-name="ce7"/>
          <table:table-cell office:value-type="float" office:value="0.022052" calcext:value-type="float">
            <text:p>0,02205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8" office:value-type="float" office:value="0.028988" calcext:value-type="float">
            <text:p>0,028988</text:p>
          </table:table-cell>
          <table:table-cell table:style-name="ce8"/>
          <table:table-cell table:style-name="ce8" office:value-type="float" office:value="0.028988" calcext:value-type="float">
            <text:p>0,02898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7" office:value-type="float" office:value="0.038833" calcext:value-type="float">
            <text:p>0,038833</text:p>
          </table:table-cell>
          <table:table-cell table:style-name="ce7"/>
          <table:table-cell office:value-type="float" office:value="0.038833" calcext:value-type="float">
            <text:p>0,03883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8" office:value-type="float" office:value="0.046077" calcext:value-type="float">
            <text:p>0,046077</text:p>
          </table:table-cell>
          <table:table-cell table:style-name="ce8"/>
          <table:table-cell table:style-name="ce8" office:value-type="float" office:value="0.046077" calcext:value-type="float">
            <text:p>0,04607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7" office:value-type="float" office:value="0.087643" calcext:value-type="float">
            <text:p>0,087643</text:p>
          </table:table-cell>
          <table:table-cell table:style-name="ce7"/>
          <table:table-cell office:value-type="float" office:value="0.087643" calcext:value-type="float">
            <text:p>0,08764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Marine Coatings</text:p>
          </table:table-cell>
          <table:table-cell/>
          <table:table-cell table:style-name="Default"/>
          <table:table-cell table:number-columns-repeated="9"/>
          <table:table-cell table:style-name="ce8" office:value-type="float" office:value="0.058965" calcext:value-type="float">
            <text:p>0,058965</text:p>
          </table:table-cell>
          <table:table-cell table:style-name="ce8"/>
          <table:table-cell table:style-name="ce8" office:value-type="float" office:value="0.058965" calcext:value-type="float">
            <text:p>0,05896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Other</text:p>
          </table:table-cell>
          <table:table-cell table:style-name="ce7" office:value-type="float" office:value="6.481506" calcext:value-type="float">
            <text:p>6,481506</text:p>
          </table:table-cell>
          <table:table-cell office:value-type="float" office:value="0.32223" calcext:value-type="float">
            <text:p>0,32223</text:p>
          </table:table-cell>
          <table:table-cell table:style-name="ce7" office:value-type="float" office:value="0.791553" calcext:value-type="float">
            <text:p>0,791553</text:p>
          </table:table-cell>
          <table:table-cell table:style-name="ce7" office:value-type="float" office:value="1.310488" calcext:value-type="float">
            <text:p>1,310488</text:p>
          </table:table-cell>
          <table:table-cell table:style-name="ce7" office:value-type="float" office:value="1.085969" calcext:value-type="float">
            <text:p>1,085969</text:p>
          </table:table-cell>
          <table:table-cell table:style-name="ce7" office:value-type="float" office:value="5.279013" calcext:value-type="float">
            <text:p>5,279013</text:p>
          </table:table-cell>
          <table:table-cell table:number-columns-repeated="7"/>
          <table:table-cell office:value-type="float" office:value="15.270758" calcext:value-type="float">
            <text:p>15,270758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Other</text:p>
          </table:table-cell>
          <table:table-cell table:style-name="ce8" office:value-type="float" office:value="0.553368" calcext:value-type="float">
            <text:p>0,553368</text:p>
          </table:table-cell>
          <table:table-cell table:style-name="ce8" office:value-type="float" office:value="0.029678" calcext:value-type="float">
            <text:p>0,029678</text:p>
          </table:table-cell>
          <table:table-cell table:style-name="ce8" office:value-type="float" office:value="0.069854" calcext:value-type="float">
            <text:p>0,069854</text:p>
          </table:table-cell>
          <table:table-cell table:style-name="ce8" office:value-type="float" office:value="0.117724" calcext:value-type="float">
            <text:p>0,117724</text:p>
          </table:table-cell>
          <table:table-cell table:style-name="ce8" office:value-type="float" office:value="0.091623" calcext:value-type="float">
            <text:p>0,091623</text:p>
          </table:table-cell>
          <table:table-cell table:style-name="ce8" office:value-type="float" office:value="0.457229" calcext:value-type="float">
            <text:p>0,457229</text:p>
          </table:table-cell>
          <table:table-cell table:number-columns-repeated="7"/>
          <table:table-cell table:style-name="ce8" office:value-type="float" office:value="1.319477" calcext:value-type="float">
            <text:p>1,31947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Other</text:p>
          </table:table-cell>
          <table:table-cell table:style-name="ce7" office:value-type="float" office:value="1.06514" calcext:value-type="float">
            <text:p>1,06514</text:p>
          </table:table-cell>
          <table:table-cell office:value-type="float" office:value="0.058153" calcext:value-type="float">
            <text:p>0,058153</text:p>
          </table:table-cell>
          <table:table-cell table:style-name="ce7" office:value-type="float" office:value="0.146022" calcext:value-type="float">
            <text:p>0,146022</text:p>
          </table:table-cell>
          <table:table-cell table:style-name="ce7" office:value-type="float" office:value="0.157821" calcext:value-type="float">
            <text:p>0,157821</text:p>
          </table:table-cell>
          <table:table-cell table:style-name="ce7" office:value-type="float" office:value="0.166151" calcext:value-type="float">
            <text:p>0,166151</text:p>
          </table:table-cell>
          <table:table-cell table:style-name="ce7" office:value-type="float" office:value="0.516812" calcext:value-type="float">
            <text:p>0,516812</text:p>
          </table:table-cell>
          <table:table-cell table:number-columns-repeated="7"/>
          <table:table-cell office:value-type="float" office:value="2.110099" calcext:value-type="float">
            <text:p>2,11009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Other</text:p>
          </table:table-cell>
          <table:table-cell table:style-name="ce8" office:value-type="float" office:value="4.521182" calcext:value-type="float">
            <text:p>4,521182</text:p>
          </table:table-cell>
          <table:table-cell table:style-name="ce8" office:value-type="float" office:value="0.213928" calcext:value-type="float">
            <text:p>0,213928</text:p>
          </table:table-cell>
          <table:table-cell table:style-name="ce8" office:value-type="float" office:value="0.540959" calcext:value-type="float">
            <text:p>0,540959</text:p>
          </table:table-cell>
          <table:table-cell table:style-name="ce8" office:value-type="float" office:value="1.823863" calcext:value-type="float">
            <text:p>1,823863</text:p>
          </table:table-cell>
          <table:table-cell table:style-name="ce8" office:value-type="float" office:value="0.764015" calcext:value-type="float">
            <text:p>0,764015</text:p>
          </table:table-cell>
          <table:table-cell table:style-name="ce8" office:value-type="float" office:value="2.823018" calcext:value-type="float">
            <text:p>2,823018</text:p>
          </table:table-cell>
          <table:table-cell table:number-columns-repeated="7"/>
          <table:table-cell table:style-name="ce8" office:value-type="float" office:value="10.686966" calcext:value-type="float">
            <text:p>10,686966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Other</text:p>
          </table:table-cell>
          <table:table-cell table:style-name="ce7" office:value-type="float" office:value="1.531933" calcext:value-type="float">
            <text:p>1,531933</text:p>
          </table:table-cell>
          <table:table-cell office:value-type="float" office:value="0.074749" calcext:value-type="float">
            <text:p>0,074749</text:p>
          </table:table-cell>
          <table:table-cell table:style-name="ce7" office:value-type="float" office:value="0.185308" calcext:value-type="float">
            <text:p>0,185308</text:p>
          </table:table-cell>
          <table:table-cell table:style-name="ce7" office:value-type="float" office:value="0.622056" calcext:value-type="float">
            <text:p>0,622056</text:p>
          </table:table-cell>
          <table:table-cell table:style-name="ce7" office:value-type="float" office:value="0.265309" calcext:value-type="float">
            <text:p>0,265309</text:p>
          </table:table-cell>
          <table:table-cell table:style-name="ce7" office:value-type="float" office:value="1.003437" calcext:value-type="float">
            <text:p>1,003437</text:p>
          </table:table-cell>
          <table:table-cell table:number-columns-repeated="7"/>
          <table:table-cell office:value-type="float" office:value="3.682793" calcext:value-type="float">
            <text:p>3,68279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Other</text:p>
          </table:table-cell>
          <table:table-cell table:style-name="ce8" office:value-type="float" office:value="1.074981" calcext:value-type="float">
            <text:p>1,074981</text:p>
          </table:table-cell>
          <table:table-cell table:style-name="ce8" office:value-type="float" office:value="0.05577" calcext:value-type="float">
            <text:p>0,05577</text:p>
          </table:table-cell>
          <table:table-cell table:style-name="ce8" office:value-type="float" office:value="0.145118" calcext:value-type="float">
            <text:p>0,145118</text:p>
          </table:table-cell>
          <table:table-cell table:style-name="ce8" office:value-type="float" office:value="0.799034" calcext:value-type="float">
            <text:p>0,799034</text:p>
          </table:table-cell>
          <table:table-cell table:style-name="ce8" office:value-type="float" office:value="0.272439" calcext:value-type="float">
            <text:p>0,272439</text:p>
          </table:table-cell>
          <table:table-cell table:style-name="ce8" office:value-type="float" office:value="0.467586" calcext:value-type="float">
            <text:p>0,467586</text:p>
          </table:table-cell>
          <table:table-cell table:number-columns-repeated="7"/>
          <table:table-cell table:style-name="ce8" office:value-type="float" office:value="2.814929" calcext:value-type="float">
            <text:p>2,81492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Other</text:p>
          </table:table-cell>
          <table:table-cell table:style-name="ce7" office:value-type="float" office:value="0.082015" calcext:value-type="float">
            <text:p>0,082015</text:p>
          </table:table-cell>
          <table:table-cell office:value-type="float" office:value="0.005027" calcext:value-type="float">
            <text:p>0,005027</text:p>
          </table:table-cell>
          <table:table-cell table:style-name="ce7" office:value-type="float" office:value="0.011417" calcext:value-type="float">
            <text:p>0,011417</text:p>
          </table:table-cell>
          <table:table-cell table:style-name="ce7" office:value-type="float" office:value="0.284615" calcext:value-type="float">
            <text:p>0,284615</text:p>
          </table:table-cell>
          <table:table-cell table:style-name="ce7" office:value-type="float" office:value="0.010097" calcext:value-type="float">
            <text:p>0,010097</text:p>
          </table:table-cell>
          <table:table-cell table:style-name="ce7" office:value-type="float" office:value="0.412638" calcext:value-type="float">
            <text:p>0,412638</text:p>
          </table:table-cell>
          <table:table-cell table:number-columns-repeated="7"/>
          <table:table-cell office:value-type="float" office:value="0.80581" calcext:value-type="float">
            <text:p>0,8058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Other</text:p>
          </table:table-cell>
          <table:table-cell table:style-name="ce8" office:value-type="float" office:value="1.890091" calcext:value-type="float">
            <text:p>1,890091</text:p>
          </table:table-cell>
          <table:table-cell table:style-name="ce8" office:value-type="float" office:value="0.0991" calcext:value-type="float">
            <text:p>0,0991</text:p>
          </table:table-cell>
          <table:table-cell table:style-name="ce8" office:value-type="float" office:value="0.248569" calcext:value-type="float">
            <text:p>0,248569</text:p>
          </table:table-cell>
          <table:table-cell table:style-name="ce8" office:value-type="float" office:value="0.276915" calcext:value-type="float">
            <text:p>0,276915</text:p>
          </table:table-cell>
          <table:table-cell table:style-name="ce8" office:value-type="float" office:value="0.288043" calcext:value-type="float">
            <text:p>0,288043</text:p>
          </table:table-cell>
          <table:table-cell table:style-name="ce8" office:value-type="float" office:value="0.915973" calcext:value-type="float">
            <text:p>0,915973</text:p>
          </table:table-cell>
          <table:table-cell table:number-columns-repeated="7"/>
          <table:table-cell table:style-name="ce8" office:value-type="float" office:value="3.71869" calcext:value-type="float">
            <text:p>3,71869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Other</text:p>
          </table:table-cell>
          <table:table-cell table:style-name="ce7" office:value-type="float" office:value="0.157299" calcext:value-type="float">
            <text:p>0,157299</text:p>
          </table:table-cell>
          <table:table-cell office:value-type="float" office:value="0.008221" calcext:value-type="float">
            <text:p>0,008221</text:p>
          </table:table-cell>
          <table:table-cell table:style-name="ce7" office:value-type="float" office:value="0.023163" calcext:value-type="float">
            <text:p>0,023163</text:p>
          </table:table-cell>
          <table:table-cell table:style-name="ce7" office:value-type="float" office:value="0.067891" calcext:value-type="float">
            <text:p>0,067891</text:p>
          </table:table-cell>
          <table:table-cell table:style-name="ce7" office:value-type="float" office:value="0.040166" calcext:value-type="float">
            <text:p>0,040166</text:p>
          </table:table-cell>
          <table:table-cell table:style-name="ce7" office:value-type="float" office:value="0.474801" calcext:value-type="float">
            <text:p>0,474801</text:p>
          </table:table-cell>
          <table:table-cell table:number-columns-repeated="7"/>
          <table:table-cell office:value-type="float" office:value="0.77154" calcext:value-type="float">
            <text:p>0,7715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Other</text:p>
          </table:table-cell>
          <table:table-cell table:style-name="ce8" office:value-type="float" office:value="1.060219" calcext:value-type="float">
            <text:p>1,060219</text:p>
          </table:table-cell>
          <table:table-cell table:style-name="ce8" office:value-type="float" office:value="0.062939" calcext:value-type="float">
            <text:p>0,062939</text:p>
          </table:table-cell>
          <table:table-cell table:style-name="ce8" office:value-type="float" office:value="0.153474" calcext:value-type="float">
            <text:p>0,153474</text:p>
          </table:table-cell>
          <table:table-cell table:style-name="ce8" office:value-type="float" office:value="0.537128" calcext:value-type="float">
            <text:p>0,537128</text:p>
          </table:table-cell>
          <table:table-cell table:style-name="ce8" office:value-type="float" office:value="0.130911" calcext:value-type="float">
            <text:p>0,130911</text:p>
          </table:table-cell>
          <table:table-cell table:style-name="ce8" office:value-type="float" office:value="2.451377" calcext:value-type="float">
            <text:p>2,451377</text:p>
          </table:table-cell>
          <table:table-cell table:number-columns-repeated="7"/>
          <table:table-cell table:style-name="ce8" office:value-type="float" office:value="4.396047" calcext:value-type="float">
            <text:p>4,39604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Other</text:p>
          </table:table-cell>
          <table:table-cell table:style-name="ce7" office:value-type="float" office:value="1.426892" calcext:value-type="float">
            <text:p>1,426892</text:p>
          </table:table-cell>
          <table:table-cell office:value-type="float" office:value="0.084839" calcext:value-type="float">
            <text:p>0,084839</text:p>
          </table:table-cell>
          <table:table-cell table:style-name="ce7" office:value-type="float" office:value="0.183589" calcext:value-type="float">
            <text:p>0,183589</text:p>
          </table:table-cell>
          <table:table-cell table:style-name="ce7" office:value-type="float" office:value="0.506342" calcext:value-type="float">
            <text:p>0,506342</text:p>
          </table:table-cell>
          <table:table-cell table:style-name="ce7" office:value-type="float" office:value="0.178245" calcext:value-type="float">
            <text:p>0,178245</text:p>
          </table:table-cell>
          <table:table-cell table:style-name="ce7" office:value-type="float" office:value="1.231632" calcext:value-type="float">
            <text:p>1,231632</text:p>
          </table:table-cell>
          <table:table-cell table:number-columns-repeated="7"/>
          <table:table-cell office:value-type="float" office:value="3.611538" calcext:value-type="float">
            <text:p>3,61153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Other</text:p>
          </table:table-cell>
          <table:table-cell table:style-name="ce8" office:value-type="float" office:value="1.780374" calcext:value-type="float">
            <text:p>1,780374</text:p>
          </table:table-cell>
          <table:table-cell table:style-name="ce8" office:value-type="float" office:value="0.093263" calcext:value-type="float">
            <text:p>0,093263</text:p>
          </table:table-cell>
          <table:table-cell table:style-name="ce8" office:value-type="float" office:value="0.216142" calcext:value-type="float">
            <text:p>0,216142</text:p>
          </table:table-cell>
          <table:table-cell table:style-name="ce8" office:value-type="float" office:value="0.058082" calcext:value-type="float">
            <text:p>0,058082</text:p>
          </table:table-cell>
          <table:table-cell table:style-name="ce8" office:value-type="float" office:value="0.231869" calcext:value-type="float">
            <text:p>0,231869</text:p>
          </table:table-cell>
          <table:table-cell table:style-name="ce8" office:value-type="float" office:value="0.63658" calcext:value-type="float">
            <text:p>0,63658</text:p>
          </table:table-cell>
          <table:table-cell table:number-columns-repeated="7"/>
          <table:table-cell table:style-name="ce8" office:value-type="float" office:value="3.01631" calcext:value-type="float">
            <text:p>3,0163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Other</text:p>
          </table:table-cell>
          <table:table-cell table:style-name="ce7" office:value-type="float" office:value="2.017877" calcext:value-type="float">
            <text:p>2,017877</text:p>
          </table:table-cell>
          <table:table-cell office:value-type="float" office:value="0.103574" calcext:value-type="float">
            <text:p>0,103574</text:p>
          </table:table-cell>
          <table:table-cell table:style-name="ce7" office:value-type="float" office:value="0.239152" calcext:value-type="float">
            <text:p>0,239152</text:p>
          </table:table-cell>
          <table:table-cell table:style-name="ce7" office:value-type="float" office:value="0.719166" calcext:value-type="float">
            <text:p>0,719166</text:p>
          </table:table-cell>
          <table:table-cell table:style-name="ce7" office:value-type="float" office:value="0.453628" calcext:value-type="float">
            <text:p>0,453628</text:p>
          </table:table-cell>
          <table:table-cell table:style-name="ce7" office:value-type="float" office:value="4.220509" calcext:value-type="float">
            <text:p>4,220509</text:p>
          </table:table-cell>
          <table:table-cell table:number-columns-repeated="7"/>
          <table:table-cell office:value-type="float" office:value="7.753906" calcext:value-type="float">
            <text:p>7,753906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Other</text:p>
          </table:table-cell>
          <table:table-cell table:style-name="ce8" office:value-type="float" office:value="6.342736" calcext:value-type="float">
            <text:p>6,342736</text:p>
          </table:table-cell>
          <table:table-cell table:style-name="ce8" office:value-type="float" office:value="0.330178" calcext:value-type="float">
            <text:p>0,330178</text:p>
          </table:table-cell>
          <table:table-cell table:style-name="ce8" office:value-type="float" office:value="0.786477" calcext:value-type="float">
            <text:p>0,786477</text:p>
          </table:table-cell>
          <table:table-cell table:style-name="ce8" office:value-type="float" office:value="2.143202" calcext:value-type="float">
            <text:p>2,143202</text:p>
          </table:table-cell>
          <table:table-cell table:style-name="ce8" office:value-type="float" office:value="1.117708" calcext:value-type="float">
            <text:p>1,117708</text:p>
          </table:table-cell>
          <table:table-cell table:style-name="ce8" office:value-type="float" office:value="5.407167" calcext:value-type="float">
            <text:p>5,407167</text:p>
          </table:table-cell>
          <table:table-cell table:number-columns-repeated="7"/>
          <table:table-cell table:style-name="ce8" office:value-type="float" office:value="16.127468" calcext:value-type="float">
            <text:p>16,12746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Other</text:p>
          </table:table-cell>
          <table:table-cell table:style-name="ce7" office:value-type="float" office:value="1.551865" calcext:value-type="float">
            <text:p>1,551865</text:p>
          </table:table-cell>
          <table:table-cell office:value-type="float" office:value="0.084198" calcext:value-type="float">
            <text:p>0,084198</text:p>
          </table:table-cell>
          <table:table-cell table:style-name="ce7" office:value-type="float" office:value="0.230839" calcext:value-type="float">
            <text:p>0,230839</text:p>
          </table:table-cell>
          <table:table-cell table:style-name="ce7" office:value-type="float" office:value="0.546293" calcext:value-type="float">
            <text:p>0,546293</text:p>
          </table:table-cell>
          <table:table-cell table:style-name="ce7" office:value-type="float" office:value="0.36786" calcext:value-type="float">
            <text:p>0,36786</text:p>
          </table:table-cell>
          <table:table-cell table:style-name="ce7" office:value-type="float" office:value="2.092902" calcext:value-type="float">
            <text:p>2,092902</text:p>
          </table:table-cell>
          <table:table-cell table:number-columns-repeated="7"/>
          <table:table-cell office:value-type="float" office:value="4.873958" calcext:value-type="float">
            <text:p>4,873958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PET</text:p>
          </table:table-cell>
          <table:table-cell/>
          <table:table-cell office:value-type="float" office:value="4.680799" calcext:value-type="float">
            <text:p>4,680799</text:p>
          </table:table-cell>
          <table:table-cell table:number-columns-repeated="11"/>
          <table:table-cell office:value-type="float" office:value="4.680799" calcext:value-type="float">
            <text:p>4,68079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PET</text:p>
          </table:table-cell>
          <table:table-cell/>
          <table:table-cell table:style-name="ce8" office:value-type="float" office:value="0.4307" calcext:value-type="float">
            <text:p>0,4307</text:p>
          </table:table-cell>
          <table:table-cell table:number-columns-repeated="11"/>
          <table:table-cell table:style-name="ce8" office:value-type="float" office:value="0.4307" calcext:value-type="float">
            <text:p>0,430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PET</text:p>
          </table:table-cell>
          <table:table-cell/>
          <table:table-cell office:value-type="float" office:value="0.883625" calcext:value-type="float">
            <text:p>0,883625</text:p>
          </table:table-cell>
          <table:table-cell table:number-columns-repeated="11"/>
          <table:table-cell office:value-type="float" office:value="0.883625" calcext:value-type="float">
            <text:p>0,88362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PET</text:p>
          </table:table-cell>
          <table:table-cell/>
          <table:table-cell table:style-name="ce8" office:value-type="float" office:value="3.582501" calcext:value-type="float">
            <text:p>3,582501</text:p>
          </table:table-cell>
          <table:table-cell table:number-columns-repeated="11"/>
          <table:table-cell table:style-name="ce8" office:value-type="float" office:value="3.582501" calcext:value-type="float">
            <text:p>3,58250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PET</text:p>
          </table:table-cell>
          <table:table-cell/>
          <table:table-cell office:value-type="float" office:value="1.162306" calcext:value-type="float">
            <text:p>1,162306</text:p>
          </table:table-cell>
          <table:table-cell table:number-columns-repeated="11"/>
          <table:table-cell office:value-type="float" office:value="1.162306" calcext:value-type="float">
            <text:p>1,162306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PET</text:p>
          </table:table-cell>
          <table:table-cell/>
          <table:table-cell table:style-name="ce8" office:value-type="float" office:value="0.901068" calcext:value-type="float">
            <text:p>0,901068</text:p>
          </table:table-cell>
          <table:table-cell table:number-columns-repeated="11"/>
          <table:table-cell table:style-name="ce8" office:value-type="float" office:value="0.901068" calcext:value-type="float">
            <text:p>0,901068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PET</text:p>
          </table:table-cell>
          <table:table-cell/>
          <table:table-cell office:value-type="float" office:value="0.078384" calcext:value-type="float">
            <text:p>0,078384</text:p>
          </table:table-cell>
          <table:table-cell table:number-columns-repeated="11"/>
          <table:table-cell office:value-type="float" office:value="0.078384" calcext:value-type="float">
            <text:p>0,07838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PET</text:p>
          </table:table-cell>
          <table:table-cell/>
          <table:table-cell table:style-name="ce8" office:value-type="float" office:value="1.531394" calcext:value-type="float">
            <text:p>1,531394</text:p>
          </table:table-cell>
          <table:table-cell table:number-columns-repeated="11"/>
          <table:table-cell table:style-name="ce8" office:value-type="float" office:value="1.531394" calcext:value-type="float">
            <text:p>1,53139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PET</text:p>
          </table:table-cell>
          <table:table-cell/>
          <table:table-cell office:value-type="float" office:value="0.129876" calcext:value-type="float">
            <text:p>0,129876</text:p>
          </table:table-cell>
          <table:table-cell table:number-columns-repeated="11"/>
          <table:table-cell office:value-type="float" office:value="0.129876" calcext:value-type="float">
            <text:p>0,129876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PET</text:p>
          </table:table-cell>
          <table:table-cell/>
          <table:table-cell table:style-name="ce8" office:value-type="float" office:value="0.918934" calcext:value-type="float">
            <text:p>0,918934</text:p>
          </table:table-cell>
          <table:table-cell table:number-columns-repeated="11"/>
          <table:table-cell table:style-name="ce8" office:value-type="float" office:value="0.918934" calcext:value-type="float">
            <text:p>0,91893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PET</text:p>
          </table:table-cell>
          <table:table-cell/>
          <table:table-cell office:value-type="float" office:value="1.165578" calcext:value-type="float">
            <text:p>1,165578</text:p>
          </table:table-cell>
          <table:table-cell table:number-columns-repeated="11"/>
          <table:table-cell office:value-type="float" office:value="1.165578" calcext:value-type="float">
            <text:p>1,16557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PET</text:p>
          </table:table-cell>
          <table:table-cell/>
          <table:table-cell table:style-name="ce8" office:value-type="float" office:value="1.330124" calcext:value-type="float">
            <text:p>1,330124</text:p>
          </table:table-cell>
          <table:table-cell table:number-columns-repeated="11"/>
          <table:table-cell table:style-name="ce8" office:value-type="float" office:value="1.330124" calcext:value-type="float">
            <text:p>1,33012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PET</text:p>
          </table:table-cell>
          <table:table-cell/>
          <table:table-cell office:value-type="float" office:value="1.579226" calcext:value-type="float">
            <text:p>1,579226</text:p>
          </table:table-cell>
          <table:table-cell table:number-columns-repeated="11"/>
          <table:table-cell office:value-type="float" office:value="1.579226" calcext:value-type="float">
            <text:p>1,579226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PET</text:p>
          </table:table-cell>
          <table:table-cell/>
          <table:table-cell table:style-name="ce8" office:value-type="float" office:value="5.252116" calcext:value-type="float">
            <text:p>5,252116</text:p>
          </table:table-cell>
          <table:table-cell table:number-columns-repeated="11"/>
          <table:table-cell table:style-name="ce8" office:value-type="float" office:value="5.252116" calcext:value-type="float">
            <text:p>5,252116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PET</text:p>
          </table:table-cell>
          <table:table-cell/>
          <table:table-cell office:value-type="float" office:value="1.29177" calcext:value-type="float">
            <text:p>1,29177</text:p>
          </table:table-cell>
          <table:table-cell table:number-columns-repeated="11"/>
          <table:table-cell office:value-type="float" office:value="1.29177" calcext:value-type="float">
            <text:p>1,2917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6.900393" calcext:value-type="float">
            <text:p>6,900393</text:p>
          </table:table-cell>
          <table:table-cell table:style-name="ce7" office:value-type="float" office:value="3.062724" calcext:value-type="float">
            <text:p>3,062724</text:p>
          </table:table-cell>
          <table:table-cell table:style-name="ce7" office:value-type="float" office:value="0.709284" calcext:value-type="float">
            <text:p>0,709284</text:p>
          </table:table-cell>
          <table:table-cell table:style-name="ce7" office:value-type="float" office:value="0.682365" calcext:value-type="float">
            <text:p>0,682365</text:p>
          </table:table-cell>
          <table:table-cell table:style-name="ce7" office:value-type="float" office:value="1.96916" calcext:value-type="float">
            <text:p>1,96916</text:p>
          </table:table-cell>
          <table:table-cell/>
          <table:table-cell table:style-name="ce7" office:value-type="float" office:value="0.182318" calcext:value-type="float">
            <text:p>0,182318</text:p>
          </table:table-cell>
          <table:table-cell table:style-name="ce7" office:value-type="float" office:value="0.000088" calcext:value-type="float">
            <text:p>0,000088</text:p>
          </table:table-cell>
          <table:table-cell table:number-columns-repeated="4"/>
          <table:table-cell office:value-type="float" office:value="13.506331" calcext:value-type="float">
            <text:p>13,50633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PP</text:p>
          </table:table-cell>
          <table:table-cell/>
          <table:table-cell table:style-name="ce8" office:value-type="float" office:value="0.630416" calcext:value-type="float">
            <text:p>0,630416</text:p>
          </table:table-cell>
          <table:table-cell table:style-name="ce8" office:value-type="float" office:value="0.271077" calcext:value-type="float">
            <text:p>0,271077</text:p>
          </table:table-cell>
          <table:table-cell table:style-name="ce8" office:value-type="float" office:value="0.065146" calcext:value-type="float">
            <text:p>0,065146</text:p>
          </table:table-cell>
          <table:table-cell table:style-name="ce8" office:value-type="float" office:value="0.05725" calcext:value-type="float">
            <text:p>0,05725</text:p>
          </table:table-cell>
          <table:table-cell table:style-name="ce8" office:value-type="float" office:value="0.170528" calcext:value-type="float">
            <text:p>0,170528</text:p>
          </table:table-cell>
          <table:table-cell/>
          <table:table-cell table:style-name="ce8" office:value-type="float" office:value="0.015115" calcext:value-type="float">
            <text:p>0,015115</text:p>
          </table:table-cell>
          <table:table-cell table:style-name="ce8" office:value-type="float" office:value="0.000007" calcext:value-type="float">
            <text:p>0,000007</text:p>
          </table:table-cell>
          <table:table-cell table:number-columns-repeated="4"/>
          <table:table-cell table:style-name="ce8" office:value-type="float" office:value="1.209538" calcext:value-type="float">
            <text:p>1,209538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1.34613" calcext:value-type="float">
            <text:p>1,34613</text:p>
          </table:table-cell>
          <table:table-cell table:style-name="ce7" office:value-type="float" office:value="0.603469" calcext:value-type="float">
            <text:p>0,603469</text:p>
          </table:table-cell>
          <table:table-cell table:style-name="ce7" office:value-type="float" office:value="0.08736" calcext:value-type="float">
            <text:p>0,08736</text:p>
          </table:table-cell>
          <table:table-cell table:style-name="ce7" office:value-type="float" office:value="0.107627" calcext:value-type="float">
            <text:p>0,107627</text:p>
          </table:table-cell>
          <table:table-cell table:style-name="ce7" office:value-type="float" office:value="0.192608" calcext:value-type="float">
            <text:p>0,192608</text:p>
          </table:table-cell>
          <table:table-cell/>
          <table:table-cell table:style-name="ce7" office:value-type="float" office:value="0.06174" calcext:value-type="float">
            <text:p>0,06174</text:p>
          </table:table-cell>
          <table:table-cell table:style-name="ce7" office:value-type="float" office:value="0.000012" calcext:value-type="float">
            <text:p>0,000012</text:p>
          </table:table-cell>
          <table:table-cell table:number-columns-repeated="4"/>
          <table:table-cell office:value-type="float" office:value="2.398947" calcext:value-type="float">
            <text:p>2,39894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PP</text:p>
          </table:table-cell>
          <table:table-cell/>
          <table:table-cell table:style-name="ce8" office:value-type="float" office:value="4.609926" calcext:value-type="float">
            <text:p>4,609926</text:p>
          </table:table-cell>
          <table:table-cell table:style-name="ce8" office:value-type="float" office:value="2.093151" calcext:value-type="float">
            <text:p>2,093151</text:p>
          </table:table-cell>
          <table:table-cell table:style-name="ce8" office:value-type="float" office:value="1.061798" calcext:value-type="float">
            <text:p>1,061798</text:p>
          </table:table-cell>
          <table:table-cell table:style-name="ce8" office:value-type="float" office:value="0.482766" calcext:value-type="float">
            <text:p>0,482766</text:p>
          </table:table-cell>
          <table:table-cell table:style-name="ce8" office:value-type="float" office:value="1.052295" calcext:value-type="float">
            <text:p>1,052295</text:p>
          </table:table-cell>
          <table:table-cell/>
          <table:table-cell table:style-name="ce8" office:value-type="float" office:value="0.180885" calcext:value-type="float">
            <text:p>0,180885</text:p>
          </table:table-cell>
          <table:table-cell table:style-name="ce8" office:value-type="float" office:value="0.000069" calcext:value-type="float">
            <text:p>0,000069</text:p>
          </table:table-cell>
          <table:table-cell table:number-columns-repeated="4"/>
          <table:table-cell table:style-name="ce8" office:value-type="float" office:value="9.480891" calcext:value-type="float">
            <text:p>9,48089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1.617472" calcext:value-type="float">
            <text:p>1,617472</text:p>
          </table:table-cell>
          <table:table-cell table:style-name="ce7" office:value-type="float" office:value="0.716417" calcext:value-type="float">
            <text:p>0,716417</text:p>
          </table:table-cell>
          <table:table-cell table:style-name="ce7" office:value-type="float" office:value="0.341085" calcext:value-type="float">
            <text:p>0,341085</text:p>
          </table:table-cell>
          <table:table-cell table:style-name="ce7" office:value-type="float" office:value="0.166372" calcext:value-type="float">
            <text:p>0,166372</text:p>
          </table:table-cell>
          <table:table-cell table:style-name="ce7" office:value-type="float" office:value="0.374245" calcext:value-type="float">
            <text:p>0,374245</text:p>
          </table:table-cell>
          <table:table-cell/>
          <table:table-cell table:style-name="ce7" office:value-type="float" office:value="0.055632" calcext:value-type="float">
            <text:p>0,055632</text:p>
          </table:table-cell>
          <table:table-cell table:style-name="ce7" office:value-type="float" office:value="0.000024" calcext:value-type="float">
            <text:p>0,000024</text:p>
          </table:table-cell>
          <table:table-cell table:number-columns-repeated="4"/>
          <table:table-cell office:value-type="float" office:value="3.271246" calcext:value-type="float">
            <text:p>3,271246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PP</text:p>
          </table:table-cell>
          <table:table-cell/>
          <table:table-cell table:style-name="ce8" office:value-type="float" office:value="1.181299" calcext:value-type="float">
            <text:p>1,181299</text:p>
          </table:table-cell>
          <table:table-cell table:style-name="ce8" office:value-type="float" office:value="0.560717" calcext:value-type="float">
            <text:p>0,560717</text:p>
          </table:table-cell>
          <table:table-cell table:style-name="ce8" office:value-type="float" office:value="0.430685" calcext:value-type="float">
            <text:p>0,430685</text:p>
          </table:table-cell>
          <table:table-cell table:style-name="ce8" office:value-type="float" office:value="0.172791" calcext:value-type="float">
            <text:p>0,172791</text:p>
          </table:table-cell>
          <table:table-cell table:style-name="ce8" office:value-type="float" office:value="0.174293" calcext:value-type="float">
            <text:p>0,174293</text:p>
          </table:table-cell>
          <table:table-cell/>
          <table:table-cell table:style-name="ce8" office:value-type="float" office:value="0.000717" calcext:value-type="float">
            <text:p>0,000717</text:p>
          </table:table-cell>
          <table:table-cell table:style-name="ce8" office:value-type="float" office:value="0.000028" calcext:value-type="float">
            <text:p>0,000028</text:p>
          </table:table-cell>
          <table:table-cell table:number-columns-repeated="4"/>
          <table:table-cell table:style-name="ce8" office:value-type="float" office:value="2.520531" calcext:value-type="float">
            <text:p>2,52053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0.116619" calcext:value-type="float">
            <text:p>0,116619</text:p>
          </table:table-cell>
          <table:table-cell table:style-name="ce7" office:value-type="float" office:value="0.048113" calcext:value-type="float">
            <text:p>0,048113</text:p>
          </table:table-cell>
          <table:table-cell table:style-name="ce7" office:value-type="float" office:value="0.14652" calcext:value-type="float">
            <text:p>0,14652</text:p>
          </table:table-cell>
          <table:table-cell table:style-name="ce7" office:value-type="float" office:value="0.006458" calcext:value-type="float">
            <text:p>0,006458</text:p>
          </table:table-cell>
          <table:table-cell table:style-name="ce7" office:value-type="float" office:value="0.153944" calcext:value-type="float">
            <text:p>0,153944</text:p>
          </table:table-cell>
          <table:table-cell/>
          <table:table-cell table:style-name="ce7" office:value-type="float" office:value="0.002994" calcext:value-type="float">
            <text:p>0,002994</text:p>
          </table:table-cell>
          <table:table-cell table:style-name="ce7" office:value-type="float" office:value="0.000008" calcext:value-type="float">
            <text:p>0,000008</text:p>
          </table:table-cell>
          <table:table-cell table:number-columns-repeated="4"/>
          <table:table-cell office:value-type="float" office:value="0.474657" calcext:value-type="float">
            <text:p>0,47465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PP</text:p>
          </table:table-cell>
          <table:table-cell/>
          <table:table-cell table:style-name="ce8" office:value-type="float" office:value="2.412278" calcext:value-type="float">
            <text:p>2,412278</text:p>
          </table:table-cell>
          <table:table-cell table:style-name="ce8" office:value-type="float" office:value="1.051374" calcext:value-type="float">
            <text:p>1,051374</text:p>
          </table:table-cell>
          <table:table-cell table:style-name="ce8" office:value-type="float" office:value="0.146609" calcext:value-type="float">
            <text:p>0,146609</text:p>
          </table:table-cell>
          <table:table-cell table:style-name="ce8" office:value-type="float" office:value="0.187725" calcext:value-type="float">
            <text:p>0,187725</text:p>
          </table:table-cell>
          <table:table-cell table:style-name="ce8" office:value-type="float" office:value="0.341254" calcext:value-type="float">
            <text:p>0,341254</text:p>
          </table:table-cell>
          <table:table-cell/>
          <table:table-cell table:style-name="ce8" office:value-type="float" office:value="0.104623" calcext:value-type="float">
            <text:p>0,104623</text:p>
          </table:table-cell>
          <table:table-cell table:style-name="ce8" office:value-type="float" office:value="0.000021" calcext:value-type="float">
            <text:p>0,000021</text:p>
          </table:table-cell>
          <table:table-cell table:number-columns-repeated="4"/>
          <table:table-cell table:style-name="ce8" office:value-type="float" office:value="4.243884" calcext:value-type="float">
            <text:p>4,24388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0.18653" calcext:value-type="float">
            <text:p>0,18653</text:p>
          </table:table-cell>
          <table:table-cell table:style-name="ce7" office:value-type="float" office:value="0.093776" calcext:value-type="float">
            <text:p>0,093776</text:p>
          </table:table-cell>
          <table:table-cell table:style-name="ce7" office:value-type="float" office:value="0.03752" calcext:value-type="float">
            <text:p>0,03752</text:p>
          </table:table-cell>
          <table:table-cell table:style-name="ce7" office:value-type="float" office:value="0.025811" calcext:value-type="float">
            <text:p>0,025811</text:p>
          </table:table-cell>
          <table:table-cell table:style-name="ce7" office:value-type="float" office:value="0.177072" calcext:value-type="float">
            <text:p>0,177072</text:p>
          </table:table-cell>
          <table:table-cell/>
          <table:table-cell table:style-name="ce7" office:value-type="float" office:value="0.000385" calcext:value-type="float">
            <text:p>0,000385</text:p>
          </table:table-cell>
          <table:table-cell table:style-name="ce7" office:value-type="float" office:value="0.000004" calcext:value-type="float">
            <text:p>0,000004</text:p>
          </table:table-cell>
          <table:table-cell table:number-columns-repeated="4"/>
          <table:table-cell office:value-type="float" office:value="0.521097" calcext:value-type="float">
            <text:p>0,52109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PP</text:p>
          </table:table-cell>
          <table:table-cell/>
          <table:table-cell table:style-name="ce8" office:value-type="float" office:value="1.420329" calcext:value-type="float">
            <text:p>1,420329</text:p>
          </table:table-cell>
          <table:table-cell table:style-name="ce8" office:value-type="float" office:value="0.625174" calcext:value-type="float">
            <text:p>0,625174</text:p>
          </table:table-cell>
          <table:table-cell table:style-name="ce8" office:value-type="float" office:value="0.283289" calcext:value-type="float">
            <text:p>0,283289</text:p>
          </table:table-cell>
          <table:table-cell table:style-name="ce8" office:value-type="float" office:value="0.083935" calcext:value-type="float">
            <text:p>0,083935</text:p>
          </table:table-cell>
          <table:table-cell table:style-name="ce8" office:value-type="float" office:value="0.914152" calcext:value-type="float">
            <text:p>0,914152</text:p>
          </table:table-cell>
          <table:table-cell/>
          <table:table-cell table:style-name="ce8" office:value-type="float" office:value="0.000413" calcext:value-type="float">
            <text:p>0,000413</text:p>
          </table:table-cell>
          <table:table-cell table:style-name="ce8" office:value-type="float" office:value="0.000018" calcext:value-type="float">
            <text:p>0,000018</text:p>
          </table:table-cell>
          <table:table-cell table:number-columns-repeated="4"/>
          <table:table-cell table:style-name="ce8" office:value-type="float" office:value="3.32731" calcext:value-type="float">
            <text:p>3,3273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1.832678" calcext:value-type="float">
            <text:p>1,832678</text:p>
          </table:table-cell>
          <table:table-cell table:style-name="ce7" office:value-type="float" office:value="0.741229" calcext:value-type="float">
            <text:p>0,741229</text:p>
          </table:table-cell>
          <table:table-cell table:style-name="ce7" office:value-type="float" office:value="0.269457" calcext:value-type="float">
            <text:p>0,269457</text:p>
          </table:table-cell>
          <table:table-cell table:style-name="ce7" office:value-type="float" office:value="0.113499" calcext:value-type="float">
            <text:p>0,113499</text:p>
          </table:table-cell>
          <table:table-cell table:style-name="ce7" office:value-type="float" office:value="0.459349" calcext:value-type="float">
            <text:p>0,459349</text:p>
          </table:table-cell>
          <table:table-cell/>
          <table:table-cell table:style-name="ce7" office:value-type="float" office:value="0.000351" calcext:value-type="float">
            <text:p>0,000351</text:p>
          </table:table-cell>
          <table:table-cell table:style-name="ce7" office:value-type="string" calcext:value-type="string">
            <text:p>..</text:p>
          </table:table-cell>
          <table:table-cell table:number-columns-repeated="4"/>
          <table:table-cell office:value-type="float" office:value="3.416563" calcext:value-type="float">
            <text:p>3,41656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PP</text:p>
          </table:table-cell>
          <table:table-cell/>
          <table:table-cell table:style-name="ce8" office:value-type="float" office:value="2.134786" calcext:value-type="float">
            <text:p>2,134786</text:p>
          </table:table-cell>
          <table:table-cell table:style-name="ce8" office:value-type="float" office:value="0.875634" calcext:value-type="float">
            <text:p>0,875634</text:p>
          </table:table-cell>
          <table:table-cell table:style-name="ce8" office:value-type="float" office:value="0.031246" calcext:value-type="float">
            <text:p>0,031246</text:p>
          </table:table-cell>
          <table:table-cell table:style-name="ce8" office:value-type="float" office:value="0.147454" calcext:value-type="float">
            <text:p>0,147454</text:p>
          </table:table-cell>
          <table:table-cell table:style-name="ce8" office:value-type="float" office:value="0.237342" calcext:value-type="float">
            <text:p>0,237342</text:p>
          </table:table-cell>
          <table:table-cell/>
          <table:table-cell table:style-name="ce8" office:value-type="float" office:value="0.000266" calcext:value-type="float">
            <text:p>0,000266</text:p>
          </table:table-cell>
          <table:table-cell table:style-name="ce8" office:value-type="float" office:value="0.000085" calcext:value-type="float">
            <text:p>0,000085</text:p>
          </table:table-cell>
          <table:table-cell table:number-columns-repeated="4"/>
          <table:table-cell table:style-name="ce8" office:value-type="float" office:value="3.426814" calcext:value-type="float">
            <text:p>3,42681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2.457221" calcext:value-type="float">
            <text:p>2,457221</text:p>
          </table:table-cell>
          <table:table-cell table:style-name="ce7" office:value-type="float" office:value="1.008524" calcext:value-type="float">
            <text:p>1,008524</text:p>
          </table:table-cell>
          <table:table-cell table:style-name="ce7" office:value-type="float" office:value="0.372525" calcext:value-type="float">
            <text:p>0,372525</text:p>
          </table:table-cell>
          <table:table-cell table:style-name="ce7" office:value-type="float" office:value="0.295117" calcext:value-type="float">
            <text:p>0,295117</text:p>
          </table:table-cell>
          <table:table-cell table:style-name="ce7" office:value-type="float" office:value="1.573336" calcext:value-type="float">
            <text:p>1,573336</text:p>
          </table:table-cell>
          <table:table-cell/>
          <table:table-cell table:style-name="ce7" office:value-type="float" office:value="0.001148" calcext:value-type="float">
            <text:p>0,001148</text:p>
          </table:table-cell>
          <table:table-cell table:style-name="ce7" office:value-type="float" office:value="0.000099" calcext:value-type="float">
            <text:p>0,000099</text:p>
          </table:table-cell>
          <table:table-cell table:number-columns-repeated="4"/>
          <table:table-cell office:value-type="float" office:value="5.70797" calcext:value-type="float">
            <text:p>5,7079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PP</text:p>
          </table:table-cell>
          <table:table-cell/>
          <table:table-cell table:style-name="ce8" office:value-type="float" office:value="7.662625" calcext:value-type="float">
            <text:p>7,662625</text:p>
          </table:table-cell>
          <table:table-cell table:style-name="ce8" office:value-type="float" office:value="3.312263" calcext:value-type="float">
            <text:p>3,312263</text:p>
          </table:table-cell>
          <table:table-cell table:style-name="ce8" office:value-type="float" office:value="1.116328" calcext:value-type="float">
            <text:p>1,116328</text:p>
          </table:table-cell>
          <table:table-cell table:style-name="ce8" office:value-type="float" office:value="0.729918" calcext:value-type="float">
            <text:p>0,729918</text:p>
          </table:table-cell>
          <table:table-cell table:style-name="ce8" office:value-type="float" office:value="2.01474" calcext:value-type="float">
            <text:p>2,01474</text:p>
          </table:table-cell>
          <table:table-cell/>
          <table:table-cell table:style-name="ce8" office:value-type="float" office:value="0.201741" calcext:value-type="float">
            <text:p>0,201741</text:p>
          </table:table-cell>
          <table:table-cell table:style-name="ce8" office:value-type="float" office:value="0.0001" calcext:value-type="float">
            <text:p>0,0001</text:p>
          </table:table-cell>
          <table:table-cell table:number-columns-repeated="4"/>
          <table:table-cell table:style-name="ce8" office:value-type="float" office:value="15.037716" calcext:value-type="float">
            <text:p>15,037716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1.948092" calcext:value-type="float">
            <text:p>1,948092</text:p>
          </table:table-cell>
          <table:table-cell table:style-name="ce7" office:value-type="float" office:value="1.009453" calcext:value-type="float">
            <text:p>1,009453</text:p>
          </table:table-cell>
          <table:table-cell table:style-name="ce7" office:value-type="float" office:value="0.282061" calcext:value-type="float">
            <text:p>0,282061</text:p>
          </table:table-cell>
          <table:table-cell table:style-name="ce7" office:value-type="float" office:value="0.241244" calcext:value-type="float">
            <text:p>0,241244</text:p>
          </table:table-cell>
          <table:table-cell table:style-name="ce7" office:value-type="float" office:value="0.779964" calcext:value-type="float">
            <text:p>0,779964</text:p>
          </table:table-cell>
          <table:table-cell/>
          <table:table-cell table:style-name="ce7" office:value-type="float" office:value="0.000466" calcext:value-type="float">
            <text:p>0,000466</text:p>
          </table:table-cell>
          <table:table-cell table:style-name="ce7" office:value-type="float" office:value="0.000125" calcext:value-type="float">
            <text:p>0,000125</text:p>
          </table:table-cell>
          <table:table-cell table:number-columns-repeated="4"/>
          <table:table-cell office:value-type="float" office:value="4.261405" calcext:value-type="float">
            <text:p>4,26140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PS</text:p>
          </table:table-cell>
          <table:table-cell table:style-name="ce7" office:value-type="float" office:value="0.396531" calcext:value-type="float">
            <text:p>0,396531</text:p>
          </table:table-cell>
          <table:table-cell office:value-type="float" office:value="1.253263" calcext:value-type="float">
            <text:p>1,253263</text:p>
          </table:table-cell>
          <table:table-cell table:style-name="ce7" office:value-type="float" office:value="0.99484" calcext:value-type="float">
            <text:p>0,99484</text:p>
          </table:table-cell>
          <table:table-cell table:style-name="ce7" office:value-type="float" office:value="0.829173" calcext:value-type="float">
            <text:p>0,829173</text:p>
          </table:table-cell>
          <table:table-cell table:style-name="ce7" office:value-type="float" office:value="0.32497" calcext:value-type="float">
            <text:p>0,32497</text:p>
          </table:table-cell>
          <table:table-cell table:number-columns-repeated="8"/>
          <table:table-cell office:value-type="float" office:value="3.798778" calcext:value-type="float">
            <text:p>3,798778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PS</text:p>
          </table:table-cell>
          <table:table-cell table:style-name="ce8" office:value-type="float" office:value="0.033737" calcext:value-type="float">
            <text:p>0,033737</text:p>
          </table:table-cell>
          <table:table-cell table:style-name="ce8" office:value-type="float" office:value="0.114662" calcext:value-type="float">
            <text:p>0,114662</text:p>
          </table:table-cell>
          <table:table-cell table:style-name="ce8" office:value-type="float" office:value="0.087794" calcext:value-type="float">
            <text:p>0,087794</text:p>
          </table:table-cell>
          <table:table-cell table:style-name="ce8" office:value-type="float" office:value="0.074485" calcext:value-type="float">
            <text:p>0,074485</text:p>
          </table:table-cell>
          <table:table-cell table:style-name="ce8" office:value-type="float" office:value="0.027418" calcext:value-type="float">
            <text:p>0,027418</text:p>
          </table:table-cell>
          <table:table-cell table:number-columns-repeated="8"/>
          <table:table-cell table:style-name="ce8" office:value-type="float" office:value="0.338096" calcext:value-type="float">
            <text:p>0,338096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PS</text:p>
          </table:table-cell>
          <table:table-cell table:style-name="ce7" office:value-type="float" office:value="0.062225" calcext:value-type="float">
            <text:p>0,062225</text:p>
          </table:table-cell>
          <table:table-cell office:value-type="float" office:value="0.225814" calcext:value-type="float">
            <text:p>0,225814</text:p>
          </table:table-cell>
          <table:table-cell table:style-name="ce7" office:value-type="float" office:value="0.183524" calcext:value-type="float">
            <text:p>0,183524</text:p>
          </table:table-cell>
          <table:table-cell table:style-name="ce7" office:value-type="float" office:value="0.099867" calcext:value-type="float">
            <text:p>0,099867</text:p>
          </table:table-cell>
          <table:table-cell table:style-name="ce7" office:value-type="float" office:value="0.04972" calcext:value-type="float">
            <text:p>0,04972</text:p>
          </table:table-cell>
          <table:table-cell table:number-columns-repeated="8"/>
          <table:table-cell office:value-type="float" office:value="0.62115" calcext:value-type="float">
            <text:p>0,6211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PS</text:p>
          </table:table-cell>
          <table:table-cell table:style-name="ce8" office:value-type="float" office:value="0.277381" calcext:value-type="float">
            <text:p>0,277381</text:p>
          </table:table-cell>
          <table:table-cell table:style-name="ce8" office:value-type="float" office:value="0.835762" calcext:value-type="float">
            <text:p>0,835762</text:p>
          </table:table-cell>
          <table:table-cell table:style-name="ce8" office:value-type="float" office:value="0.679893" calcext:value-type="float">
            <text:p>0,679893</text:p>
          </table:table-cell>
          <table:table-cell table:style-name="ce8" office:value-type="float" office:value="1.154116" calcext:value-type="float">
            <text:p>1,154116</text:p>
          </table:table-cell>
          <table:table-cell table:style-name="ce8" office:value-type="float" office:value="0.228627" calcext:value-type="float">
            <text:p>0,228627</text:p>
          </table:table-cell>
          <table:table-cell table:number-columns-repeated="8"/>
          <table:table-cell table:style-name="ce8" office:value-type="float" office:value="3.175779" calcext:value-type="float">
            <text:p>3,17577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PS</text:p>
          </table:table-cell>
          <table:table-cell table:style-name="ce7" office:value-type="float" office:value="0.094535" calcext:value-type="float">
            <text:p>0,094535</text:p>
          </table:table-cell>
          <table:table-cell office:value-type="float" office:value="0.293115" calcext:value-type="float">
            <text:p>0,293115</text:p>
          </table:table-cell>
          <table:table-cell table:style-name="ce7" office:value-type="float" office:value="0.232899" calcext:value-type="float">
            <text:p>0,232899</text:p>
          </table:table-cell>
          <table:table-cell table:style-name="ce7" office:value-type="float" office:value="0.393619" calcext:value-type="float">
            <text:p>0,393619</text:p>
          </table:table-cell>
          <table:table-cell table:style-name="ce7" office:value-type="float" office:value="0.079392" calcext:value-type="float">
            <text:p>0,079392</text:p>
          </table:table-cell>
          <table:table-cell table:number-columns-repeated="8"/>
          <table:table-cell office:value-type="float" office:value="1.093561" calcext:value-type="float">
            <text:p>1,09356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PS</text:p>
          </table:table-cell>
          <table:table-cell table:style-name="ce8" office:value-type="float" office:value="0.0663" calcext:value-type="float">
            <text:p>0,0663</text:p>
          </table:table-cell>
          <table:table-cell table:style-name="ce8" office:value-type="float" office:value="0.21586" calcext:value-type="float">
            <text:p>0,21586</text:p>
          </table:table-cell>
          <table:table-cell table:style-name="ce8" office:value-type="float" office:value="0.18239" calcext:value-type="float">
            <text:p>0,18239</text:p>
          </table:table-cell>
          <table:table-cell table:style-name="ce8" office:value-type="float" office:value="0.505624" calcext:value-type="float">
            <text:p>0,505624</text:p>
          </table:table-cell>
          <table:table-cell table:style-name="ce8" office:value-type="float" office:value="0.081526" calcext:value-type="float">
            <text:p>0,081526</text:p>
          </table:table-cell>
          <table:table-cell table:number-columns-repeated="8"/>
          <table:table-cell table:style-name="ce8" office:value-type="float" office:value="1.051699" calcext:value-type="float">
            <text:p>1,05169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PS</text:p>
          </table:table-cell>
          <table:table-cell table:style-name="ce7" office:value-type="float" office:value="0.004893" calcext:value-type="float">
            <text:p>0,004893</text:p>
          </table:table-cell>
          <table:table-cell office:value-type="float" office:value="0.018997" calcext:value-type="float">
            <text:p>0,018997</text:p>
          </table:table-cell>
          <table:table-cell table:style-name="ce7" office:value-type="float" office:value="0.014349" calcext:value-type="float">
            <text:p>0,014349</text:p>
          </table:table-cell>
          <table:table-cell table:style-name="ce7" office:value-type="float" office:value="0.180095" calcext:value-type="float">
            <text:p>0,180095</text:p>
          </table:table-cell>
          <table:table-cell table:style-name="ce7" office:value-type="float" office:value="0.003021" calcext:value-type="float">
            <text:p>0,003021</text:p>
          </table:table-cell>
          <table:table-cell table:number-columns-repeated="8"/>
          <table:table-cell office:value-type="float" office:value="0.221356" calcext:value-type="float">
            <text:p>0,221356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PS</text:p>
          </table:table-cell>
          <table:table-cell table:style-name="ce8" office:value-type="float" office:value="0.111868" calcext:value-type="float">
            <text:p>0,111868</text:p>
          </table:table-cell>
          <table:table-cell table:style-name="ce8" office:value-type="float" office:value="0.390713" calcext:value-type="float">
            <text:p>0,390713</text:p>
          </table:table-cell>
          <table:table-cell table:style-name="ce8" office:value-type="float" office:value="0.312407" calcext:value-type="float">
            <text:p>0,312407</text:p>
          </table:table-cell>
          <table:table-cell table:style-name="ce8" office:value-type="float" office:value="0.175221" calcext:value-type="float">
            <text:p>0,175221</text:p>
          </table:table-cell>
          <table:table-cell table:style-name="ce8" office:value-type="float" office:value="0.086195" calcext:value-type="float">
            <text:p>0,086195</text:p>
          </table:table-cell>
          <table:table-cell table:number-columns-repeated="8"/>
          <table:table-cell table:style-name="ce8" office:value-type="float" office:value="1.076404" calcext:value-type="float">
            <text:p>1,07640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PS</text:p>
          </table:table-cell>
          <table:table-cell table:style-name="ce7" office:value-type="float" office:value="0.00997" calcext:value-type="float">
            <text:p>0,00997</text:p>
          </table:table-cell>
          <table:table-cell office:value-type="float" office:value="0.032301" calcext:value-type="float">
            <text:p>0,032301</text:p>
          </table:table-cell>
          <table:table-cell table:style-name="ce7" office:value-type="float" office:value="0.029112" calcext:value-type="float">
            <text:p>0,029112</text:p>
          </table:table-cell>
          <table:table-cell table:style-name="ce7" office:value-type="float" office:value="0.042957" calcext:value-type="float">
            <text:p>0,042957</text:p>
          </table:table-cell>
          <table:table-cell table:style-name="ce7" office:value-type="float" office:value="0.012019" calcext:value-type="float">
            <text:p>0,012019</text:p>
          </table:table-cell>
          <table:table-cell table:number-columns-repeated="8"/>
          <table:table-cell office:value-type="float" office:value="0.126358" calcext:value-type="float">
            <text:p>0,12635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PS</text:p>
          </table:table-cell>
          <table:table-cell table:style-name="ce8" office:value-type="float" office:value="0.06236" calcext:value-type="float">
            <text:p>0,06236</text:p>
          </table:table-cell>
          <table:table-cell table:style-name="ce8" office:value-type="float" office:value="0.241844" calcext:value-type="float">
            <text:p>0,241844</text:p>
          </table:table-cell>
          <table:table-cell table:style-name="ce8" office:value-type="float" office:value="0.19289" calcext:value-type="float">
            <text:p>0,19289</text:p>
          </table:table-cell>
          <table:table-cell table:style-name="ce8" office:value-type="float" office:value="0.339889" calcext:value-type="float">
            <text:p>0,339889</text:p>
          </table:table-cell>
          <table:table-cell table:style-name="ce8" office:value-type="float" office:value="0.039175" calcext:value-type="float">
            <text:p>0,039175</text:p>
          </table:table-cell>
          <table:table-cell table:number-columns-repeated="8"/>
          <table:table-cell table:style-name="ce8" office:value-type="float" office:value="0.876158" calcext:value-type="float">
            <text:p>0,87615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PS</text:p>
          </table:table-cell>
          <table:table-cell table:style-name="ce7" office:value-type="float" office:value="0.084821" calcext:value-type="float">
            <text:p>0,084821</text:p>
          </table:table-cell>
          <table:table-cell office:value-type="float" office:value="0.31822" calcext:value-type="float">
            <text:p>0,31822</text:p>
          </table:table-cell>
          <table:table-cell table:style-name="ce7" office:value-type="float" office:value="0.230739" calcext:value-type="float">
            <text:p>0,230739</text:p>
          </table:table-cell>
          <table:table-cell table:style-name="ce7" office:value-type="float" office:value="0.320391" calcext:value-type="float">
            <text:p>0,320391</text:p>
          </table:table-cell>
          <table:table-cell table:style-name="ce7" office:value-type="float" office:value="0.053339" calcext:value-type="float">
            <text:p>0,053339</text:p>
          </table:table-cell>
          <table:table-cell table:number-columns-repeated="8"/>
          <table:table-cell office:value-type="float" office:value="1.007509" calcext:value-type="float">
            <text:p>1,007509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PS</text:p>
          </table:table-cell>
          <table:table-cell table:style-name="ce8" office:value-type="float" office:value="0.106738" calcext:value-type="float">
            <text:p>0,106738</text:p>
          </table:table-cell>
          <table:table-cell table:style-name="ce8" office:value-type="float" office:value="0.367937" calcext:value-type="float">
            <text:p>0,367937</text:p>
          </table:table-cell>
          <table:table-cell table:style-name="ce8" office:value-type="float" office:value="0.271653" calcext:value-type="float">
            <text:p>0,271653</text:p>
          </table:table-cell>
          <table:table-cell table:style-name="ce8" office:value-type="float" office:value="0.03675" calcext:value-type="float">
            <text:p>0,03675</text:p>
          </table:table-cell>
          <table:table-cell table:style-name="ce8" office:value-type="float" office:value="0.069385" calcext:value-type="float">
            <text:p>0,069385</text:p>
          </table:table-cell>
          <table:table-cell table:number-columns-repeated="8"/>
          <table:table-cell table:style-name="ce8" office:value-type="float" office:value="0.852463" calcext:value-type="float">
            <text:p>0,85246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PS</text:p>
          </table:table-cell>
          <table:table-cell table:style-name="ce7" office:value-type="float" office:value="0.123218" calcext:value-type="float">
            <text:p>0,123218</text:p>
          </table:table-cell>
          <table:table-cell office:value-type="float" office:value="0.399285" calcext:value-type="float">
            <text:p>0,399285</text:p>
          </table:table-cell>
          <table:table-cell table:style-name="ce7" office:value-type="float" office:value="0.30057" calcext:value-type="float">
            <text:p>0,30057</text:p>
          </table:table-cell>
          <table:table-cell table:style-name="ce7" office:value-type="float" office:value="0.454969" calcext:value-type="float">
            <text:p>0,454969</text:p>
          </table:table-cell>
          <table:table-cell table:style-name="ce7" office:value-type="float" office:value="0.135743" calcext:value-type="float">
            <text:p>0,135743</text:p>
          </table:table-cell>
          <table:table-cell table:number-columns-repeated="8"/>
          <table:table-cell office:value-type="float" office:value="1.413784" calcext:value-type="float">
            <text:p>1,41378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PS</text:p>
          </table:table-cell>
          <table:table-cell table:style-name="ce8" office:value-type="float" office:value="0.385078" calcext:value-type="float">
            <text:p>0,385078</text:p>
          </table:table-cell>
          <table:table-cell table:style-name="ce8" office:value-type="float" office:value="1.253537" calcext:value-type="float">
            <text:p>1,253537</text:p>
          </table:table-cell>
          <table:table-cell table:style-name="ce8" office:value-type="float" office:value="0.988501" calcext:value-type="float">
            <text:p>0,988501</text:p>
          </table:table-cell>
          <table:table-cell table:style-name="ce8" office:value-type="float" office:value="1.356254" calcext:value-type="float">
            <text:p>1,356254</text:p>
          </table:table-cell>
          <table:table-cell table:style-name="ce8" office:value-type="float" office:value="0.334487" calcext:value-type="float">
            <text:p>0,334487</text:p>
          </table:table-cell>
          <table:table-cell table:number-columns-repeated="8"/>
          <table:table-cell table:style-name="ce8" office:value-type="float" office:value="4.317857" calcext:value-type="float">
            <text:p>4,31785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PS</text:p>
          </table:table-cell>
          <table:table-cell table:style-name="ce7" office:value-type="float" office:value="0.097977" calcext:value-type="float">
            <text:p>0,097977</text:p>
          </table:table-cell>
          <table:table-cell office:value-type="float" office:value="0.300983" calcext:value-type="float">
            <text:p>0,300983</text:p>
          </table:table-cell>
          <table:table-cell table:style-name="ce7" office:value-type="float" office:value="0.290122" calcext:value-type="float">
            <text:p>0,290122</text:p>
          </table:table-cell>
          <table:table-cell table:style-name="ce7" office:value-type="float" office:value="0.345642" calcext:value-type="float">
            <text:p>0,345642</text:p>
          </table:table-cell>
          <table:table-cell table:style-name="ce7" office:value-type="float" office:value="0.110078" calcext:value-type="float">
            <text:p>0,110078</text:p>
          </table:table-cell>
          <table:table-cell table:number-columns-repeated="8"/>
          <table:table-cell office:value-type="float" office:value="1.144802" calcext:value-type="float">
            <text:p>1,144802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PUR</text:p>
          </table:table-cell>
          <table:table-cell table:style-name="ce7" office:value-type="float" office:value="1.094271" calcext:value-type="float">
            <text:p>1,094271</text:p>
          </table:table-cell>
          <table:table-cell office:value-type="float" office:value="0.070743" calcext:value-type="float">
            <text:p>0,070743</text:p>
          </table:table-cell>
          <table:table-cell table:style-name="ce7" office:value-type="float" office:value="0.42154" calcext:value-type="float">
            <text:p>0,42154</text:p>
          </table:table-cell>
          <table:table-cell table:style-name="ce7" office:value-type="float" office:value="0.699159" calcext:value-type="float">
            <text:p>0,699159</text:p>
          </table:table-cell>
          <table:table-cell table:style-name="ce7" office:value-type="float" office:value="0.172144" calcext:value-type="float">
            <text:p>0,172144</text:p>
          </table:table-cell>
          <table:table-cell table:style-name="ce7" office:value-type="float" office:value="0.635912" calcext:value-type="float">
            <text:p>0,635912</text:p>
          </table:table-cell>
          <table:table-cell/>
          <table:table-cell table:style-name="ce7" office:value-type="float" office:value="0.161848" calcext:value-type="float">
            <text:p>0,161848</text:p>
          </table:table-cell>
          <table:table-cell table:number-columns-repeated="5"/>
          <table:table-cell office:value-type="float" office:value="3.255617" calcext:value-type="float">
            <text:p>3,25561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PUR</text:p>
          </table:table-cell>
          <table:table-cell table:style-name="ce8" office:value-type="float" office:value="0.091863" calcext:value-type="float">
            <text:p>0,091863</text:p>
          </table:table-cell>
          <table:table-cell table:style-name="ce8" office:value-type="float" office:value="0.00647" calcext:value-type="float">
            <text:p>0,00647</text:p>
          </table:table-cell>
          <table:table-cell table:style-name="ce8" office:value-type="float" office:value="0.037192" calcext:value-type="float">
            <text:p>0,037192</text:p>
          </table:table-cell>
          <table:table-cell table:style-name="ce8" office:value-type="float" office:value="0.062691" calcext:value-type="float">
            <text:p>0,062691</text:p>
          </table:table-cell>
          <table:table-cell table:style-name="ce8" office:value-type="float" office:value="0.014528" calcext:value-type="float">
            <text:p>0,014528</text:p>
          </table:table-cell>
          <table:table-cell table:style-name="ce8" office:value-type="float" office:value="0.05507" calcext:value-type="float">
            <text:p>0,05507</text:p>
          </table:table-cell>
          <table:table-cell/>
          <table:table-cell table:style-name="ce8" office:value-type="float" office:value="0.013456" calcext:value-type="float">
            <text:p>0,013456</text:p>
          </table:table-cell>
          <table:table-cell table:number-columns-repeated="5"/>
          <table:table-cell table:style-name="ce8" office:value-type="float" office:value="0.28127" calcext:value-type="float">
            <text:p>0,2812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PUR</text:p>
          </table:table-cell>
          <table:table-cell table:style-name="ce7" office:value-type="float" office:value="0.170419" calcext:value-type="float">
            <text:p>0,170419</text:p>
          </table:table-cell>
          <table:table-cell office:value-type="float" office:value="0.012739" calcext:value-type="float">
            <text:p>0,012739</text:p>
          </table:table-cell>
          <table:table-cell table:style-name="ce7" office:value-type="float" office:value="0.077786" calcext:value-type="float">
            <text:p>0,077786</text:p>
          </table:table-cell>
          <table:table-cell table:style-name="ce7" office:value-type="float" office:value="0.084127" calcext:value-type="float">
            <text:p>0,084127</text:p>
          </table:table-cell>
          <table:table-cell table:style-name="ce7" office:value-type="float" office:value="0.026281" calcext:value-type="float">
            <text:p>0,026281</text:p>
          </table:table-cell>
          <table:table-cell table:style-name="ce7" office:value-type="float" office:value="0.0622" calcext:value-type="float">
            <text:p>0,0622</text:p>
          </table:table-cell>
          <table:table-cell/>
          <table:table-cell table:style-name="ce7" office:value-type="float" office:value="0.055422" calcext:value-type="float">
            <text:p>0,055422</text:p>
          </table:table-cell>
          <table:table-cell table:number-columns-repeated="5"/>
          <table:table-cell office:value-type="float" office:value="0.488974" calcext:value-type="float">
            <text:p>0,48897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PUR</text:p>
          </table:table-cell>
          <table:table-cell table:style-name="ce8" office:value-type="float" office:value="0.741811" calcext:value-type="float">
            <text:p>0,741811</text:p>
          </table:table-cell>
          <table:table-cell table:style-name="ce8" office:value-type="float" office:value="0.047096" calcext:value-type="float">
            <text:p>0,047096</text:p>
          </table:table-cell>
          <table:table-cell table:style-name="ce8" office:value-type="float" office:value="0.287874" calcext:value-type="float">
            <text:p>0,287874</text:p>
          </table:table-cell>
          <table:table-cell table:style-name="ce8" office:value-type="float" office:value="0.966411" calcext:value-type="float">
            <text:p>0,966411</text:p>
          </table:table-cell>
          <table:table-cell table:style-name="ce8" office:value-type="float" office:value="0.121109" calcext:value-type="float">
            <text:p>0,121109</text:p>
          </table:table-cell>
          <table:table-cell table:style-name="ce8" office:value-type="float" office:value="0.339823" calcext:value-type="float">
            <text:p>0,339823</text:p>
          </table:table-cell>
          <table:table-cell/>
          <table:table-cell table:style-name="ce8" office:value-type="float" office:value="0.142585" calcext:value-type="float">
            <text:p>0,142585</text:p>
          </table:table-cell>
          <table:table-cell table:number-columns-repeated="5"/>
          <table:table-cell table:style-name="ce8" office:value-type="float" office:value="2.646711" calcext:value-type="float">
            <text:p>2,64671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PUR</text:p>
          </table:table-cell>
          <table:table-cell table:style-name="ce7" office:value-type="float" office:value="0.252819" calcext:value-type="float">
            <text:p>0,252819</text:p>
          </table:table-cell>
          <table:table-cell office:value-type="float" office:value="0.016533" calcext:value-type="float">
            <text:p>0,016533</text:p>
          </table:table-cell>
          <table:table-cell table:style-name="ce7" office:value-type="float" office:value="0.098661" calcext:value-type="float">
            <text:p>0,098661</text:p>
          </table:table-cell>
          <table:table-cell table:style-name="ce7" office:value-type="float" office:value="0.331499" calcext:value-type="float">
            <text:p>0,331499</text:p>
          </table:table-cell>
          <table:table-cell table:style-name="ce7" office:value-type="float" office:value="0.042064" calcext:value-type="float">
            <text:p>0,042064</text:p>
          </table:table-cell>
          <table:table-cell table:style-name="ce7" office:value-type="float" office:value="0.120857" calcext:value-type="float">
            <text:p>0,120857</text:p>
          </table:table-cell>
          <table:table-cell/>
          <table:table-cell table:style-name="ce7" office:value-type="float" office:value="0.04994" calcext:value-type="float">
            <text:p>0,04994</text:p>
          </table:table-cell>
          <table:table-cell table:number-columns-repeated="5"/>
          <table:table-cell office:value-type="float" office:value="0.912373" calcext:value-type="float">
            <text:p>0,91237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PUR</text:p>
          </table:table-cell>
          <table:table-cell table:style-name="ce8" office:value-type="float" office:value="0.180421" calcext:value-type="float">
            <text:p>0,180421</text:p>
          </table:table-cell>
          <table:table-cell table:style-name="ce8" office:value-type="float" office:value="0.01217" calcext:value-type="float">
            <text:p>0,01217</text:p>
          </table:table-cell>
          <table:table-cell table:style-name="ce8" office:value-type="float" office:value="0.077247" calcext:value-type="float">
            <text:p>0,077247</text:p>
          </table:table-cell>
          <table:table-cell table:style-name="ce8" office:value-type="float" office:value="0.426474" calcext:value-type="float">
            <text:p>0,426474</text:p>
          </table:table-cell>
          <table:table-cell table:style-name="ce8" office:value-type="float" office:value="0.043168" calcext:value-type="float">
            <text:p>0,043168</text:p>
          </table:table-cell>
          <table:table-cell table:style-name="ce8" office:value-type="float" office:value="0.056285" calcext:value-type="float">
            <text:p>0,056285</text:p>
          </table:table-cell>
          <table:table-cell/>
          <table:table-cell table:style-name="ce8" office:value-type="float" office:value="0.000009" calcext:value-type="float">
            <text:p>0,000009</text:p>
          </table:table-cell>
          <table:table-cell table:number-columns-repeated="5"/>
          <table:table-cell table:style-name="ce8" office:value-type="float" office:value="0.795774" calcext:value-type="float">
            <text:p>0,79577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PUR</text:p>
          </table:table-cell>
          <table:table-cell table:style-name="ce7" office:value-type="float" office:value="0.013876" calcext:value-type="float">
            <text:p>0,013876</text:p>
          </table:table-cell>
          <table:table-cell office:value-type="float" office:value="0.001071" calcext:value-type="float">
            <text:p>0,001071</text:p>
          </table:table-cell>
          <table:table-cell table:style-name="ce7" office:value-type="float" office:value="0.006079" calcext:value-type="float">
            <text:p>0,006079</text:p>
          </table:table-cell>
          <table:table-cell table:style-name="ce7" office:value-type="float" office:value="0.152551" calcext:value-type="float">
            <text:p>0,152551</text:p>
          </table:table-cell>
          <table:table-cell table:style-name="ce7" office:value-type="float" office:value="0.001598" calcext:value-type="float">
            <text:p>0,001598</text:p>
          </table:table-cell>
          <table:table-cell table:style-name="ce7" office:value-type="float" office:value="0.049714" calcext:value-type="float">
            <text:p>0,049714</text:p>
          </table:table-cell>
          <table:table-cell/>
          <table:table-cell table:style-name="ce7" office:value-type="float" office:value="0.002925" calcext:value-type="float">
            <text:p>0,002925</text:p>
          </table:table-cell>
          <table:table-cell table:number-columns-repeated="5"/>
          <table:table-cell office:value-type="float" office:value="0.227815" calcext:value-type="float">
            <text:p>0,22781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PUR</text:p>
          </table:table-cell>
          <table:table-cell table:style-name="ce8" office:value-type="float" office:value="0.309989" calcext:value-type="float">
            <text:p>0,309989</text:p>
          </table:table-cell>
          <table:table-cell table:style-name="ce8" office:value-type="float" office:value="0.022041" calcext:value-type="float">
            <text:p>0,022041</text:p>
          </table:table-cell>
          <table:table-cell table:style-name="ce8" office:value-type="float" office:value="0.132428" calcext:value-type="float">
            <text:p>0,132428</text:p>
          </table:table-cell>
          <table:table-cell table:style-name="ce8" office:value-type="float" office:value="0.148135" calcext:value-type="float">
            <text:p>0,148135</text:p>
          </table:table-cell>
          <table:table-cell table:style-name="ce8" office:value-type="float" office:value="0.045539" calcext:value-type="float">
            <text:p>0,045539</text:p>
          </table:table-cell>
          <table:table-cell table:style-name="ce8" office:value-type="float" office:value="0.110203" calcext:value-type="float">
            <text:p>0,110203</text:p>
          </table:table-cell>
          <table:table-cell/>
          <table:table-cell table:style-name="ce8" office:value-type="float" office:value="0.095397" calcext:value-type="float">
            <text:p>0,095397</text:p>
          </table:table-cell>
          <table:table-cell table:number-columns-repeated="5"/>
          <table:table-cell table:style-name="ce8" office:value-type="float" office:value="0.863731" calcext:value-type="float">
            <text:p>0,86373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PUR</text:p>
          </table:table-cell>
          <table:table-cell table:style-name="ce7" office:value-type="float" office:value="0.025903" calcext:value-type="float">
            <text:p>0,025903</text:p>
          </table:table-cell>
          <table:table-cell office:value-type="float" office:value="0.001822" calcext:value-type="float">
            <text:p>0,001822</text:p>
          </table:table-cell>
          <table:table-cell table:style-name="ce7" office:value-type="float" office:value="0.012335" calcext:value-type="float">
            <text:p>0,012335</text:p>
          </table:table-cell>
          <table:table-cell table:style-name="ce7" office:value-type="float" office:value="0.036178" calcext:value-type="float">
            <text:p>0,036178</text:p>
          </table:table-cell>
          <table:table-cell table:style-name="ce7" office:value-type="float" office:value="0.006357" calcext:value-type="float">
            <text:p>0,006357</text:p>
          </table:table-cell>
          <table:table-cell table:style-name="ce7" office:value-type="float" office:value="0.057183" calcext:value-type="float">
            <text:p>0,057183</text:p>
          </table:table-cell>
          <table:table-cell/>
          <table:table-cell table:style-name="ce7" office:value-type="float" office:value="0.000004" calcext:value-type="float">
            <text:p>0,000004</text:p>
          </table:table-cell>
          <table:table-cell table:number-columns-repeated="5"/>
          <table:table-cell office:value-type="float" office:value="0.139781" calcext:value-type="float">
            <text:p>0,13978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PUR</text:p>
          </table:table-cell>
          <table:table-cell table:style-name="ce8" office:value-type="float" office:value="0.184561" calcext:value-type="float">
            <text:p>0,184561</text:p>
          </table:table-cell>
          <table:table-cell table:style-name="ce8" office:value-type="float" office:value="0.013648" calcext:value-type="float">
            <text:p>0,013648</text:p>
          </table:table-cell>
          <table:table-cell table:style-name="ce8" office:value-type="float" office:value="0.081763" calcext:value-type="float">
            <text:p>0,081763</text:p>
          </table:table-cell>
          <table:table-cell table:style-name="ce8" office:value-type="float" office:value="0.287393" calcext:value-type="float">
            <text:p>0,287393</text:p>
          </table:table-cell>
          <table:table-cell table:style-name="ce8" office:value-type="float" office:value="0.02072" calcext:value-type="float">
            <text:p>0,02072</text:p>
          </table:table-cell>
          <table:table-cell table:style-name="ce8" office:value-type="float" office:value="0.295212" calcext:value-type="float">
            <text:p>0,295212</text:p>
          </table:table-cell>
          <table:table-cell/>
          <table:table-cell table:style-name="ce8" office:value-type="float" office:value="0.000005" calcext:value-type="float">
            <text:p>0,000005</text:p>
          </table:table-cell>
          <table:table-cell table:number-columns-repeated="5"/>
          <table:table-cell table:style-name="ce8" office:value-type="float" office:value="0.883302" calcext:value-type="float">
            <text:p>0,88330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PUR</text:p>
          </table:table-cell>
          <table:table-cell table:style-name="ce7" office:value-type="float" office:value="0.243863" calcext:value-type="float">
            <text:p>0,243863</text:p>
          </table:table-cell>
          <table:table-cell office:value-type="float" office:value="0.017969" calcext:value-type="float">
            <text:p>0,017969</text:p>
          </table:table-cell>
          <table:table-cell table:style-name="ce7" office:value-type="float" office:value="0.097811" calcext:value-type="float">
            <text:p>0,097811</text:p>
          </table:table-cell>
          <table:table-cell table:style-name="ce7" office:value-type="float" office:value="0.270719" calcext:value-type="float">
            <text:p>0,270719</text:p>
          </table:table-cell>
          <table:table-cell table:style-name="ce7" office:value-type="float" office:value="0.028224" calcext:value-type="float">
            <text:p>0,028224</text:p>
          </table:table-cell>
          <table:table-cell table:style-name="ce7" office:value-type="float" office:value="0.14834" calcext:value-type="float">
            <text:p>0,14834</text:p>
          </table:table-cell>
          <table:table-cell/>
          <table:table-cell table:style-name="ce7" office:value-type="float" office:value="0.000004" calcext:value-type="float">
            <text:p>0,000004</text:p>
          </table:table-cell>
          <table:table-cell table:number-columns-repeated="5"/>
          <table:table-cell office:value-type="float" office:value="0.80693" calcext:value-type="float">
            <text:p>0,8069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PUR</text:p>
          </table:table-cell>
          <table:table-cell table:style-name="ce8" office:value-type="float" office:value="0.296135" calcext:value-type="float">
            <text:p>0,296135</text:p>
          </table:table-cell>
          <table:table-cell table:style-name="ce8" office:value-type="float" office:value="0.020776" calcext:value-type="float">
            <text:p>0,020776</text:p>
          </table:table-cell>
          <table:table-cell table:style-name="ce8" office:value-type="float" office:value="0.115158" calcext:value-type="float">
            <text:p>0,115158</text:p>
          </table:table-cell>
          <table:table-cell table:style-name="ce8" office:value-type="float" office:value="0.031023" calcext:value-type="float">
            <text:p>0,031023</text:p>
          </table:table-cell>
          <table:table-cell table:style-name="ce8" office:value-type="float" office:value="0.036717" calcext:value-type="float">
            <text:p>0,036717</text:p>
          </table:table-cell>
          <table:table-cell table:style-name="ce8" office:value-type="float" office:value="0.076646" calcext:value-type="float">
            <text:p>0,076646</text:p>
          </table:table-cell>
          <table:table-cell/>
          <table:table-cell table:style-name="ce8" office:value-type="float" office:value="0.000003" calcext:value-type="float">
            <text:p>0,000003</text:p>
          </table:table-cell>
          <table:table-cell table:number-columns-repeated="5"/>
          <table:table-cell table:style-name="ce8" office:value-type="float" office:value="0.576459" calcext:value-type="float">
            <text:p>0,576459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PUR</text:p>
          </table:table-cell>
          <table:table-cell table:style-name="ce7" office:value-type="float" office:value="0.333227" calcext:value-type="float">
            <text:p>0,333227</text:p>
          </table:table-cell>
          <table:table-cell office:value-type="float" office:value="0.022526" calcext:value-type="float">
            <text:p>0,022526</text:p>
          </table:table-cell>
          <table:table-cell table:style-name="ce7" office:value-type="float" office:value="0.12741" calcext:value-type="float">
            <text:p>0,12741</text:p>
          </table:table-cell>
          <table:table-cell table:style-name="ce7" office:value-type="float" office:value="0.385299" calcext:value-type="float">
            <text:p>0,385299</text:p>
          </table:table-cell>
          <table:table-cell table:style-name="ce7" office:value-type="float" office:value="0.071733" calcext:value-type="float">
            <text:p>0,071733</text:p>
          </table:table-cell>
          <table:table-cell table:style-name="ce7" office:value-type="float" office:value="0.508086" calcext:value-type="float">
            <text:p>0,508086</text:p>
          </table:table-cell>
          <table:table-cell/>
          <table:table-cell table:style-name="ce7" office:value-type="float" office:value="0.000016" calcext:value-type="float">
            <text:p>0,000016</text:p>
          </table:table-cell>
          <table:table-cell table:number-columns-repeated="5"/>
          <table:table-cell office:value-type="float" office:value="1.448296" calcext:value-type="float">
            <text:p>1,448296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PUR</text:p>
          </table:table-cell>
          <table:table-cell table:style-name="ce8" office:value-type="float" office:value="1.049452" calcext:value-type="float">
            <text:p>1,049452</text:p>
          </table:table-cell>
          <table:table-cell table:style-name="ce8" office:value-type="float" office:value="0.070673" calcext:value-type="float">
            <text:p>0,070673</text:p>
          </table:table-cell>
          <table:table-cell table:style-name="ce8" office:value-type="float" office:value="0.41888" calcext:value-type="float">
            <text:p>0,41888</text:p>
          </table:table-cell>
          <table:table-cell table:style-name="ce8" office:value-type="float" office:value="1.147081" calcext:value-type="float">
            <text:p>1,147081</text:p>
          </table:table-cell>
          <table:table-cell table:style-name="ce8" office:value-type="float" office:value="0.176706" calcext:value-type="float">
            <text:p>0,176706</text:p>
          </table:table-cell>
          <table:table-cell table:style-name="ce8" office:value-type="float" office:value="0.650631" calcext:value-type="float">
            <text:p>0,650631</text:p>
          </table:table-cell>
          <table:table-cell/>
          <table:table-cell table:style-name="ce8" office:value-type="float" office:value="0.183055" calcext:value-type="float">
            <text:p>0,183055</text:p>
          </table:table-cell>
          <table:table-cell table:number-columns-repeated="5"/>
          <table:table-cell table:style-name="ce8" office:value-type="float" office:value="3.696478" calcext:value-type="float">
            <text:p>3,69647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PUR</text:p>
          </table:table-cell>
          <table:table-cell table:style-name="ce7" office:value-type="float" office:value="0.265668" calcext:value-type="float">
            <text:p>0,265668</text:p>
          </table:table-cell>
          <table:table-cell office:value-type="float" office:value="0.01697" calcext:value-type="float">
            <text:p>0,01697</text:p>
          </table:table-cell>
          <table:table-cell table:style-name="ce7" office:value-type="float" office:value="0.122982" calcext:value-type="float">
            <text:p>0,122982</text:p>
          </table:table-cell>
          <table:table-cell table:style-name="ce7" office:value-type="float" office:value="0.292807" calcext:value-type="float">
            <text:p>0,292807</text:p>
          </table:table-cell>
          <table:table-cell table:style-name="ce7" office:value-type="float" office:value="0.058138" calcext:value-type="float">
            <text:p>0,058138</text:p>
          </table:table-cell>
          <table:table-cell table:style-name="ce7" office:value-type="float" office:value="0.251878" calcext:value-type="float">
            <text:p>0,251878</text:p>
          </table:table-cell>
          <table:table-cell/>
          <table:table-cell table:style-name="ce7" office:value-type="float" office:value="0.000005" calcext:value-type="float">
            <text:p>0,000005</text:p>
          </table:table-cell>
          <table:table-cell table:number-columns-repeated="5"/>
          <table:table-cell office:value-type="float" office:value="1.008448" calcext:value-type="float">
            <text:p>1,008448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office:value-type="string" calcext:value-type="string">
            <text:p>PVC</text:p>
          </table:table-cell>
          <table:table-cell table:style-name="ce7" office:value-type="float" office:value="1.306193" calcext:value-type="float">
            <text:p>1,306193</text:p>
          </table:table-cell>
          <table:table-cell office:value-type="float" office:value="0.763322" calcext:value-type="float">
            <text:p>0,763322</text:p>
          </table:table-cell>
          <table:table-cell table:style-name="ce7" office:value-type="float" office:value="0.473395" calcext:value-type="float">
            <text:p>0,473395</text:p>
          </table:table-cell>
          <table:table-cell table:style-name="ce7" office:value-type="float" office:value="4.724195" calcext:value-type="float">
            <text:p>4,724195</text:p>
          </table:table-cell>
          <table:table-cell table:style-name="ce7" office:value-type="float" office:value="0.280166" calcext:value-type="float">
            <text:p>0,280166</text:p>
          </table:table-cell>
          <table:table-cell table:style-name="ce7" office:value-type="float" office:value="0.27085" calcext:value-type="float">
            <text:p>0,27085</text:p>
          </table:table-cell>
          <table:table-cell table:number-columns-repeated="7"/>
          <table:table-cell office:value-type="float" office:value="7.818122" calcext:value-type="float">
            <text:p>7,818122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office:value-type="string" calcext:value-type="string">
            <text:p>PVC</text:p>
          </table:table-cell>
          <table:table-cell table:style-name="ce8" office:value-type="float" office:value="0.112473" calcext:value-type="float">
            <text:p>0,112473</text:p>
          </table:table-cell>
          <table:table-cell table:style-name="ce8" office:value-type="float" office:value="0.069813" calcext:value-type="float">
            <text:p>0,069813</text:p>
          </table:table-cell>
          <table:table-cell table:style-name="ce8" office:value-type="float" office:value="0.041753" calcext:value-type="float">
            <text:p>0,041753</text:p>
          </table:table-cell>
          <table:table-cell table:style-name="ce8" office:value-type="float" office:value="0.430336" calcext:value-type="float">
            <text:p>0,430336</text:p>
          </table:table-cell>
          <table:table-cell table:style-name="ce8" office:value-type="float" office:value="0.023609" calcext:value-type="float">
            <text:p>0,023609</text:p>
          </table:table-cell>
          <table:table-cell table:style-name="ce8" office:value-type="float" office:value="0.023455" calcext:value-type="float">
            <text:p>0,023455</text:p>
          </table:table-cell>
          <table:table-cell table:number-columns-repeated="7"/>
          <table:table-cell table:style-name="ce8" office:value-type="float" office:value="0.70144" calcext:value-type="float">
            <text:p>0,7014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office:value-type="string" calcext:value-type="string">
            <text:p>PVC</text:p>
          </table:table-cell>
          <table:table-cell table:style-name="ce7" office:value-type="float" office:value="0.208997" calcext:value-type="float">
            <text:p>0,208997</text:p>
          </table:table-cell>
          <table:table-cell office:value-type="float" office:value="0.13745" calcext:value-type="float">
            <text:p>0,13745</text:p>
          </table:table-cell>
          <table:table-cell table:style-name="ce7" office:value-type="float" office:value="0.087308" calcext:value-type="float">
            <text:p>0,087308</text:p>
          </table:table-cell>
          <table:table-cell table:style-name="ce7" office:value-type="float" office:value="0.575078" calcext:value-type="float">
            <text:p>0,575078</text:p>
          </table:table-cell>
          <table:table-cell table:style-name="ce7" office:value-type="float" office:value="0.042653" calcext:value-type="float">
            <text:p>0,042653</text:p>
          </table:table-cell>
          <table:table-cell table:style-name="ce7" office:value-type="float" office:value="0.026492" calcext:value-type="float">
            <text:p>0,026492</text:p>
          </table:table-cell>
          <table:table-cell table:number-columns-repeated="7"/>
          <table:table-cell office:value-type="float" office:value="1.077979" calcext:value-type="float">
            <text:p>1,07797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office:value-type="string" calcext:value-type="string">
            <text:p>PVC</text:p>
          </table:table-cell>
          <table:table-cell table:style-name="ce8" office:value-type="float" office:value="0.996187" calcext:value-type="float">
            <text:p>0,996187</text:p>
          </table:table-cell>
          <table:table-cell table:style-name="ce8" office:value-type="float" office:value="0.508173" calcext:value-type="float">
            <text:p>0,508173</text:p>
          </table:table-cell>
          <table:table-cell table:style-name="ce8" office:value-type="float" office:value="0.322964" calcext:value-type="float">
            <text:p>0,322964</text:p>
          </table:table-cell>
          <table:table-cell table:style-name="ce8" office:value-type="float" office:value="6.928445" calcext:value-type="float">
            <text:p>6,928445</text:p>
          </table:table-cell>
          <table:table-cell table:style-name="ce8" office:value-type="float" office:value="0.198718" calcext:value-type="float">
            <text:p>0,198718</text:p>
          </table:table-cell>
          <table:table-cell table:style-name="ce8" office:value-type="float" office:value="0.144739" calcext:value-type="float">
            <text:p>0,144739</text:p>
          </table:table-cell>
          <table:table-cell table:number-columns-repeated="7"/>
          <table:table-cell table:style-name="ce8" office:value-type="float" office:value="9.099226" calcext:value-type="float">
            <text:p>9,099226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office:value-type="string" calcext:value-type="string">
            <text:p>PVC</text:p>
          </table:table-cell>
          <table:table-cell table:style-name="ce7" office:value-type="float" office:value="0.314695" calcext:value-type="float">
            <text:p>0,314695</text:p>
          </table:table-cell>
          <table:table-cell office:value-type="float" office:value="0.178391" calcext:value-type="float">
            <text:p>0,178391</text:p>
          </table:table-cell>
          <table:table-cell table:style-name="ce7" office:value-type="float" office:value="0.110761" calcext:value-type="float">
            <text:p>0,110761</text:p>
          </table:table-cell>
          <table:table-cell table:style-name="ce7" office:value-type="float" office:value="2.26173" calcext:value-type="float">
            <text:p>2,26173</text:p>
          </table:table-cell>
          <table:table-cell table:style-name="ce7" office:value-type="float" office:value="0.068539" calcext:value-type="float">
            <text:p>0,068539</text:p>
          </table:table-cell>
          <table:table-cell table:style-name="ce7" office:value-type="float" office:value="0.051476" calcext:value-type="float">
            <text:p>0,051476</text:p>
          </table:table-cell>
          <table:table-cell table:number-columns-repeated="7"/>
          <table:table-cell office:value-type="float" office:value="2.985592" calcext:value-type="float">
            <text:p>2,985592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office:value-type="string" calcext:value-type="string">
            <text:p>PVC</text:p>
          </table:table-cell>
          <table:table-cell table:style-name="ce8" office:value-type="float" office:value="0.227791" calcext:value-type="float">
            <text:p>0,227791</text:p>
          </table:table-cell>
          <table:table-cell table:style-name="ce8" office:value-type="float" office:value="0.131318" calcext:value-type="float">
            <text:p>0,131318</text:p>
          </table:table-cell>
          <table:table-cell table:style-name="ce8" office:value-type="float" office:value="0.086697" calcext:value-type="float">
            <text:p>0,086697</text:p>
          </table:table-cell>
          <table:table-cell table:style-name="ce8" office:value-type="float" office:value="2.87036" calcext:value-type="float">
            <text:p>2,87036</text:p>
          </table:table-cell>
          <table:table-cell table:style-name="ce8" office:value-type="float" office:value="0.070555" calcext:value-type="float">
            <text:p>0,070555</text:p>
          </table:table-cell>
          <table:table-cell table:style-name="ce8" office:value-type="float" office:value="0.023973" calcext:value-type="float">
            <text:p>0,023973</text:p>
          </table:table-cell>
          <table:table-cell table:number-columns-repeated="7"/>
          <table:table-cell table:style-name="ce8" office:value-type="float" office:value="3.410693" calcext:value-type="float">
            <text:p>3,41069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office:value-type="string" calcext:value-type="string">
            <text:p>PVC</text:p>
          </table:table-cell>
          <table:table-cell table:style-name="ce7" office:value-type="float" office:value="0.016339" calcext:value-type="float">
            <text:p>0,016339</text:p>
          </table:table-cell>
          <table:table-cell office:value-type="float" office:value="0.011554" calcext:value-type="float">
            <text:p>0,011554</text:p>
          </table:table-cell>
          <table:table-cell table:style-name="ce7" office:value-type="float" office:value="0.006818" calcext:value-type="float">
            <text:p>0,006818</text:p>
          </table:table-cell>
          <table:table-cell table:style-name="ce7" office:value-type="float" office:value="0.988439" calcext:value-type="float">
            <text:p>0,988439</text:p>
          </table:table-cell>
          <table:table-cell table:style-name="ce7" office:value-type="float" office:value="0.002588" calcext:value-type="float">
            <text:p>0,002588</text:p>
          </table:table-cell>
          <table:table-cell table:style-name="ce7" office:value-type="float" office:value="0.021174" calcext:value-type="float">
            <text:p>0,021174</text:p>
          </table:table-cell>
          <table:table-cell table:number-columns-repeated="7"/>
          <table:table-cell office:value-type="float" office:value="1.046912" calcext:value-type="float">
            <text:p>1,04691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office:value-type="string" calcext:value-type="string">
            <text:p>PVC</text:p>
          </table:table-cell>
          <table:table-cell table:style-name="ce8" office:value-type="float" office:value="0.385514" calcext:value-type="float">
            <text:p>0,385514</text:p>
          </table:table-cell>
          <table:table-cell table:style-name="ce8" office:value-type="float" office:value="0.237829" calcext:value-type="float">
            <text:p>0,237829</text:p>
          </table:table-cell>
          <table:table-cell table:style-name="ce8" office:value-type="float" office:value="0.148611" calcext:value-type="float">
            <text:p>0,148611</text:p>
          </table:table-cell>
          <table:table-cell table:style-name="ce8" office:value-type="float" office:value="0.978694" calcext:value-type="float">
            <text:p>0,978694</text:p>
          </table:table-cell>
          <table:table-cell table:style-name="ce8" office:value-type="float" office:value="0.073725" calcext:value-type="float">
            <text:p>0,073725</text:p>
          </table:table-cell>
          <table:table-cell table:style-name="ce8" office:value-type="float" office:value="0.046938" calcext:value-type="float">
            <text:p>0,046938</text:p>
          </table:table-cell>
          <table:table-cell table:number-columns-repeated="7"/>
          <table:table-cell table:style-name="ce8" office:value-type="float" office:value="1.871312" calcext:value-type="float">
            <text:p>1,871312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office:value-type="string" calcext:value-type="string">
            <text:p>PVC</text:p>
          </table:table-cell>
          <table:table-cell table:style-name="ce7" office:value-type="float" office:value="0.032116" calcext:value-type="float">
            <text:p>0,032116</text:p>
          </table:table-cell>
          <table:table-cell office:value-type="float" office:value="0.019656" calcext:value-type="float">
            <text:p>0,019656</text:p>
          </table:table-cell>
          <table:table-cell table:style-name="ce7" office:value-type="float" office:value="0.013842" calcext:value-type="float">
            <text:p>0,013842</text:p>
          </table:table-cell>
          <table:table-cell table:style-name="ce7" office:value-type="float" office:value="0.247126" calcext:value-type="float">
            <text:p>0,247126</text:p>
          </table:table-cell>
          <table:table-cell table:style-name="ce7" office:value-type="float" office:value="0.010327" calcext:value-type="float">
            <text:p>0,010327</text:p>
          </table:table-cell>
          <table:table-cell table:style-name="ce7" office:value-type="float" office:value="0.024355" calcext:value-type="float">
            <text:p>0,024355</text:p>
          </table:table-cell>
          <table:table-cell table:number-columns-repeated="7"/>
          <table:table-cell office:value-type="float" office:value="0.347423" calcext:value-type="float">
            <text:p>0,34742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office:value-type="string" calcext:value-type="string">
            <text:p>PVC</text:p>
          </table:table-cell>
          <table:table-cell table:style-name="ce8" office:value-type="float" office:value="0.208613" calcext:value-type="float">
            <text:p>0,208613</text:p>
          </table:table-cell>
          <table:table-cell table:style-name="ce8" office:value-type="float" office:value="0.147267" calcext:value-type="float">
            <text:p>0,147267</text:p>
          </table:table-cell>
          <table:table-cell table:style-name="ce8" office:value-type="float" office:value="0.091802" calcext:value-type="float">
            <text:p>0,091802</text:p>
          </table:table-cell>
          <table:table-cell table:style-name="ce8" office:value-type="float" office:value="1.893865" calcext:value-type="float">
            <text:p>1,893865</text:p>
          </table:table-cell>
          <table:table-cell table:style-name="ce8" office:value-type="float" office:value="0.033561" calcext:value-type="float">
            <text:p>0,033561</text:p>
          </table:table-cell>
          <table:table-cell table:style-name="ce8" office:value-type="float" office:value="0.125738" calcext:value-type="float">
            <text:p>0,125738</text:p>
          </table:table-cell>
          <table:table-cell table:number-columns-repeated="7"/>
          <table:table-cell table:style-name="ce8" office:value-type="float" office:value="2.500845" calcext:value-type="float">
            <text:p>2,50084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office:value-type="string" calcext:value-type="string">
            <text:p>PVC</text:p>
          </table:table-cell>
          <table:table-cell table:style-name="ce7" office:value-type="float" office:value="0.276722" calcext:value-type="float">
            <text:p>0,276722</text:p>
          </table:table-cell>
          <table:table-cell office:value-type="float" office:value="0.193886" calcext:value-type="float">
            <text:p>0,193886</text:p>
          </table:table-cell>
          <table:table-cell table:style-name="ce7" office:value-type="float" office:value="0.109841" calcext:value-type="float">
            <text:p>0,109841</text:p>
          </table:table-cell>
          <table:table-cell table:style-name="ce7" office:value-type="float" office:value="1.795908" calcext:value-type="float">
            <text:p>1,795908</text:p>
          </table:table-cell>
          <table:table-cell table:style-name="ce7" office:value-type="float" office:value="0.045705" calcext:value-type="float">
            <text:p>0,045705</text:p>
          </table:table-cell>
          <table:table-cell table:style-name="ce7" office:value-type="float" office:value="0.063182" calcext:value-type="float">
            <text:p>0,063182</text:p>
          </table:table-cell>
          <table:table-cell table:number-columns-repeated="7"/>
          <table:table-cell office:value-type="float" office:value="2.485244" calcext:value-type="float">
            <text:p>2,485244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office:value-type="string" calcext:value-type="string">
            <text:p>PVC</text:p>
          </table:table-cell>
          <table:table-cell table:style-name="ce8" office:value-type="float" office:value="0.349708" calcext:value-type="float">
            <text:p>0,349708</text:p>
          </table:table-cell>
          <table:table-cell table:style-name="ce8" office:value-type="float" office:value="0.224179" calcext:value-type="float">
            <text:p>0,224179</text:p>
          </table:table-cell>
          <table:table-cell table:style-name="ce8" office:value-type="float" office:value="0.129321" calcext:value-type="float">
            <text:p>0,129321</text:p>
          </table:table-cell>
          <table:table-cell table:style-name="ce8" office:value-type="float" office:value="0.20819" calcext:value-type="float">
            <text:p>0,20819</text:p>
          </table:table-cell>
          <table:table-cell table:style-name="ce8" office:value-type="float" office:value="0.059437" calcext:value-type="float">
            <text:p>0,059437</text:p>
          </table:table-cell>
          <table:table-cell table:style-name="ce8" office:value-type="float" office:value="0.032645" calcext:value-type="float">
            <text:p>0,032645</text:p>
          </table:table-cell>
          <table:table-cell table:number-columns-repeated="7"/>
          <table:table-cell table:style-name="ce8" office:value-type="float" office:value="1.00348" calcext:value-type="float">
            <text:p>1,0034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office:value-type="string" calcext:value-type="string">
            <text:p>PVC</text:p>
          </table:table-cell>
          <table:table-cell table:style-name="ce7" office:value-type="float" office:value="0.414585" calcext:value-type="float">
            <text:p>0,414585</text:p>
          </table:table-cell>
          <table:table-cell office:value-type="float" office:value="0.24306" calcext:value-type="float">
            <text:p>0,24306</text:p>
          </table:table-cell>
          <table:table-cell table:style-name="ce7" office:value-type="float" office:value="0.142987" calcext:value-type="float">
            <text:p>0,142987</text:p>
          </table:table-cell>
          <table:table-cell table:style-name="ce7" office:value-type="float" office:value="2.508056" calcext:value-type="float">
            <text:p>2,508056</text:p>
          </table:table-cell>
          <table:table-cell table:style-name="ce7" office:value-type="float" office:value="0.116265" calcext:value-type="float">
            <text:p>0,116265</text:p>
          </table:table-cell>
          <table:table-cell table:style-name="ce7" office:value-type="float" office:value="0.216406" calcext:value-type="float">
            <text:p>0,216406</text:p>
          </table:table-cell>
          <table:table-cell table:number-columns-repeated="7"/>
          <table:table-cell office:value-type="float" office:value="3.641358" calcext:value-type="float">
            <text:p>3,64135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office:value-type="string" calcext:value-type="string">
            <text:p>PVC</text:p>
          </table:table-cell>
          <table:table-cell table:style-name="ce8" office:value-type="float" office:value="1.347723" calcext:value-type="float">
            <text:p>1,347723</text:p>
          </table:table-cell>
          <table:table-cell table:style-name="ce8" office:value-type="float" office:value="0.762566" calcext:value-type="float">
            <text:p>0,762566</text:p>
          </table:table-cell>
          <table:table-cell table:style-name="ce8" office:value-type="float" office:value="0.469942" calcext:value-type="float">
            <text:p>0,469942</text:p>
          </table:table-cell>
          <table:table-cell table:style-name="ce8" office:value-type="float" office:value="7.500648" calcext:value-type="float">
            <text:p>7,500648</text:p>
          </table:table-cell>
          <table:table-cell table:style-name="ce8" office:value-type="float" office:value="0.28689" calcext:value-type="float">
            <text:p>0,28689</text:p>
          </table:table-cell>
          <table:table-cell table:style-name="ce8" office:value-type="float" office:value="0.277119" calcext:value-type="float">
            <text:p>0,277119</text:p>
          </table:table-cell>
          <table:table-cell table:number-columns-repeated="7"/>
          <table:table-cell table:style-name="ce8" office:value-type="float" office:value="10.644888" calcext:value-type="float">
            <text:p>10,644888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office:value-type="string" calcext:value-type="string">
            <text:p>PVC</text:p>
          </table:table-cell>
          <table:table-cell table:style-name="ce7" office:value-type="float" office:value="0.334774" calcext:value-type="float">
            <text:p>0,334774</text:p>
          </table:table-cell>
          <table:table-cell office:value-type="float" office:value="0.18311" calcext:value-type="float">
            <text:p>0,18311</text:p>
          </table:table-cell>
          <table:table-cell table:style-name="ce7" office:value-type="float" office:value="0.137946" calcext:value-type="float">
            <text:p>0,137946</text:p>
          </table:table-cell>
          <table:table-cell table:style-name="ce7" office:value-type="float" office:value="1.900079" calcext:value-type="float">
            <text:p>1,900079</text:p>
          </table:table-cell>
          <table:table-cell table:style-name="ce7" office:value-type="float" office:value="0.09411" calcext:value-type="float">
            <text:p>0,09411</text:p>
          </table:table-cell>
          <table:table-cell table:style-name="ce7" office:value-type="float" office:value="0.107281" calcext:value-type="float">
            <text:p>0,107281</text:p>
          </table:table-cell>
          <table:table-cell table:number-columns-repeated="7"/>
          <table:table-cell office:value-type="float" office:value="2.7573" calcext:value-type="float">
            <text:p>2,7573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United States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style-name="ce7" office:value-type="float" office:value="0.108632" calcext:value-type="float">
            <text:p>0,108632</text:p>
          </table:table-cell>
          <table:table-cell office:value-type="float" office:value="0.108632" calcext:value-type="float">
            <text:p>0,108632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Canad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number-columns-repeated="2" table:style-name="ce8" office:value-type="float" office:value="0.009707" calcext:value-type="float">
            <text:p>0,009707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America</text:p>
          </table:table-cell>
          <table:table-cell office:value-type="string" calcext:value-type="string">
            <text:p><text:s text:c="4"/>Other OECD Americ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style-name="ce7" office:value-type="float" office:value="0.026081" calcext:value-type="float">
            <text:p>0,026081</text:p>
          </table:table-cell>
          <table:table-cell office:value-type="float" office:value="0.026081" calcext:value-type="float">
            <text:p>0,02608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EU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number-columns-repeated="2" table:style-name="ce8" office:value-type="float" office:value="0.089058" calcext:value-type="float">
            <text:p>0,089058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Europe</text:p>
          </table:table-cell>
          <table:table-cell office:value-type="string" calcext:value-type="string">
            <text:p><text:s text:c="4"/>OECD Non-EU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style-name="ce7" office:value-type="float" office:value="0.030659" calcext:value-type="float">
            <text:p>0,030659</text:p>
          </table:table-cell>
          <table:table-cell office:value-type="float" office:value="0.030659" calcext:value-type="float">
            <text:p>0,030659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Asi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number-columns-repeated="2" table:style-name="ce8" office:value-type="float" office:value="0.037835" calcext:value-type="float">
            <text:p>0,037835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office:value-type="string" calcext:value-type="string">
            <text:p><text:s text:c="2"/>OECD Pacific</text:p>
          </table:table-cell>
          <table:table-cell office:value-type="string" calcext:value-type="string">
            <text:p><text:s text:c="4"/>OECD Oceani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style-name="ce7" office:value-type="float" office:value="0.002053" calcext:value-type="float">
            <text:p>0,002053</text:p>
          </table:table-cell>
          <table:table-cell office:value-type="float" office:value="0.002053" calcext:value-type="float">
            <text:p>0,002053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merica</text:p>
          </table:table-cell>
          <table:table-cell office:value-type="string" calcext:value-type="string">
            <text:p><text:s text:c="4"/>Latin Americ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number-columns-repeated="2" table:style-name="ce8" office:value-type="float" office:value="0.044261" calcext:value-type="float">
            <text:p>0,04426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style-name="ce7" office:value-type="float" office:value="0.004471" calcext:value-type="float">
            <text:p>0,004471</text:p>
          </table:table-cell>
          <table:table-cell office:value-type="float" office:value="0.004471" calcext:value-type="float">
            <text:p>0,00447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Eurasia</text:p>
          </table:table-cell>
          <table:table-cell office:value-type="string" calcext:value-type="string">
            <text:p><text:s text:c="4"/>Other Eurasi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number-columns-repeated="2" table:style-name="ce8" office:value-type="float" office:value="0.034167" calcext:value-type="float">
            <text:p>0,034167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Middle East &amp; North Afric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style-name="ce7" office:value-type="float" office:value="0.043455" calcext:value-type="float">
            <text:p>0,043455</text:p>
          </table:table-cell>
          <table:table-cell office:value-type="float" office:value="0.043455" calcext:value-type="float">
            <text:p>0,043455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Middle East &amp; Africa</text:p>
          </table:table-cell>
          <table:table-cell office:value-type="string" calcext:value-type="string">
            <text:p><text:s text:c="4"/>Other Afric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number-columns-repeated="2" table:style-name="ce8" office:value-type="float" office:value="0.03899" calcext:value-type="float">
            <text:p>0,03899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Other non-OECD Asi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style-name="ce7" office:value-type="float" office:value="0.043771" calcext:value-type="float">
            <text:p>0,043771</text:p>
          </table:table-cell>
          <table:table-cell office:value-type="float" office:value="0.043771" calcext:value-type="float">
            <text:p>0,043771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Chin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number-columns-repeated="2" table:style-name="ce8" office:value-type="float" office:value="0.123329" calcext:value-type="float">
            <text:p>0,123329</text:p>
          </table:table-cell>
        </table:table-row>
        <table:table-row table:style-name="ro1">
          <table:table-cell office:value-type="string" calcext:value-type="string">
            <text:p>Non-OECD</text:p>
          </table:table-cell>
          <table:table-cell office:value-type="string" calcext:value-type="string">
            <text:p><text:s text:c="2"/>Other Asia</text:p>
          </table:table-cell>
          <table:table-cell office:value-type="string" calcext:value-type="string">
            <text:p><text:s text:c="4"/>India</text:p>
          </table:table-cell>
          <table:table-cell table:style-name="ce5" office:value-type="string" calcext:value-type="string">
            <text:p>Road marking coatings</text:p>
          </table:table-cell>
          <table:table-cell/>
          <table:table-cell table:style-name="Default"/>
          <table:table-cell table:number-columns-repeated="10"/>
          <table:table-cell table:style-name="ce7" office:value-type="float" office:value="0.045302" calcext:value-type="float">
            <text:p>0,045302</text:p>
          </table:table-cell>
          <table:table-cell office:value-type="float" office:value="0.045302" calcext:value-type="float">
            <text:p>0,045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17:31:42.658720983</dc:date>
    <meta:editing-duration>PT41M26S</meta:editing-duration>
    <meta:editing-cycles>10</meta:editing-cycles>
    <meta:generator>LibreOffice/7.5.3.2$Linux_X86_64 LibreOffice_project/50$Build-2</meta:generator>
    <meta:document-statistic meta:table-count="1" meta:cell-count="2054" meta:object-count="0"/>
  </office:meta>
</office:document-meta>
</file>